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4"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4"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6666ff"/>
    </style:style>
    <style:style style:name="P29"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1" style:family="paragraph" style:parent-style-name="Text_20_body">
      <style:paragraph-properties fo:margin-left="0in" fo:margin-right="0in" fo:text-align="justify" style:justify-single-word="false" fo:text-indent="0.1965in" style:auto-text-indent="false"/>
      <style:text-properties fo:color="#800000"/>
    </style:style>
    <style:style style:name="P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3"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background-color="transparent" style:font-style-asian="normal" style:font-style-complex="normal"/>
    </style:style>
    <style:style style:name="P39"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40"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in" fo:margin-right="0in" fo:text-align="justify" style:justify-single-word="false" fo:text-indent="0.1965in" style:auto-text-indent="false"/>
      <style:text-properties fo:color="#800000" fo:language="ru" fo:country="RU" fo:font-style="italic" style:font-style-asian="italic" style:font-style-complex="italic"/>
    </style:style>
    <style:style style:name="P42"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3"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9"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5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fo:font-weight="normal" style:font-style-asian="normal" style:font-weight-asian="normal" style:font-style-complex="normal" style:font-weight-complex="normal"/>
    </style:style>
    <style:style style:name="P5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0f2c14" fo:background-color="transparent" style:font-style-asian="normal" style:font-weight-asian="normal" style:font-style-complex="normal" style:font-weight-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6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2"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74"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75"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76" style:family="paragraph" style:parent-style-name="Text_20_body">
      <style:paragraph-properties fo:margin-left="0in" fo:margin-right="0in" fo:text-align="justify" style:justify-single-word="false" fo:text-indent="0.1965in" style:auto-text-indent="false"/>
      <style:text-properties fo:color="#0000ff"/>
    </style:style>
    <style:style style:name="P77"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78"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7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80"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81"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82"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83"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84"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8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8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8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8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8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9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91"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9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9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9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9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96"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7"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98"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99" style:family="paragraph" style:parent-style-name="Text_20_body">
      <style:paragraph-properties fo:text-align="justify" style:justify-single-word="false"/>
    </style:style>
    <style:style style:name="P100"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01" style:family="paragraph" style:parent-style-name="Text_20_body">
      <style:text-properties fo:language="ru" fo:country="RU"/>
    </style:style>
    <style:style style:name="P102" style:family="paragraph" style:parent-style-name="Text_20_body">
      <loext:graphic-properties draw:fill="solid" draw:fill-color="#eeeeee" draw:opacity="100%"/>
      <style:paragraph-properties fo:background-color="#eeeeee"/>
      <style:text-properties fo:language="ru" fo:country="RU"/>
    </style:style>
    <style:style style:name="P103"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104" style:family="paragraph" style:parent-style-name="Text_20_body">
      <style:text-properties fo:language="en" fo:country="US"/>
    </style:style>
    <style:style style:name="P105" style:family="paragraph" style:parent-style-name="Text_20_body">
      <loext:graphic-properties draw:fill="solid" draw:fill-color="#eeeeee" draw:opacity="100%"/>
      <style:paragraph-properties fo:background-color="#eeeeee"/>
    </style:style>
    <style:style style:name="P106" style:family="paragraph" style:parent-style-name="First_20_line_20_indent">
      <loext:graphic-properties draw:fill="solid" draw:fill-color="#eeeeee" draw:opacity="100%"/>
      <style:paragraph-properties fo:background-color="#eeeeee"/>
      <style:text-properties fo:language="ru" fo:country="RU"/>
    </style:style>
    <style:style style:name="P107"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108" style:family="paragraph" style:parent-style-name="Text_20_body">
      <style:paragraph-properties fo:margin-left="0in" fo:margin-right="0in" fo:text-align="justify" style:justify-single-word="false" fo:text-indent="0in" style:auto-text-indent="false"/>
    </style:style>
    <style:style style:name="P109" style:family="paragraph" style:parent-style-name="Text_20_body">
      <style:paragraph-properties fo:margin-left="0in" fo:margin-right="0in" fo:text-align="justify" style:justify-single-word="false" fo:text-indent="0in" style:auto-text-indent="false"/>
      <style:text-properties fo:color="#800000"/>
    </style:style>
    <style:style style:name="P110"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11" style:family="paragraph" style:parent-style-name="Text_20_body">
      <style:paragraph-properties fo:margin-left="0in" fo:margin-right="0in" fo:text-align="center" style:justify-single-word="false" fo:text-indent="0in" style:auto-text-indent="false"/>
    </style:style>
    <style:style style:name="P112"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13"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14"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1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16"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1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1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1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2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21"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22" style:family="paragraph" style:parent-style-name="Footnote">
      <style:paragraph-properties fo:margin-left="0in" fo:margin-right="0in" fo:text-indent="0in" style:auto-text-indent="false"/>
      <style:text-properties fo:language="en" fo:country="US"/>
    </style:style>
    <style:style style:name="P123" style:family="paragraph" style:parent-style-name="Footnote">
      <style:text-properties fo:language="en" fo:country="US"/>
    </style:style>
    <style:style style:name="P124" style:family="paragraph" style:parent-style-name="Footnote">
      <style:text-properties fo:language="ru" fo:country="RU"/>
    </style:style>
    <style:style style:name="P125" style:family="paragraph" style:parent-style-name="Footnote">
      <style:text-properties style:use-window-font-color="true" fo:language="ru" fo:country="RU"/>
    </style:style>
    <style:style style:name="P12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2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2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2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3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3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3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33"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34" style:family="paragraph" style:parent-style-name="Standard">
      <style:text-properties fo:font-style="italic" style:font-style-asian="italic" style:font-style-complex="italic"/>
    </style:style>
    <style:style style:name="P135" style:family="paragraph" style:parent-style-name="Text_20_body" style:list-style-name="L1">
      <style:paragraph-properties fo:text-align="justify" style:justify-single-word="false"/>
    </style:style>
    <style:style style:name="P136" style:family="paragraph" style:parent-style-name="Text_20_body" style:list-style-name="L1">
      <style:paragraph-properties fo:text-align="justify" style:justify-single-word="false"/>
      <style:text-properties fo:language="ru" fo:country="RU"/>
    </style:style>
    <style:style style:name="P137" style:family="paragraph" style:parent-style-name="Text_20_body" style:list-style-name="L2">
      <style:paragraph-properties fo:text-align="justify" style:justify-single-word="false"/>
      <style:text-properties fo:language="ru" fo:country="RU"/>
    </style:style>
    <style:style style:name="P138"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39" style:family="paragraph" style:parent-style-name="Text_20_body" style:list-style-name="L3">
      <style:text-properties fo:language="ru" fo:country="RU"/>
    </style:style>
    <style:style style:name="P140" style:family="paragraph" style:parent-style-name="Text_20_body" style:list-style-name="L3">
      <style:text-properties fo:language="ru" fo:country="RU" fo:background-color="#ffff00"/>
    </style:style>
    <style:style style:name="P141"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4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4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144e64" fo:background-color="transparent" style:font-style-asian="normal" style:font-weight-asian="normal" style:font-style-complex="normal" style:font-weight-complex="normal"/>
    </style:style>
    <style:style style:name="P14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0f2c14" officeooo:paragraph-rsid="000f2c14" fo:background-color="transparent" style:font-style-asian="normal" style:font-weight-asian="normal" style:font-style-complex="normal" style:font-weight-complex="normal"/>
    </style:style>
    <style:style style:name="P14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44e64" officeooo:paragraph-rsid="00144e64" fo:background-color="transparent" style:font-style-asian="normal" style:font-weight-asian="normal" style:font-style-complex="normal" style:font-weight-complex="normal"/>
    </style:style>
    <style:style style:name="P14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44e64" officeooo:paragraph-rsid="0015fbbf" fo:background-color="transparent" style:font-style-asian="normal" style:font-weight-asian="normal" style:font-style-complex="normal" style:font-weight-complex="normal"/>
    </style:style>
    <style:style style:name="P14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88d75" officeooo:paragraph-rsid="00188d75" fo:background-color="transparent" style:font-style-asian="normal" style:font-weight-asian="normal" style:font-style-complex="normal" style:font-weight-complex="normal"/>
    </style:style>
    <style:style style:name="P148"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49"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50"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51"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52"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53" style:family="paragraph" style:parent-style-name="Standard">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54" style:family="paragraph" style:parent-style-name="Heading_20_1">
      <loext:graphic-properties draw:fill="solid" draw:fill-color="#eeeeee" draw:opacity="100%"/>
      <style:paragraph-properties fo:background-color="#eeeeee"/>
    </style:style>
    <style:style style:name="P155" style:family="paragraph" style:parent-style-name="Heading_20_1">
      <style:paragraph-properties fo:margin-left="0in" fo:margin-right="0in" fo:text-align="center" style:justify-single-word="false" fo:text-indent="0.1965in" style:auto-text-indent="false"/>
    </style:style>
    <style:style style:name="P156" style:family="paragraph" style:parent-style-name="Heading_20_2">
      <style:text-properties fo:language="en" fo:country="US"/>
    </style:style>
    <style:style style:name="P157" style:family="paragraph" style:parent-style-name="Heading_20_2">
      <style:text-properties fo:language="ru" fo:country="RU"/>
    </style:style>
    <style:style style:name="P158" style:family="paragraph" style:parent-style-name="Heading_20_2">
      <loext:graphic-properties draw:fill="solid" draw:fill-color="#eeeeee" draw:opacity="100%"/>
      <style:paragraph-properties fo:background-color="#eeeeee"/>
      <style:text-properties fo:language="ru" fo:country="RU"/>
    </style:style>
    <style:style style:name="P159" style:family="paragraph" style:parent-style-name="Heading_20_2">
      <loext:graphic-properties draw:fill="solid" draw:fill-color="#eeeeee" draw:opacity="100%"/>
      <style:paragraph-properties fo:background-color="#eeeeee"/>
    </style:style>
    <style:style style:name="P160"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loext:char-shading-value="0" style:font-style-asian="italic" style:font-style-complex="italic"/>
    </style:style>
    <style:style style:name="T5" style:family="text">
      <style:text-properties fo:language="ru" fo:country="RU" fo:font-style="normal" style:font-style-asian="normal" style:font-style-complex="normal"/>
    </style:style>
    <style:style style:name="T6" style:family="text">
      <style:text-properties fo:language="ru" fo:country="RU" fo:font-style="normal" fo:font-weight="normal" style:font-style-asian="normal" style:font-weight-asian="normal" style:font-style-complex="normal" style:font-weight-complex="normal"/>
    </style:style>
    <style:style style:name="T7" style:family="text">
      <style:text-properties fo:language="ru" fo:country="RU" fo:font-weight="normal" style:font-weight-asian="normal" style:font-weight-complex="normal"/>
    </style:style>
    <style:style style:name="T8" style:family="text">
      <style:text-properties fo:language="ru" fo:country="RU" fo:font-weight="bold" style:font-weight-asian="bold" style:font-weight-complex="bold"/>
    </style:style>
    <style:style style:name="T9" style:family="text">
      <style:text-properties fo:language="en" fo:country="US"/>
    </style:style>
    <style:style style:name="T10" style:family="text">
      <style:text-properties fo:language="en" fo:country="US" fo:font-style="normal" style:font-style-asian="normal" style:font-style-complex="normal"/>
    </style:style>
    <style:style style:name="T11" style:family="text">
      <style:text-properties fo:language="en" fo:country="US" fo:font-style="italic" style:font-style-asian="italic" style:font-style-complex="italic"/>
    </style:style>
    <style:style style:name="T12" style:family="text">
      <style:text-properties fo:language="en" fo:country="US" fo:font-style="italic" fo:background-color="transparent" loext:char-shading-value="0" style:font-style-asian="italic" style:font-style-complex="italic"/>
    </style:style>
    <style:style style:name="T13" style:family="text">
      <style:text-properties fo:language="en" fo:country="US" fo:font-weight="bold" style:font-weight-asian="bold" style:font-weight-complex="bold"/>
    </style:style>
    <style:style style:name="T14" style:family="text">
      <style:text-properties fo:language="en" fo:country="US" fo:font-weight="normal" style:font-weight-asian="normal" style:font-weight-complex="normal"/>
    </style:style>
    <style:style style:name="T15" style:family="text">
      <style:text-properties fo:language="en" fo:country="US" officeooo:rsid="001366e5"/>
    </style:style>
    <style:style style:name="T16" style:family="text">
      <style:text-properties fo:color="#ff3333"/>
    </style:style>
    <style:style style:name="T17" style:family="text">
      <style:text-properties fo:color="#ff3333" fo:language="ru" fo:country="RU"/>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color="#6666ff" fo:language="ru" fo:country="RU"/>
    </style:style>
    <style:style style:name="T21" style:family="text">
      <style:text-properties fo:color="#800000"/>
    </style:style>
    <style:style style:name="T22" style:family="text">
      <style:text-properties fo:color="#800000" fo:language="ru" fo:country="RU"/>
    </style:style>
    <style:style style:name="T23" style:family="text">
      <style:text-properties fo:color="#800000" fo:language="ru" fo:country="RU" fo:font-style="normal" fo:background-color="transparent" loext:char-shading-value="0" style:font-style-asian="normal" style:font-style-complex="normal"/>
    </style:style>
    <style:style style:name="T24" style:family="text">
      <style:text-properties fo:color="#800000" fo:language="ru" fo:country="RU" fo:font-style="normal" style:font-style-asian="normal" style:font-style-complex="normal"/>
    </style:style>
    <style:style style:name="T25" style:family="text">
      <style:text-properties fo:color="#800000" fo:language="ru" fo:country="RU" fo:background-color="transparent" loext:char-shading-value="0"/>
    </style:style>
    <style:style style:name="T26" style:family="text">
      <style:text-properties fo:color="#800000" fo:language="en" fo:country="US"/>
    </style:style>
    <style:style style:name="T27" style:family="text">
      <style:text-properties fo:color="#ff6600"/>
    </style:style>
    <style:style style:name="T28" style:family="text">
      <style:text-properties fo:color="#ff6600" fo:language="ru" fo:country="RU"/>
    </style:style>
    <style:style style:name="T29" style:family="text">
      <style:text-properties fo:font-weight="bold" style:font-weight-asian="bold" style:font-weight-complex="bold"/>
    </style:style>
    <style:style style:name="T30" style:family="text">
      <style:text-properties style:use-window-font-color="true"/>
    </style:style>
    <style:style style:name="T31" style:family="text">
      <style:text-properties style:use-window-font-color="true" fo:language="ru" fo:country="RU"/>
    </style:style>
    <style:style style:name="T32" style:family="text">
      <style:text-properties style:use-window-font-color="true" fo:language="ru" fo:country="RU" fo:font-style="normal" style:font-style-asian="normal" style:font-style-complex="normal"/>
    </style:style>
    <style:style style:name="T33" style:family="text">
      <style:text-properties style:use-window-font-color="true" fo:language="ru" fo:country="RU" fo:font-style="normal" fo:font-weight="normal" style:font-style-asian="normal" style:font-weight-asian="normal" style:font-style-complex="normal" style:font-weight-complex="normal"/>
    </style:style>
    <style:style style:name="T34" style:family="text">
      <style:text-properties style:use-window-font-color="true" fo:language="ru" fo:country="RU" fo:font-style="italic" style:font-style-asian="italic" style:font-style-complex="italic"/>
    </style:style>
    <style:style style:name="T35" style:family="text">
      <style:text-properties style:use-window-font-color="true" fo:language="ru" fo:country="RU" fo:font-style="italic" fo:font-weight="normal" style:font-style-asian="italic" style:font-weight-asian="normal" style:font-style-complex="italic" style:font-weight-complex="normal"/>
    </style:style>
    <style:style style:name="T36" style:family="text">
      <style:text-properties style:use-window-font-color="true" fo:language="ru" fo:country="RU" fo:font-weight="normal" style:font-weight-asian="normal" style:font-weight-complex="normal"/>
    </style:style>
    <style:style style:name="T37" style:family="text">
      <style:text-properties style:use-window-font-color="true" fo:language="ru" fo:country="RU" fo:background-color="transparent" loext:char-shading-value="0"/>
    </style:style>
    <style:style style:name="T38" style:family="text">
      <style:text-properties style:use-window-font-color="true" fo:language="en" fo:country="US"/>
    </style:style>
    <style:style style:name="T39" style:family="text">
      <style:text-properties style:use-window-font-color="true" fo:language="en" fo:country="US" fo:font-style="normal" style:font-style-asian="normal" style:font-style-complex="normal"/>
    </style:style>
    <style:style style:name="T40" style:family="text">
      <style:text-properties style:use-window-font-color="true" fo:language="en" fo:country="US" fo:font-style="normal" fo:background-color="transparent" loext:char-shading-value="0" style:font-style-asian="normal" style:font-style-complex="normal"/>
    </style:style>
    <style:style style:name="T41" style:family="text">
      <style:text-properties style:use-window-font-color="true" fo:language="en" fo:country="US" fo:font-style="normal" fo:font-weight="normal" style:font-style-asian="normal" style:font-weight-asian="normal" style:font-style-complex="normal" style:font-weight-complex="normal"/>
    </style:style>
    <style:style style:name="T42" style:family="text">
      <style:text-properties style:use-window-font-color="true" fo:language="en" fo:country="US" fo:font-weight="normal" style:font-weight-asian="normal" style:font-weight-complex="normal"/>
    </style:style>
    <style:style style:name="T43" style:family="text">
      <style:text-properties style:use-window-font-color="true" fo:font-style="normal" style:font-style-asian="normal" style:font-style-complex="normal"/>
    </style:style>
    <style:style style:name="T44" style:family="text">
      <style:text-properties style:use-window-font-color="true" fo:font-style="normal" fo:background-color="transparent" loext:char-shading-value="0" style:font-style-asian="normal" style:font-style-complex="normal"/>
    </style:style>
    <style:style style:name="T45" style:family="text">
      <style:text-properties style:use-window-font-color="true" fo:font-style="normal" fo:font-weight="normal" style:font-style-asian="normal" style:font-weight-asian="normal" style:font-style-complex="normal" style:font-weight-complex="normal"/>
    </style:style>
    <style:style style:name="T46" style:family="text">
      <style:text-properties style:use-window-font-color="true" fo:font-style="italic" fo:font-weight="normal" style:font-style-asian="italic" style:font-weight-asian="normal" style:font-style-complex="italic" style:font-weight-complex="normal"/>
    </style:style>
    <style:style style:name="T47" style:family="text">
      <style:text-properties style:use-window-font-color="true" fo:background-color="transparent" loext:char-shading-value="0"/>
    </style:style>
    <style:style style:name="T48" style:family="text">
      <style:text-properties fo:background-color="transparent" loext:char-shading-value="0"/>
    </style:style>
    <style:style style:name="T49" style:family="text">
      <style:text-properties style:text-position="super 58%"/>
    </style:style>
    <style:style style:name="T50" style:family="text">
      <style:text-properties fo:color="#c5000b"/>
    </style:style>
    <style:style style:name="T51" style:family="text">
      <style:text-properties fo:language="fr" fo:country="FR"/>
    </style:style>
    <style:style style:name="T52" style:family="text">
      <style:text-properties fo:color="#0000ff"/>
    </style:style>
    <style:style style:name="T53" style:family="text">
      <style:text-properties fo:color="#3333ff"/>
    </style:style>
    <style:style style:name="T54" style:family="text">
      <style:text-properties fo:color="#3333ff" fo:language="en" fo:country="US"/>
    </style:style>
    <style:style style:name="T55" style:family="text">
      <style:text-properties fo:font-style="normal" style:font-style-asian="normal" style:font-style-complex="normal"/>
    </style:style>
    <style:style style:name="T56" style:family="text">
      <style:text-properties fo:color="#0066ff"/>
    </style:style>
    <style:style style:name="T57" style:family="text">
      <style:text-properties fo:color="#0066ff" fo:language="en" fo:country="US" fo:font-style="normal" fo:background-color="transparent" loext:char-shading-value="0" style:font-style-asian="normal" style:font-style-complex="normal"/>
    </style:style>
    <style:style style:name="T58" style:family="text">
      <style:text-properties fo:background-color="#ffff00" loext:char-shading-value="0"/>
    </style:style>
    <style:style style:name="T59" style:family="text">
      <style:text-properties fo:color="#00ccff"/>
    </style:style>
    <style:style style:name="T60" style:family="text">
      <style:text-properties fo:font-weight="normal" style:font-weight-asian="normal" style:font-weight-complex="normal"/>
    </style:style>
    <style:style style:name="T61" style:family="text">
      <style:text-properties fo:color="#0066cc"/>
    </style:style>
    <style:style style:name="T62" style:family="text">
      <style:text-properties fo:color="#0000cc"/>
    </style:style>
    <style:style style:name="T63" style:family="text">
      <style:text-properties style:text-line-through-style="solid" style:text-line-through-type="single" fo:font-weight="bold" style:font-weight-asian="bold" style:font-weight-complex="bold"/>
    </style:style>
    <style:style style:name="T64" style:family="text">
      <style:text-properties fo:language="uk" fo:country="UA"/>
    </style:style>
    <style:style style:name="T65" style:family="text">
      <style:text-properties fo:language="uk" fo:country="UA" fo:font-style="italic" style:font-style-asian="italic" style:font-style-complex="italic"/>
    </style:style>
    <style:style style:name="T66" style:family="text">
      <style:text-properties fo:color="#ff0000"/>
    </style:style>
    <style:style style:name="T67" style:family="text">
      <style:text-properties officeooo:rsid="000f2c14"/>
    </style:style>
    <style:style style:name="T68" style:family="text">
      <style:text-properties officeooo:rsid="001366e5"/>
    </style:style>
    <style:style style:name="T69" style:family="text">
      <style:text-properties officeooo:rsid="00144e64"/>
    </style:style>
    <style:style style:name="T70" style:family="text">
      <style:text-properties officeooo:rsid="0015fbbf"/>
    </style:style>
    <style:style style:name="T71" style:family="text">
      <style:text-properties officeooo:rsid="00160654"/>
    </style:style>
    <style:style style:name="T72" style:family="text">
      <style:text-properties officeooo:rsid="0017a997"/>
    </style:style>
    <style:style style:name="T73" style:family="text">
      <style:text-properties officeooo:rsid="001a373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5" text:outline-level="1">Последний фанфик</text:h>
      <text:p text:style-name="P3">От Massaraksh</text:p>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101">Обмен ( <text:a xlink:type="simple" xlink:href="https://darkpony.ru/obmen/" text:style-name="Internet_20_link" text:visited-style-name="Visited_20_Internet_20_Link">https://darkpony.ru/obmen/</text:a> )</text:p>
      <text:p text:style-name="P104">Fallout Equestria</text:p>
      <text:p text:style-name="P101">Розовые глазки</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soft-page-break/><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5296028030916624551" text:style-name="L1">
        <text:list-item>
          <text:p text:style-name="P135">добавить детектив <text:span text:style-name="T1">(реализовано)</text:span>+ магические уроки/трактаты Старсвирла (реализовано)</text:p>
        </text:list-item>
        <text:list-item>
          <text:p text:style-name="P136">Терра несколько раз пытается убить Макса (один раз — в аквапарке). Несколько раз Макса спасает Селестия (даёт приказы Нексусу)</text:p>
        </text:list-item>
        <text:list-item>
          <text:p text:style-name="P136">Книги:</text:p>
        </text:list-item>
      </text:list>
      <text:list xml:id="list5921236452803503416" text:style-name="L2">
        <text:list-item>
          <text:p text:style-name="P137">«Великие грифоны прошлого» - из канона (5<text:span text:style-name="T9">s8e)</text:span></text:p>
        </text:list-item>
        <text:list-item>
          <text:p text:style-name="P137">«Высшие заклинания в повседневном использовании: от песчинки до дворца»</text:p>
        </text:list-item>
        <text:list-item>
          <text:p text:style-name="P138">«Малоизвестные аспекты магии трансформаций»</text:p>
        </text:list-item>
        <text:list-item>
          <text:p text:style-name="P137">«...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37">Дасти Вейфарер «Зебрианская культура, быт и фольклор»</text:p>
        </text:list-item>
        <text:list-item>
          <text:p text:style-name="P137">«Краткая история Эквестрии»</text:p>
        </text:list-item>
        <text:list-item>
          <text:p text:style-name="P137">«Шедевры архитектуры Эквестрии» с разделом о Кантерлотском Королевском Дворце</text:p>
        </text:list-item>
        <text:list-item>
          <text:p text:style-name="P137">«Великие дела и великие чары». Страница 893: …</text:p>
        </text:list-item>
        <text:list-item>
          <text:p text:style-name="P137">«Природа Проклятий» - обмен</text:p>
        </text:list-item>
        <text:list-item>
          <text:p text:style-name="P137">«<text:span text:style-name="T48">Магия для Чайников</text:span>» - обмен</text:p>
        </text:list-item>
        <text:list-item>
          <text:p text:style-name="P137">«Энциклопедия Арканум» - обмен</text:p>
        </text:list-item>
        <text:list-item>
          <text:p text:style-name="P137">«О Гейсах» - обмен</text:p>
        </text:list-item>
        <text:list-item>
          <text:p text:style-name="P137">«<text:span text:style-name="T58">Тайны Тайных Наук</text:span>» - обмен</text:p>
        </text:list-item>
        <text:list-item>
          <text:p text:style-name="P138"><text:soft-page-break/>«Основы Заклятий» - обмен</text:p>
        </text:list-item>
        <text:list-item>
          <text:p text:style-name="P137">«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1133420512388901331" text:style-name="L3">
        <text:list-item>
          <text:p text:style-name="P139">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39">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40">Селестия — переменчивая пони. В одно время не строгая, а в другое может быть такой, что страшно становится</text:p>
        </text:list-item>
        <text:list-item>
          <text:p text:style-name="P139">У Селестии были такие элементы гармонии: Магия, Доброта, Смех. У Луны — Верность, Честность, Щедрость. (ксенофазия)</text:p>
        </text:list-item>
        <text:list-item>
          <text:p text:style-name="P139">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39">Около 820-ти лет назад будущий маг Лайтнинг Стар поступил на обучение к наставнику Тииспоту</text:p>
        </text:list-item>
        <text:list-item>
          <text:p text:style-name="P139">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39">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39">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39">У Селестии грива и хвост развеваются и переливаются от магического шампуня</text:p>
        </text:list-item>
        <text:list-item>
          <text:p text:style-name="P139">Тело Селестии очень крепкое — может выдержать несколько тонн земли</text:p>
        </text:list-item>
        <text:list-item>
          <text:p text:style-name="P139">Дискорд намного старше принцесс, его магия сильнее ихней на голову</text:p>
        </text:list-item>
        <text:list-item>
          <text:p text:style-name="P139">Луна младше Селестии на 3 года. Сёстрам около 5000 лет. По другим данным, Селестии около 2500 лет (Обмен).</text:p>
        </text:list-item>
        <text:list-item>
          <text:p text:style-name="P139">Принцессы начали войну с Дискордом в возрасте, когда им было около 700 лет — и продолжалась война почти сто лет</text:p>
        </text:list-item>
        <text:list-item>
          <text:p text:style-name="P139">Самый главный враг сестёр и Дискорда — скука</text:p>
        </text:list-item>
        <text:list-item>
          <text:p text:style-name="P139">В Эквестрии на одного жеребца приходится четыре - пять кобыл</text:p>
        </text:list-item>
        <text:list-item>
          <text:p text:style-name="P139">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39">Селестия в первые полторы тысячи лет путешествовала — и заварила несколько войн (две — с Эквестрией, в одной была против Луны)</text:p>
        </text:list-item>
        <text:list-item>
          <text:p text:style-name="P139">Настоящий цвет гривы Селестии — клубнично-розовая. Радужный цвет гривы и хвоста поддерживается магией</text:p>
        </text:list-item>
        <text:list-item>
          <text:p text:style-name="P139">Кроме Дискорда, старше сестёр ещё старейшина драконов</text:p>
        </text:list-item>
        <text:list-item>
          <text:p text:style-name="P139"><text:soft-page-break/>Кэйденс не прожила и 60-ти лет и является низкорожденной</text:p>
        </text:list-item>
        <text:list-item>
          <text:p text:style-name="P139">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39">Народ тихо фигел от нововведений и с ещё большим ожесточением продолжал делать по-своему</text:p>
        </text:list-item>
        <text:list-item>
          <text:p text:style-name="P139">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39">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39">Когда пони женятся, они обмениваются ножными браслетами</text:p>
        </text:list-item>
        <text:list-item>
          <text:p text:style-name="P139">Светилами, кроме сестёр, могут управлять единороги (группы), Дискорд, Твайлайт и Старсвирл</text:p>
        </text:list-item>
        <text:list-item>
          <text:p text:style-name="P139">Королева Кризалис — правительница Зелёной Долины</text:p>
        </text:list-item>
        <text:list-item>
          <text:p text:style-name="P139">Мать Луны и Селестии — аликорн Лорен. Мать Дискорда — Алиса (пони-человек)</text:p>
        </text:list-item>
        <text:list-item>
          <text:p text:style-name="P139">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99">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99">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99">Искусственный интеллект. Создан Владом и Максом. Разработан для управления корпорациями.</text:p>
      <text:h text:style-name="Heading_20_3" text:outline-level="3">Норф</text:h>
      <text:p text:style-name="P99">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99">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9">(2500 ?)</text:span>. Страдает о скуки.</text:p>
      <text:h text:style-name="Heading_20_3" text:outline-level="3">Луна</text:h>
      <text:p text:style-name="P99">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99">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99">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99">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08">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08">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08">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08">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08">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08">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08">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08">Единорог. Холост, молод, мечтателен. Живёт в Кантерлоте. В свободное время рисует облака.</text:p>
      <text:h text:style-name="Heading_20_3" text:outline-level="3">Алекс</text:h>
      <text:p text:style-name="P108">Менеджер проектов, над одним из которых (Нексус) работает Макс.</text:p>
      <text:h text:style-name="Heading_20_3" text:outline-level="3"><text:soft-page-break/>Ростик</text:h>
      <text:p text:style-name="P108">Лидер команды тестировщиков</text:p>
      <text:h text:style-name="Heading_20_3" text:outline-level="3">Стас</text:h>
      <text:p text:style-name="P108">Программист-новичок в команде Макса.</text:p>
      <text:h text:style-name="Heading_20_3" text:outline-level="3">Рома</text:h>
      <text:p text:style-name="P108">Программист в команде UI-программистов</text:p>
      <text:h text:style-name="Heading_20_3" text:outline-level="3">Анджела</text:h>
      <text:p text:style-name="P108">Сисадмин. Флиртует с Максом.</text:p>
      <text:p text:style-name="P108"/>
      <text:h text:style-name="Heading_20_2" text:outline-level="2">Положения</text:h>
      <text:p text:style-name="P108">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3">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text:soft-page-break/>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8">В <text:span text:style-name="T1">конце</text:span> каждой главы <text:span text:style-name="T1">(чтобы не спойлерить)</text:span> - рисунок мозаики, отображающий суть главы.</text:p>
      <text:p text:style-name="P28"/>
      <text:h text:style-name="P156" text:outline-level="2">1. Терра</text:h>
      <text:p text:style-name="P27">музыка - кондовая электронная, холодная и отчаянная (Electronics “Disappointed”)</text:p>
      <text:p text:style-name="P110">&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text:soft-page-break/>Алекс тараторил без умолку, <text:span text:style-name="T21">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9"><text:note text:id="ftn1" text:note-class="footnote"><text:note-citation>1</text:note-citation><text:note-body><text:p text:style-name="P123">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23">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9">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2"><text:span text:style-name="T1">Пиздец! Мало того, что годы без отпусков на работе просиживал, так и теперь от них не спрячешься.</text:span><text:span text:style-name="T9">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3">***</text:p>
      <text:p text:style-name="P4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3">В уголке <text:span text:style-name="T9">RnD-</text:span><text:span text:style-name="T1">зоны</text:span><text:span text:style-name="T1"><text:note text:id="ftn3" text:note-class="footnote"><text:note-citation>3</text:note-citation><text:note-body><text:p text:style-name="P123">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9">UI</text:span>-программистов.</text:p>
      <text:p text:style-name="P20">&lt;<text:span text:style-name="T22">Добавить сцену со Стасом</text:span>&gt;</text:p>
      <text:p text:style-name="P43">Я повесил куртку на спинку кресла и включил комп.</text:p>
      <text:p text:style-name="P43">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43">Я запустил административную консоль и ввёл <text:span text:style-name="T1">логин и пароль</text:span>. Голосовой модуль у нас ещё не отлажен, обойдёмся текстом.</text:p>
      <text:p text:style-name="P16"/>
      <text:p text:style-name="P72"><text:span text:style-name="T9">&gt;\</text:span>Привет, Н<text:span text:style-name="T1">эш.</text:span> Это Макс.</text:p>
      <text:p text:style-name="P72"><text:span text:style-name="T9">&lt;\</text:span>Привет Макс. <text:span text:style-name="T1">Рад тебя видеть. Где ты отсутствовал три дня?</text:span></text:p>
      <text:p text:style-name="P72"><text:span text:style-name="T9">&gt;\</text:span><text:span text:style-name="T1">Неважно.</text:span><text:span text:style-name="T9"> </text:span>Выдай <text:span text:style-name="T1">общую </text:span>диагностику <text:span text:style-name="T1">на экран</text:span> в сжатом формате.</text:p>
      <text:p text:style-name="P25"/>
      <text:p text:style-name="P43">Так, что тут у нас? По логам видно, что <text:s/>три последних запроса вызвали сбои в работе кластера и заставили перегрузиться один из хостов.</text:p>
      <text:p text:style-name="P43"><text:soft-page-break/>Введём-ка парочку <text:span text:style-name="T1">простейших</text:span> вопросов <text:span text:style-name="T1">для разминки</text:span>.</text:p>
      <text:p text:style-name="P43"/>
      <text:p text:style-name="P72"><text:span text:style-name="T9">&gt;\</text:span>Как называется наш проект?</text:p>
      <text:p text:style-name="P72"><text:span text:style-name="T9">&lt;\</text:span>Дайсон.</text:p>
      <text:p text:style-name="P72"><text:span text:style-name="T9">&gt;\</text:span>Сколько тебе лет?</text:p>
      <text:p text:style-name="P72"><text:span text:style-name="T9">&lt;\</text:span>Два года с начала запуска кластера.</text:p>
      <text:p text:style-name="P72"><text:span text:style-name="T9">&gt;\</text:span>Какой сейчас год?</text:p>
      <text:p text:style-name="P72"><text:span text:style-name="T9">&gt;\</text:span>202<text:span text:style-name="T1">1</text:span>-й.</text:p>
      <text:p text:style-name="P26"/>
      <text:p text:style-name="P43">Так, на закрытые словарные вопросы ответы есть <text:span text:style-name="T1">—</text:span> значит, речевой транслятор и база знаний в порядке.</text:p>
      <text:p text:style-name="P43">Проверим бизнес-логику на тестовой задачке.</text:p>
      <text:p text:style-name="P42"/>
      <text:p text:style-name="P72"><text:span text:style-name="T9">&gt;\</text:span>Н<text:span text:style-name="T1">эш</text:span>, отключи память <text:span text:style-name="T1">заданий</text:span> за последнюю неделю.</text:p>
      <text:p text:style-name="P72"><text:span text:style-name="T9">&lt;\</text:span>Выполнено.</text:p>
      <text:p text:style-name="P72"><text:span text:style-name="T9">&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72"><text:span text:style-name="T9">&lt;\</text:span><text:span text:style-name="T1">Тебя понял. Читаю задачу...</text:span></text:p>
      <text:p text:style-name="P73">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73">Ограничени<text:span text:style-name="T1">е 1:</text:span><text:span text:style-name="T9"> </text:span><text:span text:style-name="T1">нельзя</text:span> подать в суд на компанию Б и ждать результатов, так как за время разбирательства компания А обанкротится.</text:p>
      <text:p text:style-name="P73">Ограничени<text:span text:style-name="T1">е 2: решение должно находиться в правовых рамках уголовного и административного кодекса.</text:span></text:p>
      <text:p text:style-name="P73">Задание:<text:span text:style-name="T9">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73"><text:span text:style-name="T9">&lt;\</text:span><text:span text:style-name="T1">Выполняю задачу</text:span>...</text:p>
      <text:p text:style-name="P73"><text:span text:style-name="T9">&lt;\</text:span>...</text:p>
      <text:p text:style-name="P73"><text:span text:style-name="T9">&lt;\</text:span>Решение:</text:p>
      <text:p text:style-name="P73"><text:span text:style-name="T9">&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73"><text:span text:style-name="T9">&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text:soft-page-break/>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3">Подробный план действий по дням приведен в файле «Война корпораций_A_06.09.2026_23<text:span text:style-name="T9">:47.bmf»</text:span></text:p>
      <text:p text:style-name="P25"/>
      <text:p text:style-name="P34">&lt;<text:span text:style-name="T1">как-то говённо. Улучшить</text:span>&gt;</text:p>
      <text:p text:style-name="P43">Хм, не понял? Ч<text:span text:style-name="T1">ё</text:span> за хрень?</text:p>
      <text:p text:style-name="P43"/>
      <text:p text:style-name="P72"><text:span text:style-name="T9">&gt;</text:span>\<text:span text:style-name="T1">Нэш</text:span>, почему ты используешь жёсткие настройки <text:span text:style-name="T1">для решения задачи</text:span>?</text:p>
      <text:p text:style-name="P72"><text:span text:style-name="T9">&lt;\</text:span>Настройки правильные, <text:span text:style-name="T1">Макс</text:span>.</text:p>
      <text:p text:style-name="P26"/>
      <text:p text:style-name="P43">Хм. Кто-то из релиз-команды лажанулся <text:span text:style-name="T1">с бизнес-настройками</text:span><text:span text:style-name="T9">?</text:span> Ладно, <text:span text:style-name="T1">это не моё дело, на стабильность работы это не влияет. П</text:span>роехали.</text:p>
      <text:p text:style-name="P43"><text:span text:style-name="T1">Ч</text:span>то у нас с аналитикой?</text:p>
      <text:p text:style-name="P16"/>
      <text:p text:style-name="P72"><text:span text:style-name="T9">&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6"/>
      <text:p text:style-name="P43">Вместо ответа Нексус выплюнул в консоль длинную строку букв и служебных символов, среди которых бросилась в глаза строка “<text:span text:style-name="T29">incompartible interface Analytics v.0.93 beta</text:span>”</text:p>
      <text:p text:style-name="P43">Ага, уже теплее.</text:p>
      <text:p text:style-name="P43"/>
      <text:p text:style-name="P72"><text:span text:style-name="T9">&gt;</text:span>\<text:span text:style-name="T1">Нэш</text:span>, выдай <text:span text:style-name="T1">краткую </text:span>диагностику модулей <text:span text:style-name="T1">аналитики</text:span></text:p>
      <text:p text:style-name="P43"/>
      <text:p text:style-name="P43">Йо! </text:p>
      <text:p text:style-name="P43">Видеокамеры молча наблюдают за поднятым вверх <text:span text:style-name="T1">большим пальцем</text:span>.</text:p>
      <text:p text:style-name="P43">Всё понятно. Версия аналитического модуля устарела и стала несовместимой с последним релизом кибермозга. </text:p>
      <text:p text:style-name="P43">Набираю номер прожект-мэнеджера.</text:p>
      <text:p text:style-name="P43"><text:span text:style-name="T9">–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3"><text:span text:style-name="T9">– </text:span>Окей. Спасибо, Макс. <text:span text:style-name="T1">Выручил.</text:span></text:p>
      <text:p text:style-name="P43"><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3"><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9"><text:soft-page-break/>– Но эти установки работают не в тестовом кластере, а на продакшене.</text:p>
      <text:p text:style-name="P9">– Забей, это не наше дело.</text:p>
      <text:p text:style-name="P43"><text:span text:style-name="T1">– </text:span>Ааа, понятно. Ну ладно, у меня всё. <text:span text:style-name="T1">Отбой</text:span>!</text:p>
      <text:p text:style-name="P44"><text:span text:style-name="T1">– Отбой</text:span>. <text:span text:style-name="T1">Ещё раз спасибо, что помог. Жаль, что ты ушёл</text:span><text:span text:style-name="T9">.</text:span></text:p>
      <text:p text:style-name="P80">Гудки.</text:p>
      <text:p text:style-name="P43"><text:span text:style-name="T1">У</text:span>ходя попрощался с охранником, <text:span text:style-name="T1">увлечённо исследующим тему садо-мазо</text:span>.</text:p>
      <text:p text:style-name="P43">Всё, свободен. Хотя <text:s/><text:span text:style-name="T1">воскресенье</text:span> уже испорчен<text:span text:style-name="T1">о</text:span>.</text:p>
      <text:p text:style-name="P43"/>
      <text:p text:style-name="P111">***</text:p>
      <text:p text:style-name="P111"/>
      <text:p text:style-name="P5">На улице моросил дождь со снегом.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
      <text:p text:style-name="P10">***</text:p>
      <text:p text:style-name="P10"/>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23">Junior — <text:span text:style-name="T1">младший программист.</text:span></text:p></text:note-body></text:note></text:span><text:span text:style-name="T1">, а оглянуться не успел — и уже лидер проекта, входящего в </text:span><text:span text:style-name="T9">Top 100. </text:span>И жизнь складывается в систему, из которой не выскочишь.</text:p>
      <text:p text:style-name="P5"><text:soft-page-break/>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9">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2">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24">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3">***</text:p>
      <text:p text:style-name="P3"/>
      <text:p text:style-name="P1">Грохот улицы не достигал крыши 34-хэтажного корпуса <text:span text:style-name="T21">Bionic-Hill’а</text:span>. <text:span text:style-name="T1">Разноцветное искрение снежинок в мягком свете фонарей</text:span> создавал<text:span text:style-name="T1">о</text:span> атмосферу <text:span text:style-name="T66">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text:soft-page-break/>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p>
      <text:p text:style-name="P5">Откуда-то тихо заиграла финальная мелодия из «Донни Дарко».<text:span text:style-name="T9">&lt;</text:span><text:span text:style-name="T61">мелодия из Донни Дарко</text:span><text:span text:style-name="T9">&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2"><text:span text:style-name="T1">Блядь</text:span>, что за мысли пошли!</text:p>
      <text:p text:style-name="P1">Я вспомнил Влада, <text:span text:style-name="T9">&lt;</text:span><text:span text:style-name="T22">месяц</text:span><text:span text:style-name="T9">&gt;</text:span> назад прыгнувшего с крыши <text:span text:style-name="T1">своей</text:span> многоэтажки.</text:p>
      <text:p text:style-name="P22">Нет, это не для меня. Я сюда пришёл подышать воздухом. И только.</text:p>
      <text:p text:style-name="P1">Влад тогда совершил глупость, большую глупость. Я ему давно го<text:span text:style-name="T48">ворил </text:span><text:span text:style-name="T2">—</text:span><text:span text:style-name="T48">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1">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3">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text:span><text:soft-page-break/><text:span text:style-name="T1">оганиченый в своём мышлении этическими законами, будет проигрывать в конкурентной борьбе мозгу, не ограниченному ничем. </text:span></text:p>
      <text:p text:style-name="P43">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8">А у нас получается... </text:span><text:span text:style-name="T2">–</text:span><text:span text:style-name="T48">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23">AI <text:span text:style-name="T2">– </text:span><text:span text:style-name="T48">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2">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2">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9">2. </text:span>Дом, любимый дом</text:h>
      <text:p text:style-name="P75">Музыка быстрая, тревожная, надорваная и печальная (Pet Shop Boys “So Hard” ?)</text:p>
      <text:p text:style-name="P29"/>
      <text:p text:style-name="P109"><text:soft-page-break/>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1"/>
      <text:p text:style-name="P33">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9"/>
      <text:p text:style-name="P43">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3">Единорог поднял голову.</text:p>
      <text:p text:style-name="P43"><text:span text:style-name="T9">–</text:span> Она очнулась.</text:p>
      <text:p text:style-name="P1">Сразу стало ясно три вещи.</text:p>
      <text:p text:style-name="P1">1) Единорог <text:span text:style-name="T9">—</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8">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8">, </text:span><text:span text:style-name="T2">а от валиума таких глюков у меня ни разу не было</text:span><text:span text:style-name="T48">.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text:span><text:soft-page-break/><text:span text:style-name="T1">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text:span text:style-name="T30">…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9">облака.&lt;</text:span><text:span text:style-name="T22">Описание получше. Подземелье</text:span><text:span text:style-name="T9">&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38">проводник</text:span>??? А?!! Ахахахахахаха! <text:span text:style-name="T9">–</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1">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45"><text:span text:style-name="T1">–</text:span> Такая <text:span text:style-name="T16">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5"><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9">!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50">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text:soft-page-break/>–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2">Именно Селестия нашла пророчество-заклинание Свирла и настояла на его исполнении</text:span><text:span text:style-name="T9">&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9">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9">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30">верх</text:span>…</text:p>
      <text:p text:style-name="P5">Тут м<text:span text:style-name="T9">еня, </text:span>наконец,<text:span text:style-name="T9"> стошнило. Буквально вывернуло наизнанку: из носа текло, в глазах стояли слёзы. </text:span></text:p>
      <text:p text:style-name="P5"><text:span text:style-name="T9">Д</text:span>искорд сделал шаг в сторону, чтобы не попасть под брызги.</text:p>
      <text:p text:style-name="P1"><text:span text:style-name="T9">– </text:span><text:span text:style-name="T1">Присматривай получше за своим </text:span><text:bookmark text:name="result_box"/><text:span text:style-name="T51">Jack of Hearts</text:span><text:span text:style-name="T51"><text:note text:id="ftn7" text:note-class="footnote"><text:note-citation>7</text:note-citation><text:note-body><text:p text:style-name="Footnote"><text:bookmark text:name="result_box1"/><text:span text:style-name="T51">Jack of Hearts</text:span> <text:span text:style-name="T1">– Червовый валет (фр.)</text:span></text:p></text:note-body></text:note></text:span><text:span text:style-name="T51">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4">Я смутился и потянулся за платком.</text:p>
      <text:p text:style-name="P14">– Я это… Извиняюсь. Сейчас вытру.</text:p>
      <text:p text:style-name="P5"><text:span text:style-name="T9">Селестия снова взглянула на меня. Н</text:span>ос её медленно сморщился. <text:span text:style-name="T9">Внезапно полускрытые чёлкой глаза сощурились в усмешке и она негромко хихикнула.</text:span></text:p>
      <text:p text:style-name="P14">–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4">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text:soft-page-break/>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text:soft-page-break/>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30">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30">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text:soft-page-break/>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24">Спи, сестра моя родная,<text:line-break/>Спи. Усни.<text:line-break/>Крыльями тебя укрою,<text:line-break/>Спи. Усни.</text:p><text:p text:style-name="P124"><text:tab/>В чаще тёмной волки воют,<text:line-break/>Спи. Усни.</text:p><text:p text:style-name="P124"><text:tab/>В мрачном замке духи ноют,<text:line-break/>Спи. Усни.</text:p><text:p text:style-name="P124"><text:tab/>Сказки вечность нам читает,<text:line-break/>Спи. Усни.<text:line-break/>День осенний угасает,<text:line-break/>Спи. Усни.<text:line-break/>Помни только в сне глубоком,</text:p><text:p text:style-name="P124"><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text:soft-page-break/>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6">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6">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4">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text:soft-page-break/>– Присмотри за ней. – обратилась она ко мне, кивнув на спящую сестру. Мне показалось, или в её <text:span text:style-name="T21">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2">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2">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1">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21">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30">,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30">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9">–</text:span> Уфф! Выкарабкались. Почти без потерь, <text:span text:style-name="T9">–</text:span> заметил Дискорд, оглядывая крыло. <text:span text:style-name="T9">–</text:span> Могло быть и хуже.</text:p>
      <text:p text:style-name="P5"><text:span text:style-name="T9">–</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9">–</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9">–</text:span> ТЫ!!! ТЫ!..</text:p>
      <text:p text:style-name="P5"><text:span text:style-name="T9">–</text:span> Да, я!!! <text:span text:style-name="T9">–</text:span> Дискорд подбоченился и с вызовом посмотрел на разъярённую аликорницу. <text:span text:style-name="T9">–</text:span> Можешь скинуть меня в болото, можешь превратить обратно в камень, &lt;<text:span text:style-name="T21">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9">–</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20"/>
      <text:h text:style-name="Heading_20_2" text:outline-level="2"><text:soft-page-break/><text:span text:style-name="T9">3. </text:span>Кантерлот</text:h>
      <text:p text:style-name="P76">Музыка медленная, фэнтезийная, средневековая, изысканая, дворцовая (стиль Dire Straits “Coyote”)</text:p>
      <text:p text:style-name="P22">Глава IV. Пределы магии</text:p>
      <text:p text:style-name="P19"/>
      <text:p text:style-name="P22">Вашему покорному слуге известны четыре предела магии: </text:p>
      <text:list xml:id="list2148259271081590095" text:style-name="L4">
        <text:list-item>
          <text:p text:style-name="P141">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41">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1">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1">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9"><text:s/>–</text:span> Блядь, как меня заебала эта архаика! Когда-нибудь пошлю нахер все каноны письменности и учредю свои! С блекджеком и шлюхами. <text:span text:style-name="T9">– Стар Свирл перевернулся на другой бок и обратился к учени</text:span><text:span text:style-name="T1">це</text:span><text:span text:style-name="T9">. – Это не пиши, это оффтоп.</text:span></text:p><text:p text:style-name="P122"><text:s/>Сколько страниц сегодня нахреначили?</text:p><text:p text:style-name="P123">– <text:span text:style-name="T1">Восемь, учитель!</text:span></text:p><text:p text:style-name="P123">– Отлично. Надиктую ещё две и сбегаешь за кофе.</text:p></text:note-body></text:note></text:span></text:p>
        </text:list-item>
      </text:list>
      <text:p text:style-name="P7"/>
      <text:p text:style-name="P11">Я захлопнул “Основы заклятий<text:span text:style-name="T9">”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4">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74">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4"><text:soft-page-break/>Дискорд исчез. Последний раз драконикуса видели, когда он на своей маленькой и юркой колеснице удалялся в сторону Жеребячьих<text:span text:style-name="T21"> </text:span>гор.</text:p>
      <text:p text:style-name="P74">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4">Я потянулся. Хватит на сегодня чтения. Настало время ежедневной прогулки по городу. Тем более, что у меня есть деньги.</text:p>
      <text:p text:style-name="P74">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4">Так что даже на ремонт одежды и покупку необходимых в повседневной жизни мелочей у меня финансов не было. До недавнего времени. </text:p>
      <text:p text:style-name="P74">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74"><text:span text:style-name="T9">Ну, понятно, в элитном придворцовом квартале, который представляет из себя </text:span><text:span text:style-name="T1">верхний город</text:span><text:span text:style-name="T9">, цены кусаются. Надо топать вниз, на окраину. Но, блин, корявые пальцы внесли свою коррективу в шопинг-план!</text:span></text:p>
      <text:p text:style-name="P74"><text:span text:style-name="T9">Как раз на спуске в нижний </text:span><text:span text:style-name="T1">город</text:span><text:span text:style-name="T9">,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9">.</text:span></text:p>
      <text:p text:style-name="P17">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1">Я приоткрыл створку.</text:p>
      <text:p text:style-name="P17">–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7">– Макс. – <text:s/>отрекомендовался я. – <text:s/>Человек.</text:p>
      <text:p text:style-name="P17">–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1">Рядом с ним в ангаре на двух домкратах покоилась старая знакомая <text:span text:style-name="T9">—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7">–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7"><text:soft-page-break/>– К сожалению, не слышал. Я тут недавно.</text:p>
      <text:p text:style-name="P17">–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кареты делали три мастерских…</text:p>
      <text:p text:style-name="P17">–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сараю,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он картинно вскинул копыто.</text:p>
      <text:p text:style-name="P17">– “Королева Лорен ”! Встречайте!</text:p>
      <text:p text:style-name="P17">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6">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7">–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7">Старик клюнул носом и встрепенулся. Потом он огляделся и заговорщицки подмигнул мне.</text:p>
      <text:p text:style-name="P17">– Разумеется, я чётко следую королевскому указу уничтожать все испорченные и бракованные <text:span text:style-name="T30">парящие платформы.</text:span> Но дворцовым бюрократам необязательно ж знать, КАК я их уничтожаю, хе-хе! Некоторые из <text:span text:style-name="T30">платформ </text:span>уничтожаются путём <text:span text:style-name="T1">усиленного</text:span> износа, будучи частью экспериментальных колесниц! “Лорен” я сделал на базе <text:span text:style-name="T30">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text:soft-page-break/>ней зажигали с Магдой!! <text:span text:style-name="T1">Кантерлот</text:span> на рогах стоял!<text:span text:style-name="T30"> И никто ж не догадывался, что она может летать! Её Высочество, разумеется, догадывались, но только тихо посмеивались в крыло.</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lt;<text:span text:style-name="T16">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9">4. </text:span>Библиотека</text:h>
      <text:p text:style-name="P18">&lt;<text:span text:style-name="T52">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0">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Возьмём, <text:s/>примеру, заклинание начального предела: “Ярету пхонг руул квами”, <text:span text:style-name="T1">—</text:span> что означает: “<text:span text:style-name="T21">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text:soft-page-break/>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9">– </text:span>Гм!</text:p><text:p text:style-name="Footnote"><text:span text:style-name="T9">– </text:span>Ну, ты ж понимаешь, что без таланта к магии никакое надувание щёк не поможет. <text:span text:style-name="T9">–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6"/>
      <text:p text:style-name="P45">На трактат упала тень.</text:p>
      <text:p text:style-name="P46">– Эй, нельзя ли не заслонять …</text:p>
      <text:p text:style-name="P46">Я поперхнулся словом, упёршись носом в покрытую белой шерстью грудь. Селестия оступила, извиняясь.</text:p>
      <text:p text:style-name="P46">– Извини за беспокойство. Просто стало интересно, что ты так увлечённо читаешь? Стража докладывала, что ты днюешь и ночуешь в библиотеке.</text:p>
      <text:p text:style-name="P45"><text:span text:style-name="T9">За прошедшие дни я уже привык и к магии, и к разумным эквиноподобным и даже </text:span><text:span text:style-name="T1">к вегетарианскому рациону</text:span><text:span text:style-name="T9">. Но вид перебинтованной аликорницы, представшей передо мной в неком подобии экзоскелета, лишил меня дара речи.</text:span></text:p>
      <text:p text:style-name="P46">– Эээ…</text:p>
      <text:p text:style-name="P46">–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6">Она потянулась за спину, сжала зубами зажим, и, после негромкого щелчка, экзоскелет “разошёлся” в стороны.</text:p>
      <text:p text:style-name="P46">– Вот, так лучше. – улыбнулась она, вышагивая из него. – Доктор Плантаго Майор был уверен, что я не дотянусь до замка.</text:p>
      <text:p text:style-name="P46">– Насколько я знаю, тебе было прописано два месяца постельного режима. Сейчас и недели не прошло...</text:p>
      <text:p text:style-name="P46">– Не волнуйся, аликорны куда крепче единорогов, по стандартам которых меня лечат.</text:p>
      <text:p text:style-name="P4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5">Она, почувствовав мой взгляд, подняла нос <text:span text:style-name="T1">из</text:span> книги и <text:s/>посмотрела на меня, насторожив уши.</text:p>
      <text:p text:style-name="P45"><text:span text:style-name="T9">–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47">– А по-моему, ты не…</text:p>
      <text:p text:style-name="P45"><text:span text:style-name="T10">– Так, я попрошу! – перебила меня венценосная кобыла. – Давай, ты не будешь лезть в мои дела, а я не буду</text:span><text:span text:style-name="T5">… эээ… ммм…</text:span></text:p>
      <text:p text:style-name="P47">– Не будешь что?</text:p>
      <text:p text:style-name="P53">Селестия нахмурилась и угрожающе подняла крылья.</text:p>
      <text:p text:style-name="P53"><text:span text:style-name="T9">– </text:span>Не забывай, человек, я — могущественный маг и правитель Эквестрии. Ко мне нужно относиться с должным уважением!</text:p>
      <text:p text:style-name="P53"><text:span text:style-name="T9">– </text:span>А то что? Превратишь в жабу? Сошлёшь на Луну? Убьёшь нахер?</text:p>
      <text:p text:style-name="P53">Аликорница сникла. Уши её опустились.</text:p>
      <text:p text:style-name="P53"><text:span text:style-name="T9">– </text:span>Макс, не надо... Ты же знаешь, я этого не сделаю.</text:p>
      <text:p text:style-name="P53"><text:soft-page-break/><text:span text:style-name="T9">–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3">Селестия приложила копыто ко лбу и издала протяжный стон.</text:p>
      <text:p text:style-name="P47">– О, небо! Я забыла распорядиться насчёт тебя! Какая же я тупая! Макс, извини, пожалуйста!</text:p>
      <text:p text:style-name="P53"><text:span text:style-name="T9">–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9"> штучки при общении со мной. А я постараюсь помочь тебе </text:span>— если это в моих силах, разумеется<text:span text:style-name="T9">.</text:span></text:p>
      <text:p text:style-name="P53"><text:span text:style-name="T9">Аликорница уселась н</text:span>а пол <text:span text:style-name="T9">и прижала копыто к груди.</text:span></text:p>
      <text:p text:style-name="P47">– Да будет так! Сим заявляю, что отныне и впредь буду общаться с тобой на равных, человек Макс. Слово Селестии!</text:p>
      <text:p text:style-name="P53">Закончив фразу, аликорница вскинула копыто вперёд и вверх. Я чуть не подавился нервным смешком, настолько это напоминало зигу<text:tab/>.</text:p>
      <text:p text:style-name="P53"><text:span text:style-name="T9">– Лады! Вот видишь, нам легко договориться! А теперь расскажи, наконец, зачем </text:span>т<text:span text:style-name="T9">ы притащил</text:span>а<text:span text:style-name="T9"> меня сюда? Только сначала вытащи катетер из шеи </text:span>— <text:s/>он меня нервирует<text:span text:style-name="T9">. Или погоди, я сам вытащу…</text:span></text:p>
      <text:p text:style-name="P53"><text:span text:style-name="T9">Л</text:span>ампа<text:span text:style-name="T9"> отбрасывал</text:span>а<text:span text:style-name="T9"> мягкие тени на стену библиотеки. Селестия, расположи</text:span>вшись<text:span text:style-name="T9"> у моего кресл</text:span>а,<text:span text:style-name="T9">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3"><text:span text:style-name="T9">– </text:span>Вот, читай отсюда. <text:span text:style-name="T9">– а</text:span>ликорница подчеркнула абзац копытом.</text:p>
      <text:p text:style-name="P53"/>
      <text:p text:style-name="P55">***</text:p>
      <text:p text:style-name="P55"/>
      <text:p text:style-name="P63">«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3">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3">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3">Но величайшая справедливость юниверсума заключается в том, что не существует безвыходных положений. Всегда есть надежда.</text:p>
      <text:p text:style-name="P63">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3">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3"/>
      <text:p text:style-name="P53"><text:soft-page-break/>&lt;<text:span text:style-name="T21">Селестии не удастся привлечь Макса на сторону Эквестри даже с помощью 34 — это удастся Дэш</text:span>&gt;</text:p>
      <text:p text:style-name="P53">В ухе стало щекотно от тёплого дуновения.</text:p>
      <text:p text:style-name="P47">– Теперь ты понимаешь, почему мы не ожидали увидеть тебя? Мы, вообще-то, вызывали сверхаликорна…</text:p>
      <text:p text:style-name="P47">Я повернулся к Селестии.</text:p>
      <text:p text:style-name="P47">–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7">Аликорница отвернулась.</text:p>
      <text:p text:style-name="P47">– Это очень чувствительная тема. – сказала она после недолгой заминки. – <text:s/>Постыдная для нас.</text:p>
      <text:p text:style-name="P47">– Какая тема?</text:p>
      <text:p text:style-name="P47">Селестия повернулась, но старалась избегать меня взглядом.</text:p>
      <text:p text:style-name="P47">– Магия.</text:p>
      <text:p text:style-name="P47">– Что?</text:p>
      <text:p text:style-name="P47">–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7">Я посмотрел на аликорницу. Та старательно делала вид, что интересуется состоянием лака на копыте.</text:p>
      <text:p text:style-name="P47">– То есть, вы почувствовали ослабление своих магических способностей, и решили, что миру приходит конец?</text:p>
      <text:p text:style-name="P47">–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7">– Ээээ… ммм… А вы пробовали обратиться к врачу? – начал я как можно мягче.</text:p>
      <text:p text:style-name="P47">БАЦ!</text:p>
      <text:p text:style-name="P47">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7">– Это бесполезно… Он не верит мне. У меня нет времени его переубедить.</text:p>
      <text:p text:style-name="P47">Потом она обратилась ко мне.</text:p>
      <text:p text:style-name="P47">– <text:s/>Извини. Сорвалась. Мне очень стыдно. Последнее время всё идёт наперекосяк, совсем не так, как мы планировали.</text:p>
      <text:p text:style-name="P47">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3">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3"><text:soft-page-break/>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3">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3">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7">–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3">Я снял её копыто со своего плеча и осторожно поставил на пол.</text:p>
      <text:p text:style-name="P47"><text:span text:style-name="T1">– Зачем? </text:span>– спросил я. – Что это за театр, твоё… Ваше Высочество? Во-первых, я не давал своё согласие на чтение моих мыслей. Во-вторых…</text:p>
      <text:p text:style-name="P47">Я присел на корточки, раздвинул гриву и снизу вверх заглянул в морду аликорнице.</text:p>
      <text:p text:style-name="P53">–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3">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3">–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3">Я протянул руку, вытер ей слёзы и погладил по шее.</text:p>
      <text:p text:style-name="P53">– Не плачь. Я не отказываюсь. Хотя, скорее всего, Стар Свирл что-то напутал в заклинании, потому что я человек, а не сверхаликорн.</text:p>
      <text:p text:style-name="P53">–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3">Селестия успокоилась и смущённо потёрлась носом мне о плечо.</text:p>
      <text:p text:style-name="P53">– <text:s/>И я не читала твои мысли. У тебя на лице и так всё написано — ты не умеешь скрывать эмоции.</text:p>
      <text:p text:style-name="P53">Наружная дверь заскрипела, после чего коридор наполнился топотом множества копыт и шумом голосов.</text:p>
      <text:p text:style-name="P47">Аликорница <text:span text:style-name="T1">прислушалась, </text:span>всполошилась и стала носиться по читальному залу с загнанным видом.</text:p>
      <text:p text:style-name="P47">– <text:s/><text:span text:style-name="T1">Дискордовы</text:span> яйца! Они нашли меня!</text:p>
      <text:p text:style-name="P47">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7">– <text:s/>Ты! Чего! Делаешь! Твоё, <text:span text:style-name="T1">блин,</text:span> высочество!!! – <text:s/>я едва уберёг <text:span text:style-name="T1">своё </text:span>естество от острого рога.</text:p>
      <text:p text:style-name="P47"><text:soft-page-break/>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7">– Помоги! Мне самой не закрыть замок, – <text:s/>обратилась аликорница ко мне, тщётно пытаясь охватить зубами раскрытую защёлку.</text:p>
      <text:p text:style-name="P47"><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7">–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7">– <text:s/><text:span text:style-name="T1">Я</text:span> помогу! – <text:s/>Селестия изогнула шею и стала зубами сжимать защёлку.</text:p>
      <text:p text:style-name="P47">ШЛОП!</text:p>
      <text:p text:style-name="P47">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3">Увидев Селестию, толпа замерла. Та в попытке спрятать меня, раскрыла крылья.</text:p>
      <text:p text:style-name="P53">В наступившей тишине аликорница прошептала мне убито:</text:p>
      <text:p text:style-name="P47">– <text:s/><text:span text:style-name="T1">Что-то мне не хочется оборачиваться.</text:span></text:p>
      <text:p text:style-name="P53">– <text:s/>А придётся. Кстати, крылья можешь опустить. Всё равно видна табуретка и мои ноги.</text:p>
      <text:p text:style-name="P53">Селестия закрыла глаза и медленно обернулась к толпе.</text:p>
      <text:p text:style-name="P47">–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7"><text:span text:style-name="T1">– Занавес. </text:span>– <text:s/><text:span text:style-name="T1">подытожил я.</text:span></text:p>
      <text:p text:style-name="P47"/>
      <text:h text:style-name="P157" text:outline-level="2"><text:span text:style-name="T9">5. </text:span>Индиго</text:h>
      <text:p text:style-name="P47"/>
      <text:p text:style-name="P47">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7">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7">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7">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3"><text:span text:style-name="T1">– </text:span>А-а-апчхииии! – раздалось прямо у меня под ногами.</text:p>
      <text:p text:style-name="P53">–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3">– Ты кто? – машинально спросил я.</text:p>
      <text:p text:style-name="P53"><text:soft-page-break/>– Индиго. – ответили глаза.</text:p>
      <text:p text:style-name="P53">Ответ не прояснил ситуацию ни на йоту, так что я продолжил.</text:p>
      <text:p text:style-name="P53">– А чего ты под лавкой делаешь?</text:p>
      <text:p text:style-name="P53">– Прячусь.</text:p>
      <text:p text:style-name="P53">Поняв, что расспросами ничего не добьёшься, я предложил прямо:</text:p>
      <text:p text:style-name="P53">– Может, ты вылезешь? Меня можно не бояться. Я не страшный.</text:p>
      <text:p text:style-name="P53">Под лавкой началась <text:s/>возня и сопение, потом наружу вылез жеребёнок-единорог насыщенного фиолетового цвета.</text:p>
      <text:p text:style-name="P53">– А я тебя вовсе и не боюсь. Вот ещё! Я в прятки играла.</text:p>
      <text:p text:style-name="P53">–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3">– Ничо страшного! – малютка вытерла нос. – Меня всё равно искать некому.</text:p>
      <text:p text:style-name="P53">– Это как? Ты же с кем-то в прятки играешь? – продолжал допытываться я.</text:p>
      <text:p text:style-name="P53">– Сама с собой и играю. – хмуро ответила кобылка. – А тебе чего, дяденька?</text:p>
      <text:p text:style-name="P53">Я понял, что жеребёнок не настроен на беседу. Пожал плечами <text:s/>и повернулся было уходить.</text:p>
      <text:p text:style-name="P53">– Эээ, гм…</text:p>
      <text:p text:style-name="P53">Я повернулся обратно.</text:p>
      <text:p text:style-name="P53">– Что?</text:p>
      <text:p text:style-name="P53">Единорожка ковыряла копытом землю и шмыгала носом, не смотря на меня. Я терпеливо ждал.</text:p>
      <text:p text:style-name="P53">– Дяденька, а ты не мог бы спросить принцессу Селестию, куда девалась Шейла Блюскай? А то мне играть не с кем.</text:p>
      <text:p text:style-name="P53">– При случае спрошу. Если встречу.</text:p>
      <text:p text:style-name="P53">– Встретишь, конечно! Скажи ей, что у меня сегодня день рождения, и я очень сильно огорчилась, когда она на него не пришла!</text:p>
      <text:p text:style-name="P53"><text:s/>Такая уверенность кобылки меня заинтриговала. Я пригляделся к жеребёнку повнимательнее. Да нет, вроде, раньше её не встречал.</text:p>
      <text:p text:style-name="P53">– Позволь поинтересоваться, откуда у тебя такая уверенность, что я встречусь с Селестией? Я ей, знаешь ли, свиданий не назначаю.</text:p>
      <text:p text:style-name="P53">– Да ладно-о-о, брось заливать-то! – скептически протянуло юное создание. – Все знают, что вы встречаетесь. Вот и спроси её, пажалста, когда увидишь.</text:p>
      <text:p text:style-name="P53">– Кто это «все»?</text:p>
      <text:p text:style-name="P53">– Ну, прислуга, стража, мой па…</text:p>
      <text:p text:style-name="P53">Ох! Во что же это такое я вляпался, а? За кого они меня, чёрт побери, принимают?</text:p>
      <text:p text:style-name="P53">Я присел на лавочку и наклонился пониже, чтобы наши головы были на одном уровне.</text:p>
      <text:p text:style-name="P53">– А твоего «па» не смущает, что я и Селестия м-м-м… немного разных видов? Точнее, совсем разных?</text:p>
      <text:p text:style-name="P53">– И чо? – без малейшего замешательства спросила кроха.</text:p>
      <text:p text:style-name="P53">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3"><text:soft-page-break/>–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3">–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3">– <text:s/>Кха-кхе-гррхмм... Э-э-э... м-м-м... ну-у-у...</text:p>
      <text:p text:style-name="P53">У меня в голове произошло короткое замыкание. Слова пропали. Уши начали гореть.</text:p>
      <text:p text:style-name="P53">– <text:s/>Как, ты говоришь, тебя зовут? – в конце-концов выдавил осипшим голосом я, стараясь перевести тему. – Про чей день рождения я должен рассказать?</text:p>
      <text:p text:style-name="P53">–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3">У меня в памяти зажглась лампочка.</text:p>
      <text:p text:style-name="P53">– Постой-постой, не части. Твой отец, случайно, не Хорст Мэдтроттер?</text:p>
      <text:p text:style-name="P53">– Агась. А ты откуда знаешь?</text:p>
      <text:p text:style-name="P53">– Да так, один пони сказал. – я полез за пазуху и достал красную коробочку. – Вот тебе подарок.</text:p>
      <text:p text:style-name="P53">–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53">– Вообще-то, это не мой подарок. Его просил передать один старик, Норф Каррус из каретной мастерской.</text:p>
      <text:p text:style-name="P53">– Аааа, знаю его! Мы с Шейлой ходили к нему играть, пока она не пропала. У Норфа интересно!</text:p>
      <text:p text:style-name="P53">Индиго открыла коробочку. Внутри на подстилке из тырсы лежала крохотная модель кареты в мельчайших подробностях.</text:p>
      <text:p text:style-name="P53">– Ух ты! – благоговейно прошептала Индиго. – Королева Лорен! Я даже управляла ею немножко.</text:p>
      <text:p text:style-name="P53">– Как ею можно управлять, если она не запряжена? Уж не Норф ли таскал её? – усомнился я.</text:p>
      <text:p text:style-name="P53">–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53">Я остался сидеть в полнейшем замешательстве. </text:p>
      <text:p text:style-name="P53"/>
      <text:p text:style-name="P55">***</text:p>
      <text:p text:style-name="P53">&lt;<text:span text:style-name="T52">Depeche Mode - Painkiller</text:span>&gt;</text:p>
      <text:p text:style-name="P63">...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3"/>
      <text:p text:style-name="P53">В дверях библиотеки появился знакомый силуэт.</text:p>
      <text:p text:style-name="P53">– Привет, твоё высочество! Тебя уже выпустили, или опять от докторов смылась?</text:p>
      <text:p text:style-name="P53"><text:soft-page-break/>Аликорница прошла в комнату и устало уселась рядом со мной.</text:p>
      <text:p text:style-name="P53">–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3">Я с подозрением посмотрел на Селестию. Где-то я уже видел эту улыбочку на хитрой роже.</text:p>
      <text:p text:style-name="P53">–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3">– Вот ещё! – возмущению Селестии не было предела. Аликорница встала и демонстративно повернулась ко мне задом.</text:p>
      <text:p text:style-name="P53">–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3">Я подёргал замок на накрупнике. Таки не врёт.</text:p>
      <text:p text:style-name="P53">– Убедился? Вообще-то, такое недоверие меня оскорбляет. Ни один пони так бы себя не вёл со мной. – Селестия улеглась возле кресла и надулась.</text:p>
      <text:p text:style-name="P53">– Разумеется, твои подданные вели бы себя с большим пиететом. Но я же не твой подданный, твоё высочество!</text:p>
      <text:p text:style-name="P53">Аликорница вскинула копыто к виску.</text:p>
      <text:p text:style-name="P53">–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3">– Окей, как хочешь. Никаких больше высочеств.</text:p>
      <text:p text:style-name="P53">–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1">расписать сложности общения и мороку с этикетом</text:span>&gt;</text:p>
      <text:p text:style-name="P53">Селестия сморщила нос в улыбке и спросила, прикрывшись крылом:</text:p>
      <text:p text:style-name="P53">– К слову, а что говорят мои подданные про нас? Что означает «чёрте-что»?</text:p>
      <text:p text:style-name="P53">Я вспомнил разговор с Индиго и почувствовал, как снова начинают гореть уши.</text:p>
      <text:p text:style-name="P53">– Чёрте-что — это значит «ерунда». Большая ерунда.</text:p>
      <text:p text:style-name="P53">– Оу, как интересно! – Селестия приблизила ко мне морду и повернула уши. – Расскажи-ка поподробнее. Я вся во внимании.</text:p>
      <text:p text:style-name="P53">–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3">Аликорница, широко раскрыв глаза, медленно тянула ко мне морду. Наконец, когда наши носы почти соприкоснулись, она не выдержала.</text:p>
      <text:p text:style-name="P53">– А-ха-ха-ха-ха-ха-ха!!! О-у-у-у-у-у-ха-ха-ха! И-и-и-и-ха-ха-ха! – Селестия перевернулась на спину и дёргала от смеха копытами.</text:p>
      <text:p text:style-name="P53">– <text:s/>Очень смешно! Ей говорят, что она подозревается в сексуальных извращениях, а она регочет! Мне-то пофиг, а тебе ещё править придётся!</text:p>
      <text:p text:style-name="P53">– <text:s/>И-и-изви-ни, Макс, не-мо-гу-у-у-у… Ох! Давненько я так не смеялась! Лет двести — так точно!</text:p>
      <text:p text:style-name="P53">Я потянул её за копыто и перевернул обратно на живот.</text:p>
      <text:p text:style-name="P53">– Что смешного-то?</text:p>
      <text:p text:style-name="P53">Аликорница вытерла крылом выступившие слёзы и объяснила:</text:p>
      <text:p text:style-name="P53"><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3">– Ты не видишь ничего странного в межвидовых спариваниях? – охренел я. – Куда я, блин, попал???</text:p>
      <text:p text:style-name="P53">Селестия развернула моё кресло к себе и задумчиво посмотрела мне в глаза.</text:p>
      <text:p text:style-name="P53">– Очевидно, мне стоит рассказать тебе, Макс, откуда произошли пегасы и единороги.</text:p>
      <text:p text:style-name="P53">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3">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3">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3">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53">– А как выглядят сами истинные единороги? – спросил я.</text:p>
      <text:p text:style-name="P53">–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3">– Ха! – ответил я. – В моём мире они также известны. Правда, как несуществующий, сказочный вид.</text:p>
      <text:p text:style-name="P53">–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3">– Хм. А что было дальше?</text:p>
      <text:p text:style-name="P53">–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3">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53"/>
      <text:p text:style-name="P53">Селестия встала, потянувшись по-кошачьи, и направилась к выходу. У двери она обернулась ко мне.</text:p>
      <text:p text:style-name="P53">– Сто лет не гуляла по парку. Составишь мне компанию?</text:p>
      <text:p text:style-name="P53">Я поднялся с кресла, гадая, шутила Селестия про сто лет, или нет?</text:p>
      <text:p text:style-name="P53"><text:soft-page-break/>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53">–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3">–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3">Селестия грустно засмеялась своим мыслям.</text:p>
      <text:p text:style-name="P53">–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3">– А о чём ты грустила?</text:p>
      <text:p text:style-name="P53">–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3">– Но ты не выглядишь сумасшедшей.</text:p>
      <text:p text:style-name="P53">–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53">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53">– Постой, а как же Луна? Мне показалось, она питала тёплые чувства к Кимеринну?</text:p>
      <text:p text:style-name="P53">Селестия задумалась, автоматически ковыряя копытом ямку под валуном.</text:p>
      <text:p text:style-name="P53">–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3">– А Дискорд? Ты говорила, он от древности вообще сбрендил. Тем-не-менее, он определённо «подъезжал» к Луне тогда, в развалинах.</text:p>
      <text:p text:style-name="P53">–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53">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3"><text:soft-page-break/>–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3">Селестия рассмеялась.</text:p>
      <text:p text:style-name="P53">–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3">Селестия вскочила с места.</text:p>
      <text:p text:style-name="P53">– АЙ-Я-Я-Я-Я-Й!</text:p>
      <text:p text:style-name="P53">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3">– Раньше тут не было муравейника!!! – Селестия с мольбой взглянула на меня. – Мааакс!! Помоги! Они кусаются! Я <text:s/>сейчас свихнусь почище Дискорда!</text:p>
      <text:p text:style-name="P53">Аликорница подпрыгнула и, взбрыкнув, начала кружиться в обратную сторону.</text:p>
      <text:p text:style-name="P53">– Вот нечего землю ковырять там, где не надо! Стой!!! – я схватил её за хвост, останавливая. Затем осторожно завёл руку под накрупник.</text:p>
      <text:p text:style-name="P53">…</text:p>
      <text:p text:style-name="P53">–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3">– Да ладно! Мне это ничего не стоило.</text:p>
      <text:p text:style-name="P53">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3">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3">– Эммм... Селестия?</text:p>
      <text:p text:style-name="P53">– Дааа? – ответила аликорница, не повернув головы. В её тоне слышались смешливые нотки.</text:p>
      <text:p text:style-name="P53">Я вытащил руку из-под накрупника.</text:p>
      <text:p text:style-name="P53">– Всё в порядке?</text:p>
      <text:p text:style-name="P53"><text:soft-page-break/>Селестия повернула голову, и я ясно увидел широкую улыбку и фирменный ехидный прищур из-под чёлки.</text:p>
      <text:p text:style-name="P53">– А почему ты спрашиваешь? Ты разобрался с муравьями?</text:p>
      <text:p text:style-name="P53">– Вроде да. Хотя, по-моему, дело уже не в муравьях.</text:p>
      <text:p text:style-name="P53">– По-моему, тоже. – рассмеялась аликорница. – Продолжай...</text:p>
      <text:p text:style-name="P53"/>
      <text:h text:style-name="P156" text:outline-level="2">6. Стыд</text:h>
      <text:p text:style-name="P53"/>
      <text:p text:style-name="P63">~~~ Завтра на семь в библиотеке ~~~</text:p>
      <text:p text:style-name="P63"/>
      <text:p text:style-name="P53">–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3">Норф носился по мастерской, окрылённый новообретённым учеником.</text:p>
      <text:p text:style-name="P53">–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3">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3">–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53">Я посмотрел на часы. До семи оставалось двадцать минут — как раз, чтоб успеть дойти до библиотеки. Я намеренно уронил на пол тяжёлый рашпиль.</text:p>
      <text:p text:style-name="P53">– На сегодня довольно. Я ж вижу, ты торопишься. – заметил Норф, просыпаясь.</text:p>
      <text:p text:style-name="P53">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3">Я закрыл пенал и сунул его во внутренний карман куртки.</text:p>
      <text:p text:style-name="P53">– Завтра будешь? – спросил Норф. – Надо бы закончить заказ из <text:s/>Троттингема.</text:p>
      <text:p text:style-name="P53"><text:soft-page-break/>– В это же время. – подтвердил я.</text:p>
      <text:p text:style-name="P53"/>
      <text:p text:style-name="P55">***</text:p>
      <text:p text:style-name="P53"/>
      <text:p text:style-name="P53">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3">– Здрасьте!</text:p>
      <text:p text:style-name="P53">Аликорница не ответила, всматриваясь в глобус.</text:p>
      <text:p text:style-name="P53">– Привет, говорю! – я подошёл вплотную и легонько сжал ей холку.</text:p>
      <text:p text:style-name="P53">– А, это ты, Макс? Привет. – аликорница, наконец, оторвалась от разноцветной сферы. – Как осваиваешься?</text:p>
      <text:p text:style-name="P53">– Нормально осваиваюсь. Работу себе нашёл. К <text:s/>Норфолку Каррусу в ученики записался.</text:p>
      <text:p text:style-name="P53">–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3">–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3">– Да, уже пять дней. Так здорово снова чувствовать свои мышцы! Корсет был ужасен.</text:p>
      <text:p text:style-name="P53">Аликорница прошлась передо мной с раскрытыми крыльями, демонстрируя восстановленную работоспособность.</text:p>
      <text:p text:style-name="P53">– Ну что же, и я рад за тебя. – я отвернулся, присел на край стола и стал изучать потолок. – Зачем вызывала?</text:p>
      <text:p text:style-name="P53">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3">– Ты сердишься?</text:p>
      <text:p text:style-name="P53">Её ресницы щекотали мне щёку. Я отодвинул её морду от лица и сказал скучающим тоном:</text:p>
      <text:p text:style-name="P53">– Та не, с чего бы? За что мне на тебя сердиться?</text:p>
      <text:p text:style-name="P53">– Но ты ведёшь себя как чужой. Как будто мы незнакомы! Ещё чуть-чуть, и станешь называть меня на «Вы» и «Ваше Высочество».</text:p>
      <text:p text:style-name="P53">Меня прорвало.</text:p>
      <text:p text:style-name="P53">–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3">Я вытащил из заднего кармана брюк смятую записку с королевскими вензелями и бросил её под ноги Селестии.</text:p>
      <text:p text:style-name="P53">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3">Наконец Селестия развернулась и глубоко выдохнула.</text:p>
      <text:p text:style-name="P53"><text:soft-page-break/>–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3">Я подошёл к аликорнице и прикоснулся к её шее.</text:p>
      <text:p text:style-name="P53">– Всё в порядке. Я тебя понимаю — и ценю твоё признание. Сам бы ещё и не так себя повёл на твоём месте.</text:p>
      <text:p text:style-name="P53">– Да? А как бы ты себя повёл? – заинтересовалась Селестия.</text:p>
      <text:p text:style-name="P53">Я вспомнил свои неудачные попытки завязать личную жизнь с девушками. Конечно, те были далеки от совершенства. Но так ли безгрешен был я сам?</text:p>
      <text:p text:style-name="P53">– Я бы не извинился. Огрызался бы и считал себя правым до последнего. Ещё и послал бы подальше.</text:p>
      <text:p text:style-name="P53">Аликорница насмешливо покачала головой.</text:p>
      <text:p text:style-name="P53">–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3">Я снова присел на столик, теперь уже лицом к аликорнице.</text:p>
      <text:p text:style-name="P53">– Так что случилось? Куда ты пропадала? Рассказывай.</text:p>
      <text:p text:style-name="P53">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3">– Что ты видишь? – спросила она напряжённо.</text:p>
      <text:p text:style-name="P53">–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3">–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3">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3">– Ты не ошиблась? Нет тут никакого города.</text:p>
      <text:p text:style-name="P53">– Сейчас нет. Раньше был. – еле слышно прошептала аликорница.</text:p>
      <text:p text:style-name="P53">– Чего ты так волнуешься? Может, на более подробной карте есть? Я бы на точность глобуса не слишком полагался.</text:p>
      <text:p text:style-name="P53">–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3">– Так, может, его и не было? – заметил я цинично.</text:p>
      <text:p text:style-name="P53">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3">–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text:soft-page-break/>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53">– А как ты сама помнишь о том заклинании, если оно стёрто из бытия? – резонно подметил я.</text:p>
      <text:p text:style-name="P53">– У меня есть защита памяти. Я поставила её, когда сражалась с Иггусом… Правда, защита еле действует, так как прошло очень много времени.</text:p>
      <text:p text:style-name="P53">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3">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3">Аликорница потёрла висок и растерянно посмотрела на меня.</text:p>
      <text:p text:style-name="P53">–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3">Я обнял аликорницу, успокаивая.</text:p>
      <text:p text:style-name="P53">– Не волнуйся, принцесса. Ты делаешь всё, что от тебя зависит. Не твоя вина, если это происходит.</text:p>
      <text:p text:style-name="P53">Селестия рассеянно мотнула головой, не соглашаясь со мной.</text:p>
      <text:p text:style-name="P53">–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3">Она проследовала к выходу, кивком головы приглашая меня следовать за ней.</text:p>
      <text:p text:style-name="P53">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3">–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3">– Да так, ни о чём. – покраснел я, вернувшись на дорожку.</text:p>
      <text:p text:style-name="P53">Селестия всмотрелась в меня внимательно и всё поняла.</text:p>
      <text:p text:style-name="P53">– <text:s/>Нам не туда. Не сейчас. Я хочу показать тебе Эквестрию. – тихо сказала она.</text:p>
      <text:p text:style-name="P53">&lt;<text:span text:style-name="T53">Pet Shop Boys — A Man Could Get Arrested</text:span>&gt;</text:p>
      <text:p text:style-name="P53">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text:soft-page-break/>что она перед тобой должна бёдра раздвигать! А ещё, блядь, устроил сценку при встрече, как капризный ухажёр! Ёбаный пиздец! Поделом тебе!</text:p>
      <text:p text:style-name="P53"><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3">Она ещё сочувствует! Я старался не смотреть в её сторону, отводя глаза. Так мы дошли до городской стены.</text:p>
      <text:p text:style-name="P53">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3">Взобравшись на галерею по винтовой лестнице крохотной сторожевой башенки, мы остановились у зубца.</text:p>
      <text:p text:style-name="P53">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53">– Что ты чувствуешь? – спросила аликорница.</text:p>
      <text:p text:style-name="P53">– У меня нет слов. Ничего прекраснее я в жизни не видел! – только и смог выговорить я.</text:p>
      <text:p text:style-name="P53">Селестия склонила голову, соглашаясь.</text:p>
      <text:p text:style-name="P53">–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3">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3">– Прошлогодний выпуск. – заметила Селестия. – Отличная работа, хотя жеребячливости хватает. Что неудивительно, учитывая их возраст.</text:p>
      <text:p text:style-name="P53">–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1"> </text:span>И вообще, зачем вам учиться летать, если вы и так это умеете с рождения?</text:p>
      <text:p text:style-name="P53">–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3">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3"><text:soft-page-break/>– Проблемы? Что за проблемы? Извини, я таки прослушал.</text:p>
      <text:p text:style-name="P53">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3">– Когда твоя жизнь длится тысячи лет, начинаешь тонко чувствовать гармонию мира. – начала она.</text:p>
      <text:p text:style-name="P53"/>
      <text:h text:style-name="Heading_20_2" text:outline-level="2"><text:span text:style-name="T1">7</text:span>. Нелетающие пегасы</text:h>
      <text:p text:style-name="P53"/>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2">—</text:span> осень, за осенью <text:span text:style-name="T32">—</text:span> зима. <text:s/>Если пошёл дождь, должно быть мокро, если выпал снег <text:span text:style-name="T32">—</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9">–</text:span> Постой, постой, <text:span text:style-name="T9">–</text:span> я попыталась удержать ускользающую тень сомнения. <text:span text:style-name="T9">–</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9">–</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9">–</text:span> По состоянию здоровья? <text:span text:style-name="T9">–</text:span> переспросила я, не спуская с него взгяд.</text:p>
      <text:p text:style-name="P1"><text:span text:style-name="T9">–</text:span> Да, Ваше Высочество, <text:span text:style-name="T9">–</text:span> гонец потупил взгляд, глаза его забегали, <text:span text:style-name="T9">–</text:span> по состоянию здоровья.</text:p>
      <text:p text:style-name="P45">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9">–</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9">–</text:span> Эммм… Они… м-м-м… не больны… в некотором смысле… <text:span text:style-name="T9">–</text:span> гонец изо всех сил ковырял копытом <text:s/>литку, пряча взгляд. <text:span text:style-name="T9">–</text:span> Они… мнэээ… сами… в некотором роде… кхм. Нервный срыв. Переутомление и бессонница… Кхм.</text:p>
      <text:p text:style-name="P1"><text:span text:style-name="T9">–</text:span> Сами <text:span text:style-name="T9">—</text:span> что? <text:span text:style-name="T9">–</text:span> Я постепенно начала понимать причину смущения гонца.</text:p>
      <text:p text:style-name="P1"><text:span text:style-name="T9">–</text:span> Сами… эээ… вроде как… ну… отказались…</text:p>
      <text:p text:style-name="P1">Пегас понурил голову и пытался протереть копытом пол.</text:p>
      <text:p text:style-name="P1"><text:soft-page-break/>Я, наконец, всё поняла. <text:span text:style-name="T1">Гонец смущался не меня. Ему было стыдно за своих сородичей.</text:span> Для пегаса смысл жизни <text:span text:style-name="T9">—</text:span> в возможности летать. И добровольно отказаться от полётов для него <text:span text:style-name="T9">—</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9">–</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3">***</text:p>
      <text:p text:style-name="P14">Семь жеребят-подростков стояли передо мною с отсутствующим видом.</text:p>
      <text:p text:style-name="P14">– Представьтесь перед вашей принцессой! – шикнул на них сопровождающий стражник.</text:p>
      <text:p text:style-name="P14">Жеребята встрепенулись.</text:p>
      <text:p text:style-name="P1"><text:span text:style-name="T9">– </text:span>Добрый день, Ваше Высочество! <text:span text:style-name="T9">–</text:span> склонились они в поклоне. После некоторого перешёптывания, они всё же назвались по очереди.</text:p>
      <text:p text:style-name="P1"><text:span text:style-name="T9">–</text:span> А где восьмой? <text:span text:style-name="T9">–</text:span> удивилась я. <text:span text:style-name="T9">–</text:span> Мне сказали, вас было восемь. Восемь отказавшихся летать.</text:p>
      <text:p text:style-name="P1"><text:span text:style-name="T9">–</text:span> Да, Ваше Высочество, п-принцесса Селестия, <text:span text:style-name="T9">–</text:span> старший из них запинался от волнения. <text:span text:style-name="T9">–</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9">–</text:span> Успокойтесь, <text:span text:style-name="T9">–</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9">–</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oft-page-break/><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8">старший. </text:span><text:span text:style-name="T2">–</text:span><text:span text:style-name="T48">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2">—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text:soft-page-break/>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нас всё это время??? Но кто??? Кто их отец?!! КТО ЭТОТ… !!!</text:p>
      <text:p text:style-name="P5">От волнения Луна перешла на грандэквестрийский. Мне пришлось заткнуть ей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Теперь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9">— и втайне немного завидовала этому</text:span>. Если бы сестра со своими способностями к магии умела обуздывать свои эмоции <text:span text:style-name="T9">—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Тия,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3">–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3">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text:soft-page-break/>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3">Ну что же, основное искусство правления <text:span text:style-name="T9">— умение делегировать полномочия. Вечером того же дня я села за письменный стол.</text:span></text:p>
      <text:p text:style-name="P47">“<text:span text:style-name="T19">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3"/>
      <text:p text:style-name="P55">***</text:p>
      <text:p text:style-name="P53"/>
      <text:p text:style-name="P53">– Так ты поручила Твайлайт Спаркл расследование необычных снов жеребят?</text:p>
      <text:p text:style-name="P53">– Да, их и других подобных, начавшихся у многих пони. Мы назвали подобные сны «потусторонними» <text:span text:style-name="T9">—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9"> Они засыпают, а на утро находят лишь примятую простыню в постели.</text:span></text:p>
      <text:p text:style-name="P53">– А что стало с жеребятами? – спросил я. – Они перестали бояться экзаменов?</text:p>
      <text:p text:style-name="P53">–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3">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3">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3">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3">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3">Описав круг, Селестия перелетела через стену и приземлилась в парке. Я скатился на траву, пытаясь вдохнуть.</text:p>
      <text:p text:style-name="P53">– Что... Это... Было?</text:p>
      <text:p text:style-name="P53">Селестия осторожно, но настойчиво повалила меня на траву и принялась ощупывать рёбра.</text:p>
      <text:p text:style-name="P53">– Так больно? А так?</text:p>
      <text:p text:style-name="P53">–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3">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3">–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3"><text:soft-page-break/>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3">– Не могу поверить. В Кантерлоте никогда не было землетрясений. Это неестественно. – пробормотала аликорница растерянно. – Слишком быстро.</text:p>
      <text:p text:style-name="P53">– Что <text:span text:style-name="T9">— </text:span>быстро? – не выдержал я.</text:p>
      <text:p text:style-name="P53">–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3">– Нет проблем, Селестия. Я всё понимаю.</text:p>
      <text:p text:style-name="P53">Аликорница приготовилась было взлетать, но в последний момент, приняв какое-то решение, остановилась.</text:p>
      <text:p text:style-name="P53">– Макс?</text:p>
      <text:p text:style-name="P53">– Да?</text:p>
      <text:p text:style-name="P53">– Мы уже достаточно неплохо знаем друг друга. Могу сказать, что ты меня знаешь лучше, чем кто-либо ещё во дворце, за исключением Луны.</text:p>
      <text:p text:style-name="P53">– Да?</text:p>
      <text:p text:style-name="P53">– Да. Зови меня Тия&lt;<text:span text:style-name="T16">Селли !!!</text:span>&gt;. Если хочешь.</text:p>
      <text:p text:style-name="P53">– Хорошо. До встречи, Тия.</text:p>
      <text:p text:style-name="P53">– До встречи, Макс.</text:p>
      <text:p text:style-name="P53"/>
      <text:h text:style-name="Heading_20_2" text:outline-level="2"><text:span text:style-name="T1">8</text:span>. <text:span text:style-name="T9">40-6</text:span></text:h>
      <text:p text:style-name="P77">Mark Knopfler — Hill Farmers Blues — или на следующую главу (прощание)</text:p>
      <text:p text:style-name="P53"/>
      <text:p text:style-name="P63">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1">Истончения </text:span>(быть может, к счастью). Всё, что я могу <text:span text:style-name="T9">— оставить тебе напутствие.</text:span></text:p>
      <text:p text:style-name="P63"><text:span text:style-name="T9">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9">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3"><text:span text:style-name="T9">Тебе может не нравиться этот мир. Тебе могут не нравиться пони. Ты можешь быть удивлён и обижен </text:span>их <text:span text:style-name="T9">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3">Будь снисходителен. Будь терпелив, добр и, по возможности, мудр <text:span text:style-name="T9">— </text:span>и ты увидишь, как мир меняется к лучшему. Он очень молод и гибок. Он горит желанием изменяться. Но в этом его слабость <text:span text:style-name="T9">— </text:span>он может меняться и в плохую сторону. От тебя зависит, в какую.</text:p>
      <text:p text:style-name="P63">Эх, хотел бы я поменяться с тобой местами <text:span text:style-name="T9">—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3">Удачи!</text:p>
      <text:p text:style-name="P47"><text:soft-page-break/>…</text:p>
      <text:p text:style-name="P47"/>
      <text:p text:style-name="P53">Тоже мне, философ выискался, Диоген копытный! Вот не люблю, когда всякие "гуру" с глубокомысленным видом порют чушь. Эквестрия <text:span text:style-name="T11">—</text:span> сказочная страна, пони <text:span text:style-name="T11">— </text:span><text:span text:style-name="T9">прекрасные создания, порядки тут з</text:span>амечательные<text:span text:style-name="T9">! Чисто, культурно, вежливо. Дворецкий </text:span><text:span text:style-name="T11">—</text:span><text:span text:style-name="T9">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9">– </text:span>Её Высочество Принцесса Селестия хочет видеть вас, человек Макс.</text:p>
      <text:p text:style-name="P1">Я захлопнул трактат<text:span text:style-name="T9">.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9">–</text:span> Уже иду. Где я могу её найти?</text:p>
      <text:p text:style-name="P1"><text:span text:style-name="T9">–</text:span> Я проведу вас, человек Макс. <text:span text:style-name="T9">–</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5"> </text:span><text:span text:style-name="T39">— вся архитектура явно </text:span><text:span text:style-name="T32">была </text:span><text:span text:style-name="T39">заточена под крылатых. Таких, для которых приземлиться на балкон в тронном зале или уйти через портик на крыше</text:span><text:span text:style-name="T55"> </text:span><text:span text:style-name="T39">— обычное дело. </text:span><text:span text:style-name="T55">Хорошо, что ежедневные посещения каретной мастерской подняли мой тонус, изрядно посаженный сидячим образом жизни.</text:span></text:p>
      <text:p text:style-name="P1"><text:span text:style-name="T55">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9">–</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9">—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2">Каменный пол комнаты был покрыт розовым ковром с длиннейшим ворсом.</text:span><text:span text:style-name="T39"> </text:span><text:span text:style-name="T32">Его центр занимал высокий </text:span><text:span text:style-name="T39">кругл</text:span><text:span text:style-name="T32">ый</text:span><text:span text:style-name="T39"> </text:span><text:span text:style-name="T32">футон</text:span><text:span text:style-name="T39"> </text:span><text:span text:style-name="T32">с</text:span><text:span text:style-name="T39"> велик</text:span><text:span text:style-name="T32">им</text:span><text:span text:style-name="T39"> множество</text:span><text:span text:style-name="T32">м</text:span><text:span text:style-name="T39">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47">– Рада тебя видеть, Макс. – знакомый силуэт на балконе повернулся в мою сторону. Гардины раздвинулись и Селестия вошла в комнату.</text:p>
      <text:p text:style-name="P47"><text:soft-page-break/><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7">Аликорница смотрела на меня из под чёлки с фирменной саркастической улыбочкой.</text:p>
      <text:p text:style-name="P47">– <text:span text:style-name="T1">Такое впечатление, что ты увидел не меня, а василиска! Отомри!</text:span></text:p>
      <text:p text:style-name="P53">Я выдохнул.</text:p>
      <text:p text:style-name="P47">– <text:span text:style-name="T1">Как ты это делаешь? Я видел тебя и раньше, но ты никогда не была такой... Такой...</text:span></text:p>
      <text:p text:style-name="P47">–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7">–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3">Селестия тихо рассмеялась.</text:p>
      <text:p text:style-name="P47">– <text:span text:style-name="T1">Могу же я расслабиться хотя бы раз в сто лет? Я тоже живое существо, что бы там ни говорили подпольщики.</text:span></text:p>
      <text:p text:style-name="P53">Она кивком указала мне на тапочки в углу рядом с накопытниками. Я переобулся и вошёл в комнату.</text:p>
      <text:p text:style-name="P47">– <text:span text:style-name="T1">О каких подпольщиках ты говоришь? В Эквестрии зреет революция?</text:span></text:p>
      <text:p text:style-name="P47">Селестия подошла к фонтанчику и начала набирать воду в серебряный чайник.</text:p>
      <text:p text:style-name="P47">–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2">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7"><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3">Аликорница смутилась.</text:p>
      <text:p text:style-name="P53">–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7"><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47">Селестия поставила чайник на кованную решётку в камине, подошла к кухонной полке и задумалась.</text:p>
      <text:p text:style-name="P1"><text:soft-page-break/><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7"><text:span text:style-name="T1">–</text:span> Спасибо, Селестия. Пожалуй, буду “кантерлотский королевский”.</text:p>
      <text:p text:style-name="P53">Аликорница искоса зыркнула на меня, недовольно сморщив нос.</text:p>
      <text:p text:style-name="P47"><text:span text:style-name="T1">–</text:span> Мы же договорились! Тия! Не хватало мне ещё слышать официоз у себя дома. Его в моей жизни и так хватает.</text:p>
      <text:p text:style-name="P47">Она открыла шкафчик и, потянув зубами золотой шнурок, вытащила чёрный с золотом пакетик.</text:p>
      <text:p text:style-name="P47"><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7">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7"><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7">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7"><text:span text:style-name="T1">–</text:span> Не стой столбом, Макс! Об тебя можно взгляд поцарапать!</text:p>
      <text:p text:style-name="P47">Я присел на краешек. Она немного придвинулась ко мне и смешливо сощурилась.</text:p>
      <text:p text:style-name="P47"><text:span text:style-name="T1">–</text:span> Ты не против, если мы продолжим знакомство? Я хотела пригласить тебя на чай ещё вчера, но землетрясение…</text:p>
      <text:p text:style-name="P47">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7"><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7">Тия виновато сморщила нос.</text:p>
      <text:p text:style-name="P47"><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7">Я молчал, раздумывая, чтобы такое остроумное ляпнуть в ответ, когда аликорница шутливо ткнула меня копытом в плечо. </text:p>
      <text:p text:style-name="P47"><text:span text:style-name="T1">–</text:span> Ну же, Макс, ты как деревянный! Расслабься! Можно подумать, тебя никогда раньше не приглашали на свидания!</text:p>
      <text:p text:style-name="P47">От неожиданности я повалился на ложе.</text:p>
      <text:p text:style-name="P47"><text:span text:style-name="T1">–</text:span> Эй, полегче! Ты пихаешься, как бульдозер!</text:p>
      <text:p text:style-name="P47"><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7">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7"><text:soft-page-break/><text:span text:style-name="T1">–</text:span> Ты чего??? <text:span text:style-name="T1">–</text:span> я непонимающе уставился на аликорницу.</text:p>
      <text:p text:style-name="P47"><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25">Мне печалиться не стоит</text:p><text:p text:style-name="P125">Жизнь прекрасна и ярка</text:p><text:p text:style-name="P125">Телом молода, душою —</text:p><text:p text:style-name="P125">Как дракон морской мудра</text:p><text:p text:style-name="P125"/><text:p text:style-name="P125">Я видала взлёт империй,</text:p><text:p text:style-name="P125">Я жила среди легенд,</text:p><text:p text:style-name="P125">Древней магии мистерий</text:p><text:p text:style-name="P125">Я прилежнейший студент</text:p><text:p text:style-name="P125"/><text:p text:style-name="P125">Обожаема народом,</text:p><text:p text:style-name="P125">Уважаема врагом,</text:p><text:p text:style-name="P125">Но друзей моих немного,</text:p><text:p text:style-name="P125">Гложет душу холодом</text:p><text:p text:style-name="P125"/><text:p text:style-name="P125">Одинока и печальна,</text:p><text:p text:style-name="P125">Недоступна и строга,</text:p><text:p text:style-name="P125">Потеряла изначальный</text:p><text:p text:style-name="P125">Смысл жизни навсегда</text:p><text:p text:style-name="P125"/><text:p text:style-name="P125">Жизнь моя теперь публична,</text:p><text:p text:style-name="P125">Жизнь моя теперь для всех,</text:p><text:p text:style-name="P125">В этом — горе, в этом — счастье,</text:p><text:p text:style-name="P125">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7">–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7">Аликорница поводила носом над чашками и заметила:</text:p>
      <text:p text:style-name="P47">–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7">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7">Я трогал пальцем ноги воду, сидя на бортике бассейна, когда дверь открылась и внутрь сунулся нос аликорницы.</text:p>
      <text:p text:style-name="P47">– Тебе в чай класть мёд или сахар? – спросила она, невинно наблюдая за моими тщётными попытками прикрыться.</text:p>
      <text:p text:style-name="P47">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7">– Ты бы предупреждала, прежде чем войти, что ли? – просипел я. </text:p>
      <text:p text:style-name="P47"><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7">– Мёд. Или сахар. На твоё усмотрение.</text:p>
      <text:p text:style-name="P47">– Как скажешь. – нос Тии скрылся за дверью.</text:p>
      <text:p text:style-name="P47"><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7">– О, ты уже?</text:p>
      <text:p text:style-name="P47">Аликорница поставила на поднос чашки и плетёнку с бубликами и подошла с ним к тюфяку.</text:p>
      <text:p text:style-name="P47">– А почему ты опустила жалюзи на окне в ванной? Оттуда такой прекрасный вид!</text:p>
      <text:p text:style-name="P47">–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47"><text:span text:style-name="T1">– Примерно такие? </text:span>– <text:span text:style-name="T1">я бросил на диван номер «Кантерлот геральд». Заголовок на целый разворот гласил: «</text:span><text:span text:style-name="T8">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3">– Примерно такие. – расхохоталась Тия. <text:span text:style-name="T9">– С</text:span>пасибо, мнет хоть инвалидное кресло не пририсовали!</text:p>
      <text:p text:style-name="P47">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7">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7">–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7">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7">Я повернулся к Тие. Мне пришлось осторожно напрягать мускулы шеи, чтобы они случайно не отвернули голову нафиг.</text:p>
      <text:p text:style-name="P47">– Это просто бомба! Я чувствую себя богом! Кажется, я понял секрет вашей силы и долголетия: вы пьёте эту траву каждый день.</text:p>
      <text:p text:style-name="P47">Аликорница громко и заразительно рассмеялась. Я присоединился к ней. <text:span text:style-name="T1">По телу прошлась волна лёгкого покалывания.</text:span><text:span text:style-name="T22">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3">Копыто легло мне на плечо и мягко повалило на постель. Тия легла рядом и тепло дунула мне в ухо.</text:p>
      <text:p text:style-name="P47">– <text:span text:style-name="T1">Ты готов познакомиться поближе? Совсем близко?</text:span></text:p>
      <text:p text:style-name="P47">–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3">Тия фыркнула.</text:p>
      <text:p text:style-name="P53"><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9">У нас до утра — если сестрица ничего не напутает — девять часов. И все они — наши.</text:span></text:p>
      <text:p text:style-name="P53">Её ресницы щекотали мне щеку. Я повернулся к ней и буквально растворился в ласковом взгляде огромных фиалковых глаз.</text:p>
      <text:p text:style-name="P53">– Ты предлагаешь мне заняться сексом? С тобой? Но... как?</text:p>
      <text:p text:style-name="P47"><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3">Тия подняла голову.</text:p>
      <text:p text:style-name="P53">–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3">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3">Как во сне я разделся и зашёл к ней сзади. "Это неправильно!» – пискнули во мне остатки ханжества и замолкли, раздавленные желанием.</text:p>
      <text:p text:style-name="P53">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3">Через некоторое время Тия осторожно высвободилась из-под меня и встала с постели. </text:p>
      <text:p text:style-name="P53">– Лежи спокойно, я сейчас. – муркнула она, поцеловав меня в ухо.</text:p>
      <text:p text:style-name="P53">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3">В открывшемся мини-баре я углядел ряд вычурных бутылок и пузатых графинчиков. Их содержимое не вызывало у меня никаких сомнений.</text:p>
      <text:p text:style-name="P45"><text:span text:style-name="T9">–</text:span> Иногда хочется забыться, <text:span text:style-name="T9">–</text:span> перехватила мой взгляд аликорница, <text:span text:style-name="T9">–</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5"><text:span text:style-name="T9">–</text:span> А водку у вас принято пить?</text:p>
      <text:p text:style-name="P45"><text:span text:style-name="T9">–</text:span> Некоторые употребляют. Но правительница Эквестрии, пьющая <text:span text:style-name="T1">яблочную </text:span>водку <text:span text:style-name="T1">—</text:span> это уже черезчур. <text:span text:style-name="T9">–</text:span> засмеялась Селестия. <text:span text:style-name="T9">–</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3">Достав из шкафчика пузатую заплесневевшую бутылку, Тия что-то прикинула и наполнила её содержимым два бокала на полуметровых ножках.</text:p>
      <text:p text:style-name="P53">–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3"><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3">Тия покачала головой и прошла с бокалами в ванную, кивком пригласив меня следовать за ней.</text:p>
      <text:p text:style-name="P53">–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9">— сильнейший энергетик, он многократно усиливает чувства и возможности организма, но он же и иссушает его.</text:span></text:p>
      <text:p text:style-name="P53"><text:span text:style-name="T9">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9">—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9">—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3">Наконец, я со вздохом отпрянул.</text:p>
      <text:p text:style-name="P53"><text:span text:style-name="T9">– Я несказанно рада, что, наконец-то, могу назвать тебя своим другом. </text:span>– мурлыкнула Тия. – <text:span text:style-name="T9">За дружбу! </text:span>– подняла бокал она.</text:p>
      <text:p text:style-name="P53">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3"><text:span text:style-name="T9">– Это ты называешь “дружбой”? – с </text:span>улыбкой хмыкнул<text:span text:style-name="T9"> я. – </text:span>Мне нравится твоё чувство юмора.</text:p>
      <text:p text:style-name="P53">Аликорница нахмурилась.</text:p>
      <text:p text:style-name="P53"><text:span text:style-name="T9">– </text:span>Тебе не нравится моя дружба? Ты не принимаешь её? Ты чем-то недоволен?</text:p>
      <text:p text:style-name="P53">Я расхохотался, чуть не поперхнувшись водой, плескавшейся у подбородка.</text:p>
      <text:p text:style-name="P53"><text:span text:style-name="T9">– </text:span>Нет, что ты, Тия, не мели ерунды! Я всем доволен, я просто в восторге. Мне вообще кажется, что я попал в рай, а ты <text:span text:style-name="T9">— </text:span>мой ангел-хранитель. И называть ЭТО дружбой <text:span text:style-name="T9">—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9">— не друг, я — нечто большее. Я тебя </text:span>лю...</text:p>
      <text:p text:style-name="P53">Копыто аликорницы закрыло мне рот прежде чем я успел договорить заветное слово.</text:p>
      <text:p text:style-name="P47">– Макс, не надо! – умоляюще произнесла аликорница. – Не продолжай! Пожалуйста!</text:p>
      <text:p text:style-name="P47">Слова встали у меня поперёк горла. Я медленно отодвинул копыто от лица и потрясённо уставился на неё.</text:p>
      <text:p text:style-name="P47">– Но почему? – в конце-концов выдавил я. – Что не так? Это из-за того, что я — человек?</text:p>
      <text:p text:style-name="P47">Тия виновато закусила губу и отвернулась.</text:p>
      <text:p text:style-name="P47">–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7"><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7">– Макс… Я не смогу сделать тебя бессмертным… Мне очень жаль… Извини…</text:p>
      <text:p text:style-name="P47">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7">Слёзы злости душили меня, но я сдержался.</text:p>
      <text:p text:style-name="P47">– Охренеть. – сказал я холодно. – А я прям напрашивался!</text:p>
      <text:p text:style-name="P47">Одиночество, отступившее перед мягким, но настойчивым натиском аликорницы в последние <text:span text:style-name="T1">дни</text:span>, снова сковало душу стужей.</text:p>
      <text:p text:style-name="P47">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7">“...пожалуйста, останься...”</text:p>
      <text:p text:style-name="P47">Где этот чёртов носок?</text:p>
      <text:p text:style-name="P47">“...пойми, это эффект лазурного вина...”</text:p>
      <text:p text:style-name="P47">Джинсы узкие, блядь! На мокрое тело хрен натянешь...</text:p>
      <text:p text:style-name="P47">“...ох, я глупая...”</text:p>
      <text:p text:style-name="P47">Так, всё. Шмотки на мне, вроде, ничего не забыл.</text:p>
      <text:p text:style-name="P53">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3"/>
      <text:h text:style-name="Heading_20_2" text:outline-level="2">9. <text:span text:style-name="T1">Прощание</text:span></text:h>
      <text:p text:style-name="P53"/>
      <text:p text:style-name="P47">– <text:span text:style-name="T1">Норф!.. Эй, Норф! Ты где?..</text:span></text:p>
      <text:p text:style-name="P53">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3">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7"/>
      <text:p text:style-name="P55">***</text:p>
      <text:p text:style-name="P47"/>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soft-page-break/>…</text:p>
      <text:p text:style-name="P1"><text:span text:style-name="T39">– </text:span><text:span text:style-name="T32">Говорят, в Додж-сити почти не осталось жителей. В местном депо перестали обслуживать паровозы из-за отсутствия рабочих. Старик </text:span><text:span text:style-name="T39">–</text:span><text:span text:style-name="T32">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39">– </text:span><text:span text:style-name="T43">А из Пинто Крика уже месяц нет новостей...</text:span></text:p>
      <text:p text:style-name="P5"><text:span text:style-name="T39">– </text:span><text:span text:style-name="T43">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3">…</text:p>
      <text:p text:style-name="P14"><text:span text:style-name="T43">– </text:span>“<text:span text:style-name="T1">Что я могу сделать, чтобы вернуть всё назад?</text:span>”</text:p>
      <text:p text:style-name="P14"><text:span text:style-name="T43">– </text:span><text:span text:style-name="T32">Так и сказала?</text:span></text:p>
      <text:p text:style-name="P1"><text:span text:style-name="T39">– </text:span><text:span text:style-name="T32">Да, </text:span><text:span text:style-name="T33">Фэнси</text:span><text:span text:style-name="T32">,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4"><text:span text:style-name="T43">– </text:span><text:span text:style-name="T32">Что бы это значило, Флер?</text:span></text:p>
      <text:p text:style-name="P14"><text:span text:style-name="T43">– </text:span><text:span text:style-name="T32">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53">…</text:p>
      <text:p text:style-name="P69">–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9">– Куда проваливаться?</text:p>
      <text:p text:style-name="P69">– Они не знают. В тех провалах не видно дна...</text:p>
      <text:p text:style-name="P69">…</text:p>
      <text:p text:style-name="P69"/>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9">– Леди и джентлькольты! Приём окончен! Её Высочество Принцесса Селестия будет рада видеть <text:s/>вас в следующую среду!</text:p>
      <text:p text:style-name="P69">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9">–</text:span> Ты? <text:span text:style-name="T9">–</text:span> повернулась она ко мне.</text:p>
      <text:p text:style-name="P46">– Привет, Селестия. – подчёркнуто нейтрально обратился я. – Как дела?</text:p>
      <text:p text:style-name="P46">– Привет… Макс. <text:s/>Не очень, мягко говоря.</text:p>
      <text:p text:style-name="P45"><text:span text:style-name="T9">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9">олоски и даже целые пряди розового цвета выбивались </text:span><text:span text:style-name="T1">и</text:span><text:span text:style-name="T9">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9"> </text:span><text:span text:style-name="T1">И даже м</text:span><text:span text:style-name="T9">астерски наложенный макияж не мог скрыть мешки под глазами.</text:span></text:p>
      <text:p text:style-name="P46">–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oft-page-break/><text:span text:style-name="T9">–</text:span> Пятьдесят шесть из шестидесяти четырёх? Хренасе! <text:span text:style-name="T9">–</text:span> я вспомнил рассказ Селестии про восьмёрку пегасов прошлогоднего выпуска. <text:span text:style-name="T9">–</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9">–</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8">— </text:span><text:span text:style-name="T31">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8">—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9">–</text:span> А почему вы не поселитесь в более пригодном для земледелия месте?</text:p>
      <text:p text:style-name="P46">–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6">Селестия подошла к фонтанчику, обмакнула в него копыто и провела им по лбу.</text:p>
      <text:p text:style-name="P46">–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6">Я сделал вид, что не заметил полунамёка в последнем предложении. Выяснять отношения и мириться мне не хотелось.</text:p>
      <text:p text:style-name="P46">– Порадовать, к сожалению, нечем. Твой приятель, Норфолк Каррус, исчез. Судя по всему, во сне.</text:p>
      <text:p text:style-name="P46">– И Норф? О-о-о, нет!</text:p>
      <text:p text:style-name="P46">Селестия в отчаянии села на пол, прижав копыто к виску и опустошенно качая головой.</text:p>
      <text:p text:style-name="P46">–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6">Аликорница подняла голову и <text:span text:style-name="T1">удручённо</text:span> посмотрела на меня.</text:p>
      <text:p text:style-name="P46">–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6">– Может, спросишь Луну, куда деваются пони? Сон по её части.</text:p>
      <text:p text:style-name="P45"><text:span text:style-name="T9">– </text:span><text:span text:style-name="T1">Она</text:span><text:span text:style-name="T9"> отказывается разговаривать со мной со времени нашего возвращения из Вечнодикого леса. </text:span><text:span text:style-name="T1">Прямо как ты в последнее время. </text:span><text:span text:style-name="T9">– </text:span><text:span text:style-name="T1">горько заметила аликорница. </text:span><text:span text:style-name="T9">–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6">– Может, мне поговорить с ней?</text:p>
      <text:p text:style-name="P45"><text:span text:style-name="T9">–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0">— так точно.</text:span></text:p>
      <text:p text:style-name="P47">– Ну ок. Тогда она обрадуется следующей новости: я ухожу.</text:p>
      <text:p text:style-name="P47">Селестия еле заметно дрогнула ушами. Она отвернулась и молча смотрела в окно, не выказывая эмоций.</text:p>
      <text:p text:style-name="P47"><text:soft-page-break/>Я продолжил.</text:p>
      <text:p text:style-name="P47">–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7">Поза аликорницы стала чуть менее скованной. На грани слышимости я уловил её вздох. Она наконец повернулась ко мне и слабо улыбнулась.</text:p>
      <text:p text:style-name="P47">–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7">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7">– А в мешочке что?</text:p>
      <text:p text:style-name="P47">–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7">Я хотел было оскорбиться такой опекой со стороны аликорницы, но, глянув в её глаза, передумал.</text:p>
      <text:p text:style-name="P47">– Твоё высочество<text:span text:style-name="T1">, ты, вообще, спишь по ночам? У тебя глаза красные, как у кролика-альбиноса.</text:span></text:p>
      <text:p text:style-name="P47">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7">–<text:span text:style-name="T1"> Отправляйся, Макс. Очень надеюсь на успех твоей миссии.</text:span></text:p>
      <text:p text:style-name="P53">Она повернулась и вышла из зала, почти подметая хвостом пол.</text:p>
      <text:p text:style-name="P47"/>
      <text:p text:style-name="P1"><text:span text:style-name="T40">&lt;</text:span><text:span text:style-name="T57">Mark Knopfler - </text:span><text:span text:style-name="T56">Hill Farmer's Blues</text:span><text:span text:style-name="T40">&gt;</text:span></text:p>
      <text:p text:style-name="P49">***</text:p>
      <text:p text:style-name="P47"/>
      <text:p text:style-name="P52">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2">–<text:span text:style-name="T1"> Но магия есть и сейчас, мам!</text:span></text:p>
      <text:p text:style-name="P52"><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oft-page-break/><text:span text:style-name="T1">меньше силы. Так и с миром: чем он старше, тем более материален и менее гибок он становится, и тем меньше в нём магии.</text:span></text:p>
      <text:p text:style-name="P5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3">Так возникли пони и многие другие.</text:p>
      <text:p text:style-name="P5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2">–<text:span text:style-name="T1"> Весь мир как Вечнодикий лес?</text:span></text:p>
      <text:p text:style-name="P63">–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3">– Мааам, а со мной связан элементаль?</text:p>
      <text:p text:style-name="P63">– Конечно, Эйприл. В каждом из нас есть её бессмертная искорка.</text:p>
      <text:p text:style-name="P1"><text:span text:style-name="T34">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52"><text:span text:style-name="T1">– Конечно, мам! «День горящего очага» </text:span>— <text:span text:style-name="T1">верно?</text:span></text:p>
      <text:p text:style-name="P63">–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63">Так возникли аликорны.</text:p>
      <text:p text:style-name="P63">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63">Имя её было Селестия.</text:p>
      <text:p text:style-name="P63">За ней последовала и сестра её, Луна.</text:p>
      <text:p text:style-name="P63">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3">То есть, всегда.</text:p>
      <text:p text:style-name="P63">Тут и сказке конец. А теперь, Эйприл, залазь на полку и закрывай глазки.</text:p>
      <text:p text:style-name="P63">– Ну мааам! Раскажи ещё что-нибудь! Про Сомбру!</text:p>
      <text:p text:style-name="P63">– Про Сомбру <text:span text:style-name="T9">— в следующий раз. А е</text:span>сли мы не уснём в ближайшие десять минут, придёт древесный волк и заберёт меня в Вечнодикий лес!</text:p>
      <text:p text:style-name="P63">– А почему только тебя? А меня? А дядю-<text:span text:style-name="T64">мино</text:span>тавра?</text:p>
      <text:p text:style-name="P63">– <text:s/>Тебя я забрать ему не дам. А в дядю не тыкай копытом, это невежливо! Спи уже, мой маленький!</text:p>
      <text:p text:style-name="P63">– Поцелуй меня на ночь, мам!</text:p>
      <text:p text:style-name="P63"><text:soft-page-break/>– Конечно, мой хороший...</text:p>
      <text:p text:style-name="P63"/>
      <text:p text:style-name="P47">Вагоны убаюкивающе перестукивались по рельсам, унося меня прочь от Кантерлота. Я перевернулся на другой бок и провалился в сон.</text:p>
      <text:p text:style-name="P47"/>
      <text:h text:style-name="Heading_20_2" text:outline-level="2">10. Понивилль</text:h>
      <text:p text:style-name="P47"/>
      <text:p text:style-name="P14">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4">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3">—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4"><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4">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4">Гостинницу я сразу отверг <text:span text:style-name="T43">—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7">–<text:span text:style-name="T1"> Вот этот подойдёт. </text:span>–<text:span text:style-name="T1"> ткнул я в квадратик на карте, расположенный на окраине.</text:span></text:p>
      <text:p text:style-name="P53">Уплатив в городской бюджет скромную арендную плату и получив ключ, я отправился обживаться.</text:p>
      <text:p text:style-name="P14"/>
      <text:p text:style-name="P21">***</text:p>
      <text:p text:style-name="P14"/>
      <text:p text:style-name="P14">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4">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 А вот...</text:p>
      <text:p text:style-name="P1"><text:span text:style-name="T39">–</text:span><text:span text:style-name="T32"> Эй, верзила, поосторожнее, лягать тя в круп! Куда прёшься-то?</text:span></text:p>
      <text:p text:style-name="P14"><text:soft-page-break/>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4">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7">– Ты что, как-тя-там, впервые на базаре? Так таращишься по сторонам, как будто морковку с картохой впервые в жизни увидел.</text:p>
      <text:p text:style-name="P47">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7">Я перегнулся через прилавок, стараясь рассмотреть кьютимарку кобылки. </text:p>
      <text:p text:style-name="P47">–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7">Так и есть! На крупе кобылки красовались три яблока. Вот только, блин, как её звали-то?</text:p>
      <text:p text:style-name="P47">– <text:s/>Прошу прощения, Аппл... Эппл... Эпплхэт?</text:p>
      <text:p text:style-name="P47">– Ща залеплю оплеуху. – мрачно процедила пони. – Мало того, что таращится, как василиск, так ещё и издевается!</text:p>
      <text:p text:style-name="P47">– Да ладно тебе, Эй-Джей! Вполне милое имя. – хихикнул дракончик с кукурузой, проходя мимо.</text:p>
      <text:p text:style-name="P47">Ага, вот!</text:p>
      <text:p text:style-name="P47">– Извините меня пожалуйста, Эй-Джей, просто мне показалось, что вы напоминаете одну мою знакомую.</text:p>
      <text:p text:style-name="P47">– Эй-Джей я для друзей! – сварливо заметила поняха, – А для всех остальных — тебя тоже! — Эпплджек.</text:p>
      <text:p text:style-name="P47">Блин, опять облажался. Как-то хреново начинается знакомство с Понивиллем.</text:p>
      <text:p text:style-name="P47">– Понял. А меня зовут Макс. Приятно было познакомиться, Эпплджек.</text:p>
      <text:p text:style-name="P47">Я повернулся было уходить.</text:p>
      <text:p text:style-name="P47">– Э-э-э… Макс?</text:p>
      <text:p text:style-name="P47">– Да? – я повернулся обратно.</text:p>
      <text:p text:style-name="P47">Поняха водила копытом по прилавку. Надвинутая на лоб шляпа скрывала выражение мордочки. </text:p>
      <text:p text:style-name="P47">–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7">Я вернулся к прилавку.</text:p>
      <text:p text:style-name="P47">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7">– Сколько стоят вот эти? – указал я на пирамидку красных яблок размером с треть арбуза каждое.</text:p>
      <text:p text:style-name="P47">– Ред Делишес? Две серебряшки.</text:p>
      <text:p text:style-name="P47">– Куча?</text:p>
      <text:p text:style-name="P47">– Ну ты даёшь! – хмыкнула Эпплджек. – Даже не смешно.</text:p>
      <text:p text:style-name="P47">– Неужели штука?</text:p>
      <text:p text:style-name="P47"><text:soft-page-break/>Поняшка выпрыгнула из-за прилавка и смерила меня долгим взглядом.</text:p>
      <text:p text:style-name="P47">–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бе любой в городе скажет.</text:p>
      <text:p text:style-name="P47">Я улыбнулся и кивнул в ответ. Ситуация начала выправляться.</text:p>
      <text:p text:style-name="P47">–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7">– А сколько стоит вот это? – указал я на небольшую прикрытую от солнца мешковиной баночку с содержимым удивительной радужной расцветки.</text:p>
      <text:p text:style-name="P47">–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7">Поняшка набрала ложечку джема и предложила мне. </text:p>
      <text:p text:style-name="P47">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7">– Это просто восхитительно! Чудесно! Никогда такого не пробовал! И даже представить не мог, что такая вкуснотень существует!</text:p>
      <text:p text:style-name="P47">Эпплджек просто расцвела от моих дифирамбов.</text:p>
      <text:p text:style-name="P47">– Тебе, сахарок, как гостю города, сделаю скидку. Забирай за шестьдесят. Раньше меньше чем золотой не отдавала.</text:p>
      <text:p text:style-name="P47">Расплачиваясь, я спросил:</text:p>
      <text:p text:style-name="P47">– Ты, случаем, не знаешь, как пройти к городской библиотеке?</text:p>
      <text:p text:style-name="P47">Эпплджек, вскинув копыто ко лбу, запричитала:</text:p>
      <text:p text:style-name="P47">–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47">Тут Эпплджек прервалась и что есть силы замахала кому-то:</text:p>
      <text:p text:style-name="P47">– Рэр! Эй! Рэр! Давай к нам!</text:p>
      <text:p text:style-name="P47">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7">–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7">–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7"><text:soft-page-break/>– Эпплджек! Сколько можно повторять: модельер, а не рукодельница! Проведу, конечно. – устало произнесла Рэрити.</text:p>
      <text:p text:style-name="P47">– А какая разница? – беспечно махнула копытом Эпплджек, не обращая внимание на нахмурившуюся единорожку. – Шмотки — они и в Эппллузе шмотки.</text:p>
      <text:p text:style-name="P47">– Разница, как если бы тебя вместо огородницы назвали… ммм… <text:s/>реднеком. Пойдёмте, Макс.</text:p>
      <text:p text:style-name="P47">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7">–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7">–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7">– Огородница!.. Ишь, чего выдумала! По мне, так уж лучше “реднек”, чем “огородница”! – слышалось бурчание Эпплджек нам вдогонку.</text:p>
      <text:p text:style-name="P47">Единорожка с серьёзным видом завела меня за угол и только после этого звонко расхохоталась.</text:p>
      <text:p text:style-name="P47">– Я думал, вы друзья. – заметил я.</text:p>
      <text:p text:style-name="P47">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7">–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7">– Буду только рад. Сам бы предложил, да не успел.</text:p>
      <text:p text:style-name="P47">–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7">– Не сомневаюсь. Мы в конце-концов неплохо поладили и она даже сделала мне скидку на вольт-яблочн<text:span text:style-name="T1">ый</text:span> джем.</text:p>
      <text:p text:style-name="P47">– А почём продала, если не секрет?</text:p>
      <text:p text:style-name="P47">– За шестьдесят бит.</text:p>
      <text:p text:style-name="P47">–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7">–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7">Единорожка чуть не подпрыгивала от любопытства. Заметив мою отвалившуюся челюсть, она вновь рассмеялась.</text:p>
      <text:p text:style-name="P47">–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7"><text:soft-page-break/>–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7">–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7">–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7">– От недосыпа. – перебил я Рэрити. – Красные от недосыпа глаза я не спутаю ни с чем. Сам такие двадцать лет наблюдал в зеркале.</text:p>
      <text:p text:style-name="P47">–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7">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7">–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7">Мы остановились перед деревом.</text:p>
      <text:p text:style-name="P47">Даже не так. </text:p>
      <text:p text:style-name="P47">Мы остановились перед ДЕРЕВОМ! </text:p>
      <text:p text:style-name="P47">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7">–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7">Единорожка удалилась, оставив <text:span text:style-name="T1">после себя лёгкий запах жасмина.</text:span></text:p>
      <text:p text:style-name="P47"/>
      <text:h text:style-name="Heading_20_2" text:outline-level="2"><text:soft-page-break/>11. Библиотека Золотого Дуба</text:h>
      <text:p text:style-name="P47"/>
      <text:p text:style-name="P47">– Э-э-э… Добрый день?</text:p>
      <text:p text:style-name="P47">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3">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3">Мне показалось, единорожка смотрела на меня малость раздражённо. Фолиант с громким стуком хлопнулся на пол.</text:p>
      <text:p text:style-name="P47">–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7">Йопт! Ещё один Шерлок Холмс на мою голову!</text:p>
      <text:p text:style-name="P47">– Извиняюсь за нескромность, а откуда тебе про меня известно?</text:p>
      <text:p text:style-name="P1"><text:span text:style-name="T39">–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2">под твоим руководством</text:span><text:span text:style-name="T39">. Подожди немного, я отсистематизирую нужную информацию и расскажу тебе, насколько далеко смогла продвинуться.</text:span></text:p>
      <text:p text:style-name="P45">“Вот неугомонная” <text:span text:style-name="T10">–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7">–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7">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7">–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7">Твайлайт аж затопала на месте.</text:p>
      <text:p text:style-name="P47">–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7">...</text:p>
      <text:p text:style-name="P47">– И оборудовать подвал библиотеки бронекапсулой для безопасных испытаний!</text:p>
      <text:p text:style-name="P47">–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7"><text:soft-page-break/>–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7"><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3">–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3">– Хм. Странно. А я помню, как ты, вертясь перед зеркалом, говорила: ну почему я не…</text:p>
      <text:p text:style-name="P53">–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3"/>
      <text:p text:style-name="P48">***</text:p>
      <text:p text:style-name="P47"/>
      <text:p text:style-name="P112"><text:tab/>Свеча отбрасывала мягкие тени на книжные полки. Спайк положил обглоданную кочерыжку на горку и принялся облизывать пальцы.</text:p>
      <text:p text:style-name="P53">– Так. – <text:s/>я ткнул в позицию в длинном списке оснащения. – Зачем тебе преобразователь пси-поля?</text:p>
      <text:p text:style-name="P53">–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3">–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3">– Спайк! Ковыряться когтем в зубах некрасиво! Тем более, при посторонних!</text:p>
      <text:p text:style-name="P53"><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53">– СПАЙК!!! Откуда ты взял этот листок?!! – Твайлайт покраснела, как варёный рак и выхватила бумажку у меня из рук.</text:p>
      <text:p text:style-name="P53">– У тебя в черновиках, естественно. Ты сама сказала экономить бумагу. – пожал плечами дракончик.</text:p>
      <text:p text:style-name="P53">Я осторожно взял листок назад, перевернув его обратно.</text:p>
      <text:p text:style-name="P53">– Электростимулятор гипоталамуса. Драконий. В комплекте с усиленной больничной койкой и набором фиксаторов.</text:p>
      <text:p text:style-name="P53">– Это ещё чего??? – удивился Спайк. – я что-то не помню, чтоб ты такое хотела!</text:p>
      <text:p text:style-name="P53">–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9">— то есть крыльев. И я подумала: а что, если…</text:span></text:p>
      <text:p text:style-name="P53"><text:span text:style-name="T9">– Вот ещё! </text:span>– возмутился дракончик. – Никогда на такое не соглашусь!</text:p>
      <text:p text:style-name="P53">– Но ты сам подумай, как было бы здорово обладать крыльями! – мечтательно возразила Твайлайт.</text:p>
      <text:p text:style-name="P53">–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53"><text:soft-page-break/>– Угу. Только шар ты же и прожёг, соревнуясь с Рэйнбоу Дэш в силе отрыжки.</text:p>
      <text:p text:style-name="P53">–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3">– Ну, достичь удалось не слишком многого. – повесила нос единорожка. – Собственно, сами работы шли только первые два месяца <text:span text:style-name="T9">— потом меня отстранили от экспериментов. И после этого от меня требуют ускорить исследования!</text:span></text:p>
      <text:p text:style-name="P53">– А почему тебя отстранили?</text:p>
      <text:p text:style-name="P53">– Из-за первых результатов. – единорожка насупилась ещё больше. – Они были ужасными.</text:p>
      <text:p text:style-name="P53"/>
      <text:p text:style-name="P55">***</text:p>
      <text:p text:style-name="P47"/>
      <text:p text:style-name="P47">...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7">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7">Со слов Луны, оболочка реальности истончилась и начала прорываться. И первой она начала рваться во снах, где она и так тонка.</text:p>
      <text:p text:style-name="P47">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47">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т</text:span> в библиотечных каталогах, это просто чудо, что я нашла этот листок!</text:p>
      <text:p text:style-name="P63">– Ага, он был закладкой в четвёртом номере «PlayMare», в разделе «Тридцать две позы, которые удивят вашего френдкольта».</text:p>
      <text:p text:style-name="P63">– Спайк! Немедленно ложись спать!</text:p>
      <text:p text:style-name="P63">– Уже иду. Кукурузу доем только и иду.</text:p>
      <text:p text:style-name="P63">– Кстати, а почему Индрэ считали одержимым?</text:p>
      <text:p text:style-name="P63">–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4">— далеко не у всякого опытного мага хватит силы его вызвать</text:span>. И совсем немногим удастся контролировать его направление.</text:p>
      <text:p text:style-name="P63">– Так у вас знают про людей? Вот это новость!. В Кантерлоте, да и в Понивилле все обращаются со мной, как с диковинкой.</text:p>
      <text:p text:style-name="P63">–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3">– Хм. Ясно. Продолжай, Твайлайт.</text:p>
      <text:p text:style-name="P53"/>
      <text:p text:style-name="P53"><text:soft-page-break/>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3">–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3">–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3">–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3">– Так давай сюда весь Понивилль притащим! Это ж будет на 20% круче! Представляю себе видок Биг Мака в теле мисс Черили, гы-гы!</text:p>
      <text:p text:style-name="P53">–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9">— максимум двух пони, </text:span>после чего мне придётся восстанавливаться около месяца<text:span text:style-name="T9">.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3">–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3">–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3">–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3">– Скажи уж прямо, поближе к королевскому дворцу, Рэр! Все в курсе твоих интересов, сахарок!</text:p>
      <text:p text:style-name="P53">– Эпплджек, я попрошу! Я же никому не говорю, ЧТО ты делаешь с огурцами!</text:p>
      <text:p text:style-name="P53">– !!!</text:p>
      <text:p text:style-name="P53">–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9">. Это поможет мне в моей монографии на тему аликорнизации.</text:span></text:p>
      <text:p text:style-name="P53">Я уселась на пуфике, а подруги заняли места на матрасах…</text:p>
      <text:p text:style-name="P63"/>
      <text:p text:style-name="P63">– Спайк, будь добр, принеси дневник эксперимента. Он в подвале, за шкафом с ретортами, в...</text:p>
      <text:p text:style-name="P63"><text:soft-page-break/>– В сейфе, я в курсе.</text:p>
      <text:p text:style-name="P63"/>
      <text:p text:style-name="P65">***</text:p>
      <text:p text:style-name="P76">&lt;Seal — Amazing <text:span text:style-name="T1">(T</text:span><text:span text:style-name="T9">hin White Duke Remix)</text:span>&gt;</text:p>
      <text:p text:style-name="P63">Дата: 12.04.1003 А.С.</text:p>
      <text:p text:style-name="P63">Эксперимент: заклинание Воплощения Индрэ</text:p>
      <text:p text:style-name="P63">Испытуемая: Эпплджек</text:p>
      <text:p text:style-name="P63">Синопсис: запись сна со слов испытуемой</text:p>
      <text:p text:style-name="P63">Замечания: замечаний нет</text:p>
      <text:p text:style-name="P63"/>
      <text:p text:style-name="P1">Я посмотрела на застывшее у моих ног<text:span text:style-name="T1"> тело</text:span>.</text:p>
      <text:p text:style-name="P22">“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2">“Как её зовут? Запамятовала... Дочка Бловбола, я его ещё последним втащила, прежде чем дверь затворилась. Как же её зовут-то?”</text:p>
      <text:p text:style-name="P74">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2">“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2"><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2">— солнце. Моё солнце.</text:span><text:span text:style-name="T7">»</text:span></text:p>
      <text:p text:style-name="P12">Я остановилась перед дверью. Четыре ярда брони отделяли меня от Эквестрии. Четыре ярда и двадцать пять лет.</text:p>
      <text:p text:style-name="P22"><text:span text:style-name="T7">«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2">—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7">»</text:span></text:p>
      <text:p text:style-name="P5">Я прошла сквозь дверь.</text:p>
      <text:p text:style-name="P5">Снаружи вставало солнце. <text:span text:style-name="T21">А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5">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oft-page-break/><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9">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3"/>
      <text:p text:style-name="P63">Примечания: ПипБак? Стойло? Двойники? Параллельные Эквестрии?</text:p>
      <text:p text:style-name="P1"/>
      <text:p text:style-name="P3">***</text:p>
      <text:p text:style-name="P1"/>
      <text:p text:style-name="P63">Дата: 12.04.1003 А.С.</text:p>
      <text:p text:style-name="P63">Эксперимент: заклинание Воплощения Индрэ</text:p>
      <text:p text:style-name="P63">Испытуемая: Рэйнбоу Дэш</text:p>
      <text:p text:style-name="P63">Синопсис: описание пробуждения испытуемой</text:p>
      <text:p text:style-name="P63">Замечания: испытуемая отказалась дать описание сна. «Гы-гы... Хренасе... Человеки рулят...» <text:span text:style-name="T13">—</text:span><text:span text:style-name="T14"> </text:span><text:span text:style-name="T60">всё, что удалось от неё добиться.</text:span></text:p>
      <text:p text:style-name="P1"/>
      <text:p text:style-name="P22">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7">Примечания: человеки?</text:p>
      <text:p text:style-name="P7"/>
      <text:p text:style-name="P3">***</text:p>
      <text:p text:style-name="P53">&lt;<text:span text:style-name="T59">d.notive — Talking Flight</text:span>&gt;</text:p>
      <text:p text:style-name="P63">Дата: 12.04.1003 А.С.</text:p>
      <text:p text:style-name="P63">Эксперимент: заклинание Воплощения Индрэ</text:p>
      <text:p text:style-name="P63">Испытуемая: Рэрити</text:p>
      <text:p text:style-name="P63">Синопсис: запись сна со слов испытуемой</text:p>
      <text:p text:style-name="P63">Замечания: замечаний нет</text:p>
      <text:p text:style-name="P63"/>
      <text:p text:style-name="P1"><text:span text:style-name="T32">Я летела сквозь мглу, усеянную звёздочками, к той единственной, к которой меня тянуло с неодолимой силой и которая приковывала всё моё внимание. Звёздочка</text:span> росла, постепенно превращаясь <text:soft-page-break/>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9">—</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21">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22">Примечания: очевидно, что причина исчезновений пони<text:span text:style-name="T60"> </text:span><text:span text:style-name="T42">— чёрный экран. Он высасывает из </text:span>эгрегора Эквестрии (места, откуда берутся и куда уходят <text:span text:style-name="T1">всепони</text:span><text:span text:style-name="T7">, </text:span><text:span text:style-name="T42">в магических трактатах представляется сферой, состоящей из душ пони</text:span><text:span text:style-name="T7">) пони. </text:span>Куда ведёт чёрный экран? Необходимы дальнейшие исследования с увеличенной мощностью заклинания.</text:p>
      <text:p text:style-name="P63"/>
      <text:p text:style-name="P65">***</text:p>
      <text:p text:style-name="P63"/>
      <text:p text:style-name="P63">Дата: 12.04.1003 А.С.</text:p>
      <text:p text:style-name="P63">Эксперимент: заклинание Воплощения Индрэ</text:p>
      <text:p text:style-name="P63">Испытуемая: Флаттершай</text:p>
      <text:p text:style-name="P63">Синопсис: описание пробуждения испытуемой</text:p>
      <text:p text:style-name="P63">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3"/>
      <text:p text:style-name="P63">* Примечания: при виде кексиков истерика случилась с Пинки Пай.</text:p>
      <text:p text:style-name="P63"/>
      <text:p text:style-name="P55">***</text:p>
      <text:p text:style-name="P53"/>
      <text:p text:style-name="P63">Дата: 12.04.1003 А.С.</text:p>
      <text:p text:style-name="P63">Эксперимент: заклинание Воплощения Индрэ</text:p>
      <text:p text:style-name="P63">Испытуемая: Пинки Пай</text:p>
      <text:p text:style-name="P63">Синопсис: описание пробуждения испытуемой</text:p>
      <text:p text:style-name="P63">Замечания: испытуемая отказалась дать описание сна.</text:p>
      <text:p text:style-name="P63"/>
      <text:p text:style-name="P63">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text:soft-page-break/>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3"/>
      <text:p text:style-name="P63">Примечания: через месяц волосы Пинки пришли в обычное состояние, хотя при встрече с Рэйнбоу Дэш она по прежнему прячет глаза.</text:p>
      <text:p text:style-name="P1"/>
      <text:p text:style-name="P3">***</text:p>
      <text:p text:style-name="P1"/>
      <text:p text:style-name="P22">Сим повелеваем прекратить дальнейшие эксперименты<text:span text:style-name="T30">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2"/>
      <text:p text:style-name="P24">Принцесса Луна <text:span text:style-name="T1">Эквестрийская</text:span></text:p>
      <text:p text:style-name="P1"/>
      <text:h text:style-name="Heading_20_2" text:outline-level="2">12. День сурка</text:h>
      <text:p text:style-name="P14">&lt;<text:span text:style-name="T53">Seal - amazing</text:span>&gt;</text:p>
      <text:p text:style-name="P5">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7">Кажись, я таки проснулся. Бред-то какой, а? Всё это был просто бред! Надо слазить с валиума <text:span text:style-name="T9">—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9">—</text:span> так и в дурку попасть недолго. Вот и сейчас перегар такой, что снег плавится. Пройди реабилитацию и вернись в проект. А не примут <text:span text:style-name="T9">— найти новую работу. Так даже лучше: быстрее забудешь всю эту хренотень с рогатыми кобылами. </text:span>Будь мужиком, блеать! <text:span text:style-name="T9">Найди себе бабу и заживи сытой, размеренной жизнью городского ублюдка. Что ещё нужно, чтобы спокойно сдохнуть?</text:span></text:p>
      <text:p text:style-name="P7">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5">Дрожащий круг света наткнулся на очертания белой фигуры.</text:p>
      <text:p text:style-name="P53">– Здравствуй, Макс.</text:p>
      <text:p text:style-name="P53">Я молча смотрел на неё, слегка пошатываясь. В голове воцарилась звенящая пустота.</text:p>
      <text:p text:style-name="P53">Селестия шагнула мне навстречу.</text:p>
      <text:p text:style-name="P53">– Пожалуйста, прошу тебя, не думай так. Мы — не плод твоего воображения, мы — живые, мы — существуем! Когда ты так думаешь, я чувствую, как мир тает.</text:p>
      <text:p text:style-name="P53">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3">– <text:s/>Думаю как?</text:p>
      <text:p text:style-name="P53">– Думаешь, что мы — плод твоего воображения, отравленного наркотиком. Это не так. Прошу тебя...</text:p>
      <text:p text:style-name="P53">– А если ты — действительно мой бред? – съязвил я. – Вот сейчас протрезвею, и ты исчезнешь.</text:p>
      <text:p text:style-name="P53"><text:soft-page-break/>Порыв ветра скрыл аликорницу в вихре снежинок. Её очертания расплылись.</text:p>
      <text:p text:style-name="P53">– Эй, постой, ты куда? Я пошутил! Погоди, не исчезай! Стой! Не оставляй меня здесь!!! Я пошутил!!!</text:p>
      <text:p text:style-name="P53">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53">– Ты напугала меня! – пожаловался я ей. – Не исчезай больше!</text:p>
      <text:p text:style-name="P53">Аликорница прижала меня к себе крыльями и устало усмехнулась.</text:p>
      <text:p text:style-name="P53">–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5"><text:span text:style-name="T43">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3">– Знаешь, я всё думал над твоими словами тогда, ну, ты помнишь... В бассейне. Они всё ещё в силе? Я могу быть твоим другом?</text:p>
      <text:p text:style-name="P53">Аликорница тихо засмеялась, защекотав мне ухо.</text:p>
      <text:p text:style-name="P53">–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3">Я перестал чувствовать метель и холод. Я обнимал аликорницу и мне было хорошо.</text:p>
      <text:p text:style-name="P5">Где-то вдали, на пределе слышимости послышался стук.</text:p>
      <text:p text:style-name="P53">– Времени осталось немного. Мне надо, чтобы ты запомнил одну вещь.</text:p>
      <text:p text:style-name="P53">– А?</text:p>
      <text:p text:style-name="P53">–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3">– Я доведу! Обещаю! Но что может случиться с тобой, Тия?</text:p>
      <text:p text:style-name="P5">Стук стал громче.</text:p>
      <text:p text:style-name="P53">–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3">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5">…</text:p>
      <text:p text:style-name="P5">Тук-тук-тук.</text:p>
      <text:p text:style-name="P5">Я заворочался в постели, стараясь удержать ускользающий сон. Потянувшись за одеялом, рукой упёрся во что-то тёплое.</text:p>
      <text:p text:style-name="P5">Тук-тук-тук!</text:p>
      <text:p text:style-name="P5">Я с удивлением обнаружил рядом с собой сопящую розовую пони, кудряшки гривы которой разметались по всей подушке.</text:p>
      <text:p text:style-name="P53">–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3">Пони почавкала спросонку, пошарила по кровати копытом и, не открывая глаз, завернулась в одеяло с головой, совершенно сдёрнув его с меня.</text:p>
      <text:p text:style-name="P5">ТУК-ТУК-ТУК!</text:p>
      <text:p text:style-name="P53"><text:soft-page-break/>– Что за ерунда? – Я схватился за голову, пытаясь не дать ей взорваться. Потом взглянул вниз и схватился за другое. – Что за херня??!</text:p>
      <text:p text:style-name="P53">Я вскочил и в спешке начал одеваться.</text:p>
      <text:p text:style-name="P53">БАЦ-БАЦ-БАЦ!!!</text:p>
      <text:p text:style-name="P53">– Уже бегу!</text:p>
      <text:p text:style-name="P53">Одевая штаны, я попрыгал к двери на одной ноге. На пороге стояла серая пегаска с косящим взглядом.</text:p>
      <text:p text:style-name="P53">– Привет, Макс. Тебе корреспонденция. – пегаска порылась в сумке и выудила зубами пухлый пакет.</text:p>
      <text:p text:style-name="P53">– «Особенности поведения, питания и размножения приматов». – прочитал я на стикере.</text:p>
      <text:p text:style-name="P53">– Упс! Ошибочка! Это для Твайлайт. – пегаска забрала пакет и выудила из сумки конверт. – Вот. Распишись в ведомости получения, пожалуйста.</text:p>
      <text:p text:style-name="P5">Вручив конверт, пегаска улетела. Я присел на крыльцо, яростно массируя виски и вспоминая вчерашнее...</text:p>
      <text:p text:style-name="P5"/>
      <text:p text:style-name="P10">***</text:p>
      <text:p text:style-name="P5"/>
      <text:p text:style-name="P1"><text:span text:style-name="T9">Солнечный лучик настойчиво пробивался сквозь плотно сомкнутые веки. Ветерок через открытое окно </text:span><text:span text:style-name="T1">щекотал уши и шуршал</text:span><text:span text:style-name="T9"> </text:span><text:span text:style-name="T1">занавесками</text:span><text:span text:style-name="T9">. Я раскрыл глаза, в который раз наслаждаясь ясной головой и абсолютной выспанностью </text:span><text:span text:style-name="T39">—</text:span><text:span text:style-name="T9"> роскошью, недоступной мне </text:span><text:span text:style-name="T1">годами</text:span><text:span text:style-name="T9">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5">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5">…</text:p>
      <text:p text:style-name="P53">– Но нигде не сказано, какие частицы надо ускорять! Мне за эти самоцветы от сестры влетит!</text:p>
      <text:p text:style-name="P53">–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9">— и о</text:span>н<text:span text:style-name="T9"> з</text:span>нает, как приготовить<text:span text:style-name="T9"> </text:span>из них особенный вольт-сидр, который больше никто не сделает<text:span text:style-name="T9">.</text:span></text:p>
      <text:p text:style-name="P47">– Эээ! Это что же получается? Выходит, зря я яблоки <text:span text:style-name="T1">притащила</text:span>? Нам же не сидр нужен?</text:p>
      <text:p text:style-name="P47">–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3">– А, по-моему, ты перепутала, Скуталу. Мыслью направляется <text:span text:style-name="T9">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3">– Эээ! Я не собираюсь ни с чем сталкивать свои яблоки! И перегонять тоже! Давайте лучше их съедим.</text:p>
      <text:p text:style-name="P53">– Тише, поняши! Нас могут услышать! Зачем сейчас спорить о том, о чём мы уже спорили вчера и позавчера?</text:p>
      <text:p text:style-name="P53"><text:soft-page-break/>– Тебе легко говорить, Ску! Ты никакой своей особенной частицы не притащила! Давай мы твой скутер к ускорителю пришпандорим?</text:p>
      <text:p text:style-name="P47"><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3">– Так причём тут ускоритель, Скуталу?! Говорю ж, это для заклинания Индрэ...</text:p>
      <text:p text:style-name="P53">…</text:p>
      <text:p text:style-name="P53">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3">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9">— то ли я был глух к магии, то ли она ко мне, но с в</text:span>олшебством<text:span text:style-name="T9"> у меня не складывалось.</text:span></text:p>
      <text:p text:style-name="P53">Закрыв дверь, я отправился в город.</text:p>
      <text:p text:style-name="P53">…</text:p>
      <text:p text:style-name="P53">– Ты не понимаешь! Магия подобна струе воды, исходящей из садового шланга. А заклинание <text:span text:style-name="T9">—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3">– Ну, если по аналогии с садовым шлангом, струя воды сметёт весь песок и может облить всех рядом присутствующих.</text:p>
      <text:p text:style-name="P53">– Правильно! – единорожка кивнула в одобрении. – А ускоритель <text:span text:style-name="T9">—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3">– А ты неопытный маг? – парировал я.</text:p>
      <text:p text:style-name="P53">–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9">— НЕТ!</text:span></text:p>
      <text:p text:style-name="P1">Твайлайт начала в возбуждении ходить по читальному залу.</text:p>
      <text:p text:style-name="P1"><text:span text:style-name="T32">–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39"> </text:span><text:span text:style-name="T32">Мощнее ускорителя только магия драконов, аликорнов и Элементов Гармонии. Если бы я была...</text:span><text:span text:style-name="T9"> </text:span>Ааай!</text:p>
      <text:p text:style-name="P1">Твайлайт, погружённая в свои мысли, не заметила вылезшего из своей корзинки зевающего Спайка.</text:p>
      <text:p text:style-name="P1"><text:span text:style-name="T9">–</text:span> Элементы-шмелементы, <text:span text:style-name="T9">–</text:span> проворчал Спайк, выкарабкиваясь из-под Твайлайт, <text:span text:style-name="T9">–</text:span> доброе утро, Макс. Твай, ты не ушиблась?</text:p>
      <text:p text:style-name="P1"><text:span text:style-name="T9">–</text:span> Дет, всё в порядке. <text:span text:style-name="T9">–</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9">–</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9">–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39">— </text:span><text:span text:style-name="T32">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text:soft-page-break/>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4">– Да, это вариант. – единорожка не выглядела обрадованной. – Потому что с драконами нам совсем не светит.</text:p>
      <text:p text:style-name="P1"><text:span text:style-name="T9">–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39">. Годится?</text:span></text:p>
      <text:p text:style-name="P1"><text:span text:style-name="T9">–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9">– </text:span><text:span text:style-name="T1">Ерунда! Там стоит запрет только для пони. На приматах Луна экспериментировать не запрещала</text:span><text:span text:style-name="T32">.</text:span></text:p>
      <text:p text:style-name="P53">…</text:p>
      <text:p text:style-name="P53">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3">«<text:span text:style-name="T29">Чужестранец-человек разбил сердце нашей обожаемой Селестии! Двор в отчаянии </text:span><text:span text:style-name="T13">— </text:span><text:span text:style-name="T29">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3">Папарацци хреновы!</text:p>
      <text:p text:style-name="P53">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3"><text:span text:style-name="T9">– </text:span>Привет, Эй-Джей! У тебя проблемы?</text:p>
      <text:p text:style-name="P53"><text:span text:style-name="T9">– </text:span>Привет, сахарок. <text:span text:style-name="T9">– </text:span>озабоченно поприветствовала меня пони. <text:span text:style-name="T9">–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3">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3"><text:span text:style-name="T9">– </text:span>А ты, Большой Мак, вместо того, чтоб хихикать, лучше б тележку починил! Уже полдень! Не успеем распродать яблоки <text:span text:style-name="T9">— </text:span>придётся домой везти. И можешь быть уверен, бабуля тя за это по головке не погладит!</text:p>
      <text:p text:style-name="P53">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3"><text:span text:style-name="T9">– </text:span>Думаю, я могу починить телегу. Только больших нагрузок эта ось уже не выдержит. Но до фермы худо-бедно доедете.</text:p>
      <text:p text:style-name="P53">Эпплджек с сомнением посмотрела на меня.</text:p>
      <text:p text:style-name="P53"><text:span text:style-name="T9">– </text:span>Хошь сказать, ты в Кантерлоте у Селестии под крылышком телеги чинил? Или Рэр сбрехала?</text:p>
      <text:p text:style-name="P53">Я мысленно ругнулся на языкатую единорожку и молча достал пенал с инструментами.</text:p>
      <text:p text:style-name="P53">…</text:p>
      <text:p text:style-name="P53">Собрав инструмент, я потолкал тележку назад-вперёд.</text:p>
      <text:p text:style-name="P53"><text:span text:style-name="T9">– Г</text:span>отово. Принимай работу, хозяйка!</text:p>
      <text:p text:style-name="P53">Эпплджек стиснула меня в сокрушающих объятиях.</text:p>
      <text:p text:style-name="P53"><text:span text:style-name="T9">–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3"><text:soft-page-break/>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3"><text:span text:style-name="T9">– </text:span>Этой... Бери... Сам делал... Ток не говори никому, лады?</text:p>
      <text:p text:style-name="P53">Я сунул флягу за пазуху. Биг Мак молниеносно накрыл дерюгой подсумок и через мгновение за телегу заглянула Эпплджек.</text:p>
      <text:p text:style-name="P53"><text:span text:style-name="T9">– </text:span>Чегой-то вы тут скрытничаете, а?</text:p>
      <text:p text:style-name="P53">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3"><text:span text:style-name="T9">– </text:span>Бери, сахарок. Для тебя <text:span text:style-name="T9">— </text:span>самые <text:span text:style-name="T9">о</text:span>тборные. И помни: в Яблочной Аллее тебе всегда будут рады!</text:p>
      <text:p text:style-name="P53">Телега с яблоками укатилась по направлению к рынку. Я проводил её глазами, чувствуя голод и удовлетворение от сделанной работы <text:span text:style-name="T14">— </text:span><text:span text:style-name="T60">именно в такой последовательности.</text:span></text:p>
      <text:p text:style-name="P53">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4">— </text:span><text:span text:style-name="T60">объявляла вывеска.</text:span></text:p>
      <text:p text:style-name="P53">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3"><text:span text:style-name="T9">– </text:span>Свободно? <text:span text:style-name="T9">– </text:span>спросил я у единственной пони, сидящей за столиком.</text:p>
      <text:p text:style-name="P53"><text:span text:style-name="T9">– </text:span>Да-да, конечно. <text:span text:style-name="T9">–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53"><text:span text:style-name="T9">– <text:s/></text:span>Пирог с грибами, яишницу и чизкейк<text:span text:style-name="T9"> – </text:span>сообщил я подошедшей официантке.</text:p>
      <text:p text:style-name="P53"><text:span text:style-name="T9">– </text:span>Советую выбрать салат «по-Кантерлотски». <text:span text:style-name="T9">– </text:span>так же убито пробормотала моя соседка по столу. <text:span text:style-name="T9">– </text:span>Очень вкусно. Копыта оближешь. И мягкий к тому же.</text:p>
      <text:p text:style-name="P53"><text:span text:style-name="T9">– </text:span>И салат «по-Кантерлотски».</text:p>
      <text:p text:style-name="P56">Пока я ел, пони мрачно смотрела на меня, положив голову на стол. Мне стало неловко от её тяжёлого взгляда и я попытался завести разговор.</text:p>
      <text:p text:style-name="P56"><text:span text:style-name="T9">– </text:span>Вы, наверное, ждёте кого-то?</text:p>
      <text:p text:style-name="P56"><text:span text:style-name="T9">– </text:span>Неа.</text:p>
      <text:p text:style-name="P56"><text:span text:style-name="T9">– </text:span>Просто обедаете?</text:p>
      <text:p text:style-name="P56"><text:span text:style-name="T9">– </text:span>Неа.</text:p>
      <text:p text:style-name="P56"><text:span text:style-name="T9">– </text:span>Просто сидите и мрачно смотрите на меня?</text:p>
      <text:p text:style-name="P56"><text:span text:style-name="T9">– </text:span>Неа.</text:p>
      <text:p text:style-name="P56">Хм, а эта пони не из разговорчивых. Ну ладно.</text:p>
      <text:p text:style-name="P56"><text:span text:style-name="T9">– </text:span>А что же вы делаете?</text:p>
      <text:p text:style-name="P56"><text:span text:style-name="T9">– </text:span>Веселюсь. <text:span text:style-name="T9">– </text:span>мрачно заявила пони.</text:p>
      <text:p text:style-name="P56"><text:span text:style-name="T9">– </text:span>Если я вас достал, то так и скажите. Извините.</text:p>
      <text:p text:style-name="P56">Я продолжил есть молча.</text:p>
      <text:p text:style-name="P56">Неожиданно пони улыбнулась и подмигнула мне. Её сморщенная мордочка разгладилась и стала весьма милой.</text:p>
      <text:p text:style-name="P56"><text:soft-page-break/><text:span text:style-name="T9">– </text:span>Привет, Макс!</text:p>
      <text:p text:style-name="P56">Вот Дискорд! То есть, чёрт! Обитатели этого городка в который раз поражали меня своей проницательностью. У меня на лбу написано, что ли?!</text:p>
      <text:p text:style-name="P56"><text:span text:style-name="T9">– </text:span>Мы с вами раньше встречались?</text:p>
      <text:p text:style-name="P56"><text:span text:style-name="T9">– </text:span>Неа! <text:span text:style-name="T9">– </text:span>пони улыбалась уже широкой улыбкой от уха и до уха. <text:span text:style-name="T9">– </text:span>Это моя пинки-чуйка! Она вернулась!! И поэтому я знаю, что тебя зовут Макс, и ты программист, и тебе <text:span text:style-name="T21">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6">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6"><text:span text:style-name="T9">– </text:span>Оставь, Салвер.<text:span text:style-name="T9"> </text:span>Ему за счёт заведения.</text:p>
      <text:p text:style-name="P53"><text:span text:style-name="T9">– </text:span>Ясно, мисс Пинки. <text:span text:style-name="T9">– </text:span>официантка кивнула и ушла.</text:p>
      <text:p text:style-name="P53"><text:span text:style-name="T9">– Ч</text:span>его-о-о?<text:span text:style-name="T9"> </text:span>Так это твой бар?</text:p>
      <text:p text:style-name="P53"><text:span text:style-name="T9">– </text:span>Агась. <text:span text:style-name="T9">– </text:span>поняха пожала плечами. <text:span text:style-name="T9">– </text:span>Надо же мне было чем-то заниматься после увольнения от Кейков<text:span text:style-name="T9">?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9">– </text:span>Пинки понизила голос до шёпота, <text:span text:style-name="T9">–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3">Говоря это, кобылка оттянула передними копытами нижние веки, став похожей на маньяка.</text:p>
      <text:p text:style-name="P53"><text:span text:style-name="T9">– </text:span>Тихо-тихо. <text:span text:style-name="T9">– </text:span>я оглянулся на посетителей. Шёпот Пинки, наверное, был слышен даже на улице. <text:span text:style-name="T9">– </text:span>Не вспоминай опять. Давай лучше выпьем на брудершафт. За знакомство.</text:p>
      <text:p text:style-name="P53"><text:span text:style-name="T9">– </text:span>Агась! <text:span text:style-name="T9">– </text:span>кивнула пони, придвигая ко мне бутылку. <text:span text:style-name="T9">– </text:span>Хотя ты и так уже знаком со мной, глупенький человек, я не прочь, чтобы ты познакомился со мной ещё раз!</text:p>
      <text:p text:style-name="P53">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3"><text:span text:style-name="T9">– </text:span>У меня есть идея получше. <text:span text:style-name="T9">– </text:span>на свет показалась фляга Большого Макинтоша.</text:p>
      <text:p text:style-name="P53"><text:span text:style-name="T9">– </text:span>Ух ты-ы-ы! <text:span text:style-name="T9">– </text:span>Пинки понюхала горлышко. <text:span text:style-name="T9">–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3"><text:span text:style-name="T9">– </text:span>Починил телегу. Только молчок про самогон, раз уж ты в курсе. <text:span text:style-name="T9">– </text:span>я разлил сидр по чашкам.</text:p>
      <text:p text:style-name="P53"><text:span text:style-name="T9">– </text:span>Да ты что?! Чтоб я выболтала главную тайну Биг Мака, про которую не знают целых две пони в Понивилле? За кого ты меня принимаешь? <text:span text:style-name="T9">–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3"><text:s/>Сидр Биг Мака на вкус был безобидным, чуть забродившим яблочным соком. Я выпил полную чашку и заявил Пинки:</text:p>
      <text:p text:style-name="P53"><text:span text:style-name="T9">– </text:span>Эт-то ты наззваешь ссуфер-ддуфер-ссильн...?</text:p>
      <text:p text:style-name="P53">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3"><text:span text:style-name="T9">– У </text:span>тебя такая смешная мордочка! <text:span text:style-name="T9">– </text:span>захихикали Пинки, покачиваясь. <text:span text:style-name="T9">– </text:span>Как будто ты <text:span text:style-name="T60">подкову </text:span>в пироге обнаружил. Или Селестию в ванной.</text:p>
      <text:p text:style-name="P53">Это сравнение пробудило во мне полузабытое воспоминание.</text:p>
      <text:p text:style-name="P53"><text:span text:style-name="T9">– </text:span>Эммм... Скажи-ка мне, мой друг П-п-пинки... Легенда про фаэри <text:span text:style-name="T14">— </text:span><text:span text:style-name="T60">эт правда?</text:span></text:p>
      <text:p text:style-name="P53"><text:soft-page-break/><text:span text:style-name="T14">– </text:span><text:span text:style-name="T60">Какая из? Их много, вообще-то. Ик!</text:span></text:p>
      <text:p text:style-name="P53"><text:span text:style-name="T14">– </text:span><text:span text:style-name="T60">Про принцесс. Про то, что они фаэри, спустившиеся с неба во плоти, чтоб помогать пони управлять Эквестрией?</text:span></text:p>
      <text:p text:style-name="P53"><text:span text:style-name="T14">– </text:span><text:span text:style-name="T60">Макс, </text:span><text:span text:style-name="T14">– </text:span><text:span text:style-name="T60">захихикала Пинки, взъерошив копытами розовые кудряшки и попытавшись соорудить из них бороду, </text:span><text:span text:style-name="T14">– </text:span><text:span text:style-name="T60">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53"><text:span text:style-name="T14">– </text:span><text:span text:style-name="T60">Да так. Всё думаю, насколько это одиноко — быть бессмертной в мире смертных. Когда сам никого не любишь, и тебя никто не любит...</text:span></text:p>
      <text:p text:style-name="P53"><text:span text:style-name="T14">– </text:span><text:span text:style-name="T60">Ты что-о-о! Нельзя любить фаэри! Она похитит твоё сердце, и ты будешь искать её, пока не... </text:span><text:span text:style-name="T14">– </text:span><text:span text:style-name="T60">Пинки погрузилась в так и не съеденный салат «по-Кантерлотски» и захрапела.</text:span></text:p>
      <text:p text:style-name="P53"><text:span text:style-name="T14">– </text:span><text:span text:style-name="T60">Пока не умру?</text:span></text:p>
      <text:p text:style-name="P53"><text:span text:style-name="T14">– </text:span><text:span text:style-name="T60">Нет, глупенький, </text:span><text:span text:style-name="T14">– </text:span><text:span text:style-name="T60">пробулькала Пинки из миски. </text:span><text:span text:style-name="T14">– </text:span><text:span text:style-name="T60">Пока не найдёшь.</text:span></text:p>
      <text:p text:style-name="P57">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7">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7">Холодок незаметно прокрался мне в душу и прояснил мозги. Я кинул взгляд на часы на стене. Было без десяти шесть.</text:p>
      <text:p text:style-name="P57">Бля!</text:p>
      <text:p text:style-name="P57">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тиснуться между двумя фонарями.</text:p>
      <text:p text:style-name="P57">БАМММ!!!</text:p>
      <text:p text:style-name="P57">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7"><text:span text:style-name="T9">– </text:span>Судя по тому, как ты стремительно сбежал от меня не попрощавшись, у тебя проблемы. <text:span text:style-name="T9">– </text:span>заметила с укором кобылка.</text:p>
      <text:p text:style-name="P57"><text:span text:style-name="T9">– </text:span>Пинки, <text:span text:style-name="T9">– </text:span>несчастным голосом сообщил я ей. <text:span text:style-name="T9">– </text:span>Если я до шести не окажусь дома, проблемы будут у одной маленькой пони. Очень большие проблемы.</text:p>
      <text:p text:style-name="P57"><text:span text:style-name="T9">– </text:span>Хм. <text:span text:style-name="T9">– </text:span>кобылка через окно посмотрела на часы в баре. <text:span text:style-name="T9">– </text:span>Тогда нам надо поторопиться! У нас есть шесть минут!</text:p>
      <text:p text:style-name="P57"><text:span text:style-name="T9">– </text:span>У нас?</text:p>
      <text:p text:style-name="P57">Пинки молча поддела меня носом и буквально закинула на спину.</text:p>
      <text:p text:style-name="P57">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text:soft-page-break/>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7">Но недостаточное.</text:p>
      <text:p text:style-name="P57">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7"><text:span text:style-name="T9">– </text:span>Стооой! <text:span text:style-name="T9">– </text:span>заорал я. <text:span text:style-name="T9">– </text:span>Выпрыгивай из бочки!!!</text:p>
      <text:p text:style-name="P57">Кобылка-пилот улыбнулась и постукала копытцем по шлему, показывая, что не слышит меня.</text:p>
      <text:p text:style-name="P57"><text:span text:style-name="T9">– </text:span>Выпрыгивааа... <text:span text:style-name="T9">– </text:span>мой крик утонул в рёве рвущихся фейерверков.</text:p>
      <text:p text:style-name="P57">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7">Радужная молния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7"><text:span text:style-name="T9">– </text:span>Эммм... Уже можно открывать? <text:span text:style-name="T9">– л</text:span>имонная поняшка отняла копыта от висков и открыла глаза. <text:span text:style-name="T9">– </text:span>Ух ты-ы-ы! Он всамделишную работает! Слышь, Свити, ускоритель Скуталу сработал!</text:p>
      <text:p text:style-name="P57">Поняшка ткнула в бок белоснежную пони-единорога. Та раскрыла глаза и осмотрелась.</text:p>
      <text:p text:style-name="P57"><text:span text:style-name="T9">– </text:span>Смотри, вот те и ответ на вопрос, куда деваются пони!</text:p>
      <text:p text:style-name="P57"><text:span text:style-name="T9">– </text:span>Где? <text:span text:style-name="T9">– </text:span>единорожка начала оглядываться.</text:p>
      <text:p text:style-name="P57"><text:span text:style-name="T9">– </text:span>Да ты не туда, ты сюда смотри! Вишь, прямо перед тобой! <text:span text:style-name="T9">– </text:span>жёлтая ткнула копытом прямо в меня. <text:span text:style-name="T9">–</text:span> Вот! Его тут до икс-пи-ри-мен-та не было. А терь он есть! Значит, это и есть ответ! Смекаешь?</text:p>
      <text:p text:style-name="P57"><text:span text:style-name="T9">– </text:span>И что? Я всё равно не пойму, куда пони деваются? И куда пропала Скуталу?</text:p>
      <text:p text:style-name="P57"><text:span text:style-name="T9">– Я </text:span>их ем. <text:span text:style-name="T9">– </text:span>зверски ухмыльнувшись, сообщил я поняшам. <text:span text:style-name="T9">– </text:span>Мне нравятся пони. Особенно я люблю непослушных жеребят.</text:p>
      <text:p text:style-name="P57">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7"/>
      <text:p text:style-name="P59">***<text:line-break/></text:p>
      <text:p text:style-name="P5">Со скрипом восстановив в памяти предыдущий день, я встал с крыльца. Взгляд упал на конверт, машинально свёрнутый трубочкой в кулаке.</text:p>
      <text:p text:style-name="P7"/>
      <text:p text:style-name="P7"><text:soft-page-break/>Кому: Человеку Максу, Понивилль.</text:p>
      <text:p text:style-name="P7">От кого: Принцессы Селестии, Кантерлот, дворец.</text:p>
      <text:p text:style-name="P53"/>
      <text:p text:style-name="P66">Приветствую тебя, мой маленький человек!</text:p>
      <text:p text:style-name="P66">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66">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9">— </text:span>забавного не вполне нормального единорога, считающего себя то человеком, то аликорном.<text:span text:style-name="T9"> </text:span>Но из того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о сне видела эгрегор Эквестрии <text:span text:style-name="T9">— </text:span>место, из которого приходят в мир при рождении и куда в конечном итоге возвращаются всепони. И в её сне можно наблюдать крайне тревожащую меня вещь: утечку эгрегора. Вот ту цепочку пони, уходящую в чёрный экран. Несомненно, исчезновения пони связаны с чёрным экраном. Разгадка экрана <text:span text:style-name="T9">— </text:span>ключ к разгадке тайны исчезновения пони.</text:p>
      <text:p text:style-name="P66"><text:span text:style-name="T9">C</text:span>он, увиденный Эпплджек, поверг меня в шок. 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Такого попросту не может случиться в реальности нигде и никогда!</text:p>
      <text:p text:style-name="P98">Если отвлечься от кошмара, навеянного моей сестрой, то <text:s/>можно обнаружить очертания другой проблемы. В конце видения можно видеть множество параллельных Эквестрий. Не знаю, что это означает, но заклинание явно хотело обратить на это внимание.</text:p>
      <text:p text:style-name="P67">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text:p>
      <text:p text:style-name="P66">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6">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6">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9">— </text:span>прорехи в ткани действительности появились и в реальном мире.</text:p>
      <text:p text:style-name="P66">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проблемами, но я вынуждена это сделать, чтобы ты понял, почему я отказываю тебе в запросе на ускоритель. Псинтел <text:span text:style-name="T9">— </text:span>компания алмазных псов, производящая рубиновые резонаторы для ускорителей <text:span text:style-name="T9">—</text:span> перестала существовать вместе с их подземным городом у Аппалузы. Местный провал <text:soft-page-break/>является одним из первых и самых крупных из зарегистрированных. Как результат <text:span text:style-name="T9">— </text:span>в Эквестрии больше нет производства магических ускорителей.</text:p>
      <text:p text:style-name="P66">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6">Макс, мне крайне неудобно подгонять тебя.<text:span text:style-name="T9">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9">— </text:span>из мира продолжает уходить магия. В узловых магических точках, таких как Вечнодикий Лес, Кристальная империя или небольшой остров на другом краю Эквуса, это ещё незаметно, но в остальных местах это почувствовали всепони. Магия единорогов слабеет, слабейши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6">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6">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6">«<text:span text:style-name="T9">P.S. Н</text:span>е гневите мироздание воровством! <text:span text:style-name="T29">Обмен рулит</text:span>!»</text:p>
      <text:p text:style-name="P66">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9">—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6">До встречи, мой маленький человек! Крепко обнимаю <text:span text:style-name="T9">— </text:span>если ты уже не сердишься на меня <text:span text:style-name="T9">—</text:span> или просто кладу рог тебе на плечо в противном случае.</text:p>
      <text:p text:style-name="P66"/>
      <text:p text:style-name="P52">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52"/>
      <text:p text:style-name="P52">P.S.P.S. <text:span text:style-name="T1">Я всё равно дождусь, когда ты перестанешь злиться!</text:span></text:p>
      <text:p text:style-name="P63"/>
      <text:h text:style-name="Heading_20_2" text:outline-level="2">13. Мэйнхэттен</text:h>
      <text:p text:style-name="P78">ZZ Top – Gimme all your lovin</text:p>
      <text:p text:style-name="P57"><text:span text:style-name="T9">– </text:span>Попробуй ещё раз. Может, сбой соединения.</text:p>
      <text:p text:style-name="P57">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7"><text:span text:style-name="T9">– </text:span>Не отсылается. Глюк какой-то.</text:p>
      <text:p text:style-name="P57">Я спрятал письмо в карман. Вот незадача! Тия,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text:soft-page-break/>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9">«connection timeout». </text:span>А с особенностями понячьей бюрократии я уже немного ознакомился: было бы легче уговорить Селли нарисовать солнцем «<text:span text:style-name="T9">х#й</text:span>» на небе, чем заставить пони-чинушу поступиться хотя бы запятой в должностных инструкциях.</text:p>
      <text:p text:style-name="P57"><text:span text:style-name="T9">– </text:span>Может, она заснула? <text:span text:style-name="T9">– </text:span>Твайлайт ходила кругами по периметру библиотеки. <text:span text:style-name="T9">– </text:span>Ты говорил, она в последнее время выглядит невыспавшейся.</text:p>
      <text:p text:style-name="P57"><text:span text:style-name="T9">– А </text:span>я думаю, это её критические дни или какая-нибудь другая подобная фигня мешает. <text:span text:style-name="T9">– </text:span>вклинилась радужногривая пегаска. <text:span text:style-name="T9">–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7"/>
      <text:p text:style-name="P59">***</text:p>
      <text:p text:style-name="P57"/>
      <text:p text:style-name="P5">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7"><text:span text:style-name="T9">– </text:span>Это неправильно! <text:span text:style-name="T9">– </text:span>заявила Рэйнбоу Дэш, отвернувшись от окна.</text:p>
      <text:p text:style-name="P57"><text:span text:style-name="T9">– </text:span>Ну да, я тоже так считаю. <text:span text:style-name="T9">– </text:span>откликнулся я. <text:span text:style-name="T9">– </text:span>Тащиться через полстраны только из-за неправильно составленной бумажки!</text:p>
      <text:p text:style-name="P57"><text:span text:style-name="T9">– </text:span>Да я не про то! <text:span text:style-name="T9">– </text:span>отмахнулась пегаска. <text:span text:style-name="T9">– </text:span>Посмотри на поле.</text:p>
      <text:p text:style-name="P57"><text:span text:style-name="T9">– </text:span>И что? Поле как поле.</text:p>
      <text:p text:style-name="P57"><text:span text:style-name="T9">– </text:span>Оно не убрано. <text:span text:style-name="T9">– </text:span>мрачно ответила Дэш. <text:span text:style-name="T9">– </text:span>Ужас, сколько кукурузы пропадает!</text:p>
      <text:p text:style-name="P57">Я присмотрелся получше и указал пегаске на очередной городок, проносящийся за окном.</text:p>
      <text:p text:style-name="P57"><text:span text:style-name="T9">– </text:span>У самого посёлка поля убраны. Наверняка дойдёт дело и до остальных.</text:p>
      <text:p text:style-name="P57"><text:span text:style-name="T9">– </text:span>Не дойдёт. <text:span text:style-name="T9">– </text:span>Дэш уставилась в карты, сморщила нос и побила мою шестёрку валетом. <text:span text:style-name="T9">–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7">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7"><text:span text:style-name="T9">– </text:span>Спасибо, но от пинкиных плюшек у меня фланки округляются.</text:p>
      <text:p text:style-name="P57"><text:span text:style-name="T9">– </text:span>Да ладно тебе! От одной не округлятся.</text:p>
      <text:p text:style-name="P57"><text:span text:style-name="T9">– </text:span>От одной —<text:span text:style-name="T9"> </text:span>нет. Но я ж на одной не остановлюсь. <text:span text:style-name="T9">– </text:span>Пегаска взяла карту и нахмурилась. <text:span text:style-name="T9">– </text:span>Да что ж такое, какого сена! Одни валеты идут!</text:p>
      <text:p text:style-name="P57">За окном несколько пони работали на поле. Что-то странное было в их деятельности.<text:span text:style-name="T9"> </text:span>Как будто…</text:p>
      <text:p text:style-name="P57"><text:span text:style-name="T9">– О</text:span>но и понятно, что поля не убраны. Откуда ж им быть убранными, когда на двух работающих пони целая толпа бездельников!</text:p>
      <text:p text:style-name="P57">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7"><text:span text:style-name="T9">– </text:span>Они паслись… Ты можешь себе представить? Макс! Они ПАСЛИСЬ! Ели траву, как какие-то дикари! Фигня какая-то…</text:p>
      <text:p text:style-name="P57">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7">…</text:p>
      <text:p text:style-name="P57"><text:soft-page-break/>ВЖИИИИИИИИИ!!!</text:p>
      <text:p text:style-name="P57">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7"><text:span text:style-name="T9">– </text:span>Что за…?</text:p>
      <text:p text:style-name="P100">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7"><text:span text:style-name="T9">– </text:span>Леди и джентльпони! Просьба не паниковать! Поезд дальше не идёт: впереди провал! <text:span text:style-name="T9">– </text:span>крикнул проводник.</text:p>
      <text:p text:style-name="P57"><text:span text:style-name="T9">– </text:span>Какой ещё, в дышло, провал? Я проезжал тут два дня назад!</text:p>
      <text:p text:style-name="P57"><text:span text:style-name="T9">– </text:span>Безобразие! Верните мне деньги за билет!</text:p>
      <text:p text:style-name="P57"><text:span text:style-name="T9">– </text:span>Как вы смеете! Я опоздаю в порт! <text:s/><text:span text:style-name="T9">– </text:span>послышались выкрики в толпе.</text:p>
      <text:p text:style-name="P57">Проводник — седой земнопони стального цвета — поставил фонарь на пол и вытер со лба пот.</text:p>
      <text:p text:style-name="P57"><text:span text:style-name="T9">–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7">Я осторожно подошёл к краю и глянул вниз. </text:p>
      <text:p text:style-name="P57">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7"><text:span text:style-name="T9">– </text:span>Эта дыра фиг знает на сколько длится! <text:span text:style-name="T9">– </text:span>заявила Дэш, выныривая из темноты. <text:span text:style-name="T9">–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7">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7"><text:span text:style-name="T9">– </text:span>Дэш, нам надо на ту сторону.</text:p>
      <text:p text:style-name="P57"><text:span text:style-name="T9">– </text:span>Нет проблем. Я могу тебя перенести.</text:p>
      <text:p text:style-name="P57">Я с сомнением посмотрел на пегаску. Дэш в холке была мне по пояс.</text:p>
      <text:p text:style-name="P57"><text:span text:style-name="T9">– </text:span>Ты точно в этом уверена?</text:p>
      <text:p text:style-name="P57">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7"><text:span text:style-name="T9">– </text:span>Почти. На восемьдесят процентов. Тут какой-то воздух разрежённый, мне трудно удерживать тебя. <text:span text:style-name="T9">– </text:span>пожаловалась пегаска. <text:span text:style-name="T9">– </text:span><text:s/>Хотя раньше я и побольше вес подымала, честно!</text:p>
      <text:p text:style-name="P57">Мля.</text:p>
      <text:p text:style-name="P57"><text:span text:style-name="T9">–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7"><text:soft-page-break/>Пегаска почесала затылок и заметила.</text:p>
      <text:p text:style-name="P57"><text:span text:style-name="T9">– </text:span>В таком случае мы друг-другу сниться будем. Потому что в этих двадцати процентах я тоже гробанусь. Не думаешь же ты, что я тебя брошу?</text:p>
      <text:p text:style-name="P57">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7">А что, это идея! Если «мостик» из висящих рельсов выдержал её, то выдержит и меня —<text:span text:style-name="T9"> </text:span>я уже давно заметил, что пони по весу были не легче, а то и тяжелее меня. Я поплевал на руки и сбросил рюкзак.</text:p>
      <text:p text:style-name="P57">…</text:p>
      <text:p text:style-name="P57">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7">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9">– </text:span>двенадцать метров вперёд. Вот, переползу через стык <text:span text:style-name="T9">–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7">Разумеется, я посмотрел вниз.</text:p>
      <text:p text:style-name="P57">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7">…</text:p>
      <text:p text:style-name="P57">Я валялся на насыпи и трясся как в лихорадке. От пережитого шока меня тошнило.</text:p>
      <text:p text:style-name="P57"><text:span text:style-name="T9">– </text:span>Ты как, в порядке? Макс? <text:span text:style-name="T9">– п</text:span>егаска озабоченно потрогала меня за плечо. <text:span text:style-name="T9">– </text:span>В чём дело? Как ты себя чувствуешь?</text:p>
      <text:p text:style-name="P57">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7"><text:span text:style-name="T9">– </text:span>Я чувствую, что только что упустил отличную возможность отлить на вселенную!</text:p>
      <text:p text:style-name="P57"/>
      <text:p text:style-name="P59">***</text:p>
      <text:p text:style-name="P5"/>
      <text:p text:style-name="P5">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text:soft-page-break/>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5">Мы стояли перед выставочным павильоном Псинтела, о чём свидетельствовала вывеска «<text:span text:style-name="T9">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7"><text:span text:style-name="T9">– </text:span>Павильон закрыт! Вы опоздали на две недели. <text:span text:style-name="T9">– </text:span>проворчал рыжий земнопони в фуражке и попытался захлопнуть дверь. Я вставил в проём ботинок и развернул перед его носом мандат.</text:p>
      <text:p text:style-name="P68">«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5"><text:span text:style-name="T46">Дневная Глава Диархии Принцесса Селестия Эквестрийская, Непобедимое Солнце, Защитница Кантерлота, Страж Эверфри и прочая и прочая...» </text:span><text:span text:style-name="T41">– </text:span><text:span text:style-name="T45">прочитал охранник, близоруко щурясь.</text:span></text:p>
      <text:p text:style-name="P57"><text:span text:style-name="T9">– </text:span>Удостоверение личности предъявлять? <text:span text:style-name="T9">– </text:span>осведомился я.</text:p>
      <text:p text:style-name="P57"><text:span text:style-name="T9">– </text:span>Ч-ч-человеку М-м-максу? <text:span text:style-name="T9">– </text:span>заикаясь, переспросил охранник. Он присмотрелся ко мне получше и изо всех сил опустил копыто мне на ботинок.</text:p>
      <text:p text:style-name="P57">Бляяя!!! Ах ты ж!!!</text:p>
      <text:p text:style-name="P57">Хлопнула освобождённая дверь, изнутри клацнула щеколда.</text:p>
      <text:p text:style-name="P57"><text:span text:style-name="T9">– </text:span>Нет, ты видела? Он мне чуть носок не размозжил, с-с-скотина!!! <text:span text:style-name="T9">– </text:span>заорал я, прыгая на одной ноге. <text:span text:style-name="T9">– </text:span>Вызывай полицию, пока я этого мудака не прибил нахрен!</text:p>
      <text:p text:style-name="P57">Дэш, ни слова не говоря, прислонила ухо к двери.</text:p>
      <text:p text:style-name="P57"><text:span text:style-name="T9">– </text:span>Будешь смеяться, но именно этим он и занят. Вызывает полицию по телефону. <text:span text:style-name="T9">– </text:span>сообщила пегаска.</text:p>
      <text:p text:style-name="P57"><text:span text:style-name="T9">– </text:span>Ха-ха-ха! Очень смешно, сейчас животик надорву! <text:span text:style-name="T9">– </text:span>съязвил я. <text:span text:style-name="T9">– </text:span>Тем лучше, нам даже напрягаться не надо. Подождём полицию и скрутим этого маньяка!</text:p>
      <text:p text:style-name="P57">Пегаска продолжала слушать. Потом глаза её округлились от удивления.</text:p>
      <text:p text:style-name="P57"><text:span text:style-name="T9">– </text:span>Оп-па! <text:span text:style-name="T9">– </text:span>пегаска оторвала ухо от двери. <text:span text:style-name="T9">– </text:span>Макс, кажись, у нас проблемы. Надо сваливать отсюда. Долго объяснять. Из того, что я поняла, копы будут не на нашей стороне.</text:p>
      <text:p text:style-name="P57">Ну охренеть! Я что, нанёс моральную травму охраннику своим видом? Добро пожаловать в Эквестрию, страну дружбы и пони!</text:p>
      <text:p text:style-name="P57"><text:span text:style-name="T9">– </text:span>Сколько у нас времени?</text:p>
      <text:p text:style-name="P57">Дэш почесала в затылке.</text:p>
      <text:p text:style-name="P57"><text:span text:style-name="T9">–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9">– </text:span>двадцать минут у нас есть.</text:p>
      <text:p text:style-name="P57">Я с наслаждением захреначил ногой в стеклянную дверь павильона. Осколки стекла брызнули во все стороны.</text:p>
      <text:p text:style-name="P57"><text:span text:style-name="T9">– </text:span>Тогда давай сначала обыщем контору. Если уж полиция всё равно едет сюда, так пусть у них хотя бы будет повод!</text:p>
      <text:p text:style-name="P57"/>
      <text:p text:style-name="P59">***</text:p>
      <text:p text:style-name="P57"/>
      <text:p text:style-name="P57"><text:soft-page-break/>Разумеется, полиция приехала, как только мы обнаружили эти чёртовы резонаторы — иначе ж и быть не могло!</text:p>
      <text:p text:style-name="P57">…</text:p>
      <text:p text:style-name="P57">Я рубил пожарным топором тяжёлую директорскую дверь с табличкой «<text:span text:style-name="T9">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7"><text:span text:style-name="T9">– “</text:span>Портативный магоэнергетический ускоритель «<text:span text:style-name="T9">Psyntel Rari2+ DDR</text:span>»,<text:span text:style-name="T9"> </text:span>демо-прототип<text:span text:style-name="T9">” – </text:span>прочитал я на бирке. <text:span text:style-name="T9">– </text:span>Оно!<text:span text:style-name="T9">&lt;</text:span>Т<text:span text:style-name="T21">вайлайт в Понивилле, услышав про портативный ускоритель, захочет его получить. Макс смутится</text:span><text:span text:style-name="T9">&gt;</text:span></text:p>
      <text:p text:style-name="P57">Снаружи послышался вой сирены и цокот множества копыт.</text:p>
      <text:p text:style-name="P57"><text:span text:style-name="T9">–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7">Пиздец! Мы с Дэш переглянулись.</text:p>
      <text:p text:style-name="P57"><text:span text:style-name="T9">– </text:span>Это твои двадцать минут? <text:span text:style-name="T9">– </text:span>возмутился я. <text:span text:style-name="T9">– </text:span>Да ещё и десяти не прошло!</text:p>
      <text:p text:style-name="P57">Дэш вымучено скривилась.</text:p>
      <text:p text:style-name="P57"><text:span text:style-name="T9">– </text:span>Человек Макс, здание окружено! Мы знаем, что ты внутри! Выходи добровольно, или будешь взят силой! <text:span text:style-name="T9">– </text:span>загремел усиленный мегафоном голос.</text:p>
      <text:p text:style-name="P57">Я разбил топором стеклянные дверцы прибора и вытащил рубины.</text:p>
      <text:p text:style-name="P57"><text:span text:style-name="T9">–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7">Пегаска отрицательно помотала головой.</text:p>
      <text:p text:style-name="P57"><text:span text:style-name="T9">– </text:span>Ну уж фигушки. Я тебя тут не оставлю.</text:p>
      <text:p text:style-name="P57"><text:span text:style-name="T9">– </text:span>Дэш! <text:span text:style-name="T9">– </text:span>взмолился я. <text:span text:style-name="T9">– </text:span>Сейчас не время геройствовать! Нам нужно добыть резонаторы! Ничего со мной не случится, посижу пару деньков в КПЗ и выйду как новенький!</text:p>
      <text:p text:style-name="P57"><text:span text:style-name="T9">– </text:span>Ты не понимаешь! <text:span text:style-name="T9">– </text:span>упрямо мотнула головой пегаска. <text:span text:style-name="T9">– </text:span>Всё изменилось. Никто тебя не вытащит.</text:p>
      <text:p text:style-name="P57">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7"><text:span text:style-name="T9">– </text:span>Быстро за мной! <text:span text:style-name="T9">– </text:span>скомандовала пегаска, помчавшись к лестнице в офисные этажи.</text:p>
      <text:p text:style-name="P57">Я припустил было за ней, потом вернулся и поднял над головой раскуроченный ускоритель.</text:p>
      <text:p text:style-name="P57"><text:span text:style-name="T9">– Ю-</text:span>хууу<text:span text:style-name="T9">!!!</text:span></text:p>
      <text:p text:style-name="P57">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7">На последнем этаже пегаска стояла в коридоре, с сомнением обозревая ряд дверей.</text:p>
      <text:p text:style-name="P57"><text:span text:style-name="T9">– </text:span>Где-то тут должна быть дверь на крышу. Не могли же они залазить туда по пожарной лестнице?</text:p>
      <text:p text:style-name="P57">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9"> </text:span></text:p>
      <text:p text:style-name="P57"><text:soft-page-break/>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7"><text:span text:style-name="T9">– </text:span>Макс, подвинься!</text:p>
      <text:p text:style-name="P57">Пегаска оттеснила меня крупом и повернулась к двери задом.</text:p>
      <text:p text:style-name="P57"><text:span text:style-name="T9">– </text:span>Ю-хууу!</text:p>
      <text:p text:style-name="P57">БАБАХ!!!</text:p>
      <text:p text:style-name="P57">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7"><text:span text:style-name="T9">– </text:span>Ты чего на меня так уставился? <text:span text:style-name="T9">– </text:span>подозрительно спросила пегаска.</text:p>
      <text:p text:style-name="P57"><text:span text:style-name="T9">– </text:span>Да так… Не ожидал, что ты такая…</text:p>
      <text:p text:style-name="P57"><text:span text:style-name="T9">– </text:span>Офигенски сильная? <text:span text:style-name="T9">– </text:span>зарделась Дэш. <text:span text:style-name="T9">– Е</text:span>сли честно, по удару задом Эпплджек меня уделает. Но больше никто в Понивилле!</text:p>
      <text:p text:style-name="P57">С лестницы донёсся топот копыт, в конце коридора появились пони-полицейские.</text:p>
      <text:p text:style-name="P57">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7"><text:span text:style-name="T9">– </text:span>Ну вот, теперь действуй! — я положил рубины в кошелёк, повесил его пегаске на шею и вдруг, сам для себя неожиданно, обнял её худенькое тельце. <text:span text:style-name="T9">–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7">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7"><text:span text:style-name="T9">– </text:span>Ты! Не! По! Нял! Те! Бе! Не! Льзя! Тут! Ос! Та! ВАТЬСЯ!!! <text:span text:style-name="T9">– </text:span>мощный толчок изнутри катапультировал её с люка.</text:p>
      <text:p text:style-name="P57">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7">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7"><text:span text:style-name="T9">– </text:span>Ты чего делаешь??! Мы же упадём! Ты ж не удержишь!..</text:p>
      <text:p text:style-name="P57">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7">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жимолости.</text:p>
      <text:p text:style-name="P57">Некоторое время было тихо. Потом хлопнули ставни и чей-то сонный голос недовольно пробормотал:</text:p>
      <text:p text:style-name="P57"><text:soft-page-break/><text:span text:style-name="T9">– </text:span>Кто мешает нам спать после тяжкого выступления?</text:p>
      <text:p text:style-name="P57">Я осторожно выглянул из куста.</text:p>
      <text:p text:style-name="P57">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7">Птицы и цикады продолжили пение, прерванное нашим вторжением. </text:p>
      <text:p text:style-name="P57">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7"><text:span text:style-name="T9">– </text:span>Так вот кто тревожит наш сон!</text:p>
      <text:p text:style-name="P57">Дверь дома приоткрылась. Стало видно, что за ней притаилась единорожка, уже спустившаяся с мансарды.</text:p>
      <text:p text:style-name="P57"><text:span text:style-name="T9">– </text:span>Так-так, посмотрим, что тут у нас. Ага. Гм. Это наверняка тот монстр-человек, о котором писали в газетах. Занятно.</text:p>
      <text:p text:style-name="P57">Я крутился в телекинетическом поле перед единорожкой как некий диковинный экспонат шоу уродцев.</text:p>
      <text:p text:style-name="P57"><text:span text:style-name="T9">– </text:span>А это у нас кто? Гмм. Пегаска. Вот так раз! Рэйнбоу Дэш! Какими судьбами?</text:p>
      <text:p text:style-name="P57"><text:span text:style-name="T9">– </text:span>ТРИКСИ! <text:span text:style-name="T9">– <text:s/></text:span>фейсхуфнула Дэш. <text:span text:style-name="T9">– </text:span>Во имя Селестии, ЧТО ты тут делаешь?!!</text:p>
      <text:p text:style-name="P57"><text:span text:style-name="T9">– </text:span>Зарабатываем себе на жизнь представлениями, как ни странно! <text:span text:style-name="T9">– </text:span>язвительно ответила единорожка. <text:span text:style-name="T9">– </text:span>А вот что ВЫ делаете в НАШЕМ саду??!</text:p>
      <text:p text:style-name="P57">Так как дипломатические таланты пегаски оставляли желать лучшего, я решил взять переговоры в свои руки.</text:p>
      <text:p text:style-name="P57"><text:span text:style-name="T9">– </text:span>Эээ. Гм. Я дико извиняюсь, мы не знали, что вы спите днём, а то бы ни за что не стали вас тревожить. Мы пролетали мимо, и я подумал...</text:p>
      <text:p text:style-name="P57"><text:span text:style-name="T9">– </text:span>Нам не интересно знать, что ты подумал. <text:span text:style-name="T9">– </text:span>единорожка зевнула. <text:span text:style-name="T9">– </text:span>Мы намерены сдать вас в полицию.</text:p>
      <text:p text:style-name="P57"><text:span text:style-name="T9">– </text:span>Трикси! Не смей! У нас мегаважное задание! Нам нужно вернуться Понивилль во что бы то ни стало! <text:span text:style-name="T9">– </text:span>пегаска извивалась изо всех сил, пытаясь выбраться из магического захвата.</text:p>
      <text:p text:style-name="P57"><text:span text:style-name="T9">– </text:span>Три раза ХА! Назови хоть одну причину, по которой нам должно быть не всё равно! <text:span text:style-name="T9">– </text:span>насмешливо сказала Трикси. <text:span text:style-name="T9">– </text:span>Только учти, долго слушать мы не собираемся. Мы ценим наш сон больше ваших заданий.</text:p>
      <text:p text:style-name="P57">Пегаска задумалась. Она обернулась на меня и мрачно спросила:</text:p>
      <text:p text:style-name="P57"><text:span text:style-name="T9">– </text:span>Ей ведь нельзя рассказывать, да?</text:p>
      <text:p text:style-name="P57"><text:span text:style-name="T9">– </text:span>Нельзя. <text:span text:style-name="T9">– </text:span>подтвердил я. <text:span text:style-name="T9">– </text:span>Селестия запретила. Может возникнуть паника и всё такое.</text:p>
      <text:p text:style-name="P57">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7"><text:span text:style-name="T9">– </text:span>Трикси. Если ты нас не выдашь, я готова выступать. В твоих представлениях. Кем угодно. Целый месяц! После сопровождения Макса в Понивилль…</text:p>
      <text:p text:style-name="P57"><text:span text:style-name="T9">– </text:span>ОГО!</text:p>
      <text:p text:style-name="P57">Единорожка аж уселась на крыльцо от удивления.</text:p>
      <text:p text:style-name="P57"><text:span text:style-name="T9">– </text:span>Представлем себе, ЧТО вы скрываете, если ты готова на ТАКОЕ! Признаюсь, вам удалось нас заинтересовать!</text:p>
      <text:p text:style-name="P57">Единорожка в задумчивости стала ходить по веранде туда-сюда, разговаривая сама с собой.</text:p>
      <text:p text:style-name="P57"><text:soft-page-break/><text:span text:style-name="T9">– </text:span>Если в этом участвует САМА Селестия, Великой и Могущественной Трикси ТЕМ БОЛЕЕ надо в этом участвовать! Нам просто необходимо во всём разобраться и внести свой РЕШАЮЩИЙ вклад в дело! Решено!!!</text:p>
      <text:p text:style-name="P57">Единорожка встала на задние ноги и захлопала в копыта. После чего она метнулась в дом, потянув нас за собой.</text:p>
      <text:p text:style-name="P57">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7">Единорожка улеглась на диване. Мы с Дэш шмякнулись на ковёр.</text:p>
      <text:p text:style-name="P57"><text:span text:style-name="T9">– </text:span>Мы приняли решение не выдавать вас полиции в обмен на то, что вы расскажете нам о вашей секретной миссии!</text:p>
      <text:p text:style-name="P57"><text:span text:style-name="T9">– </text:span>Не пойдёт! <text:span text:style-name="T9">– </text:span>заявил я. <text:span text:style-name="T9">– </text:span>Я уже сказал, что это тайна. Мне добавить нечего.</text:p>
      <text:p text:style-name="P57"><text:span text:style-name="T9">– </text:span>Да неужели? <text:span text:style-name="T9">– </text:span>захлопала ресницами Трикси. <text:span text:style-name="T9">– </text:span>Ты хорошо подумал?</text:p>
      <text:p text:style-name="P57">Окно <text:s/>комнаты распахнулось. В комнату ворвался вой сирены. Несколько полицейских фургонов промчались мимо.</text:p>
      <text:p text:style-name="P57">Вот чёрт!!!</text:p>
      <text:p text:style-name="P57">…</text:p>
      <text:p text:style-name="P51"/>
      <text:p text:style-name="P57"><text:span text:style-name="T9">– </text:span>Так вот, почему в последнее время представления были такими изматывающими! Утечка магии не может не волновать нас! <text:span text:style-name="T9">– </text:span>единорожка задумалась. <text:span text:style-name="T9">– </text:span>Но твой рассказ не объясняет нам, куда исчезла принцесса Селестия!</text:p>
      <text:p text:style-name="P57"><text:span text:style-name="T9">– </text:span>Так вот почему я не могу нести тебя! <text:span text:style-name="T9">– </text:span>вторила ей пегаска. <text:span text:style-name="T9">–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7"><text:span text:style-name="T9">– </text:span>Стой! Что ты там сказала о Селестии?</text:p>
      <text:p text:style-name="P57">Трикси молча левитировала мне газеты с трюмо.</text:p>
      <text:p text:style-name="P57">Фак! Фак-фак-фак!!!</text:p>
      <text:p text:style-name="P57">«<text:span text:style-name="T29">Исчезновение дневной главы диархии: Эквестрия в панике!</text:span>» (статья двухдневной давности).</text:p>
      <text:p text:style-name="P57">«<text:span text:style-name="T29">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57">«<text:span text:style-name="T29">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9">Да отстаньте же вы от меня! Он сказал, что ест пони, но я этого НЕ ВИДЕЛА!!!</text:span>»).</text:p>
      <text:p text:style-name="P57">«<text:span text:style-name="T29">Чужестранец-человек,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7">«<text:span text:style-name="T29">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7">Получается, Селестия исчезла уже когда мы садились в поезд. А когда прибыли в Фетлок, мой фейс уже красовался на плакатах <text:span text:style-name="T9">“Wanted...” .</text:span></text:p>
      <text:p text:style-name="P51">– <text:span text:style-name="T1">ОНИ ЧТО, ШУТОК НЕ ПОНИМАЮТ?!! </text:span>– <text:span text:style-name="T1">заорал я наконец. </text:span>– <text:span text:style-name="T1">Нашли пониеда, ёб их дымоходом через коромысло!!!</text:span></text:p>
      <text:p text:style-name="P57"><text:soft-page-break/><text:span text:style-name="T9">– </text:span>Прикинь, а? <text:span text:style-name="T9">– </text:span>участливо ткнулась в меня носом Дэш. <text:span text:style-name="T9">– </text:span>Над моими приколами тоже одна я смеюсь. У<text:span text:style-name="T9"> </text:span>большинства вместо чувства юмора жир на ляжках.</text:p>
      <text:p text:style-name="P70">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7">Я зажал голову в ладонях и застонал, покачиваясь из стороны в сторону.</text:p>
      <text:p text:style-name="P57"><text:span text:style-name="T9">– </text:span>Макс? Ты в порядке?</text:p>
      <text:p text:style-name="P57">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7">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7">И вот теперь её нет. Зачем куда-то бежать, скрываться, рисковать, если смысл стараний потерян?</text:p>
      <text:p text:style-name="P63"/>
      <text:p text:style-name="P63">«…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8">– Я доведу! Обещаю!..»</text:p>
      <text:p text:style-name="P57"/>
      <text:p text:style-name="P57">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7">И у меня есть кое-какие результаты, чёрт побери!</text:p>
      <text:p text:style-name="P57">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7">Дерьмо! Слишком много «если» и «может быть»!</text:p>
      <text:p text:style-name="P57">Трижды дерьмо!!! Я забыл, что для проведения эксперимента, нам нужна помощь Селестии!</text:p>
      <text:p text:style-name="P57"/>
      <text:p text:style-name="P70"><text:span text:style-name="T1">«.</text:span><text:span text:style-name="T3">..А ускоритель </text:span><text:span text:style-name="T11">—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7"/>
      <text:p text:style-name="P57">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7">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7">Что ж, вполне привычное для меня состояние. Последний месяц был просто ярким фантастически-нереальным исключением из правила.</text:p>
      <text:p text:style-name="P57">МУ-ХА-ХА!</text:p>
      <text:p text:style-name="P57"><text:soft-page-break/>Кажется, я знаю, как показать фак провидению! <text:span text:style-name="T9">Show must go on! &lt;</text:span><text:span text:style-name="T21">Макс задумал вместо Селестии использовать Элементы гармонии</text:span><text:span text:style-name="T9">&gt;</text:span></text:p>
      <text:p text:style-name="P57">Я улыбнулся и помахал пегаске рукой, показывая, что в норме. Дэш облегчённо выдохнула.</text:p>
      <text:p text:style-name="P51">– <text:span text:style-name="T1">Так что, мы свободны? </text:span>– <text:span text:style-name="T1">спросил я, поднимаясь с пола.</text:span></text:p>
      <text:p text:style-name="P51">– <text:span text:style-name="T1">О, да! Великая и могучая Трикси держит слово!</text:span></text:p>
      <text:p text:style-name="P57">Единорожка задумалась и продолжила:</text:p>
      <text:p text:style-name="P51"><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2">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13"/>
      <text:h text:style-name="Heading_20_2" text:outline-level="2">14. <text:span text:style-name="T1">Деградация</text:span></text:h>
      <text:p text:style-name="P51">&lt;<text:span text:style-name="T62">David Bowie - Lets Dance/ Ashes To Ashes</text:span></text:p>
      <text:p text:style-name="P51"><text:span text:style-name="T62">Roxette – Queen of rain</text:span>&gt;</text:p>
      <text:p text:style-name="P57">– Ы! Ы! Ы! Ы! Ы!</text:p>
      <text:p text:style-name="P57">Дэш стучала лбом о сосну с такой силой, что на неё падали иголки и шишки.</text:p>
      <text:p text:style-name="P57">Я вышел из фургона и присел рядом.</text:p>
      <text:p text:style-name="P57">– Дэш! В конце-концов, мы можем спать днём, а идти ночью. Тогда я могу тащить фургон. Не стоит тебе так мучаться.</text:p>
      <text:p text:style-name="P57">Пегаска стояла, прижавшись лбом к стволу, и молчала. Я продолжил.</text:p>
      <text:p text:style-name="P57">– Или же мы можем нанять земнопони. Я не буду показываться из фургона, а ты строго запретишь ему совать нос внутрь.</text:p>
      <text:p text:style-name="P57">Дэш тяжело вздохнула и закатила глаза.</text:p>
      <text:p text:style-name="P57">–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7">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7">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7">Пегаска пробормотала что-то чуть слышно.</text:p>
      <text:p text:style-name="P57">– Что? – не расслышал я.</text:p>
      <text:p text:style-name="P57">–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7"><text:soft-page-break/>Я пожал плечами и обнял пегаску.</text:p>
      <text:p text:style-name="P57">– Э, нет, погоди. – Дэш сбросила плащ Трикси, скрывающий её крылья. – Давай!</text:p>
      <text:p text:style-name="P57">Я обнял её повторно. В этот раз пегаска не стояла смирно, а, в свою очередь, обняла меня.</text:p>
      <text:p text:style-name="P57">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7">– Эмм… Ты чего?</text:p>
      <text:p text:style-name="P57">Дэш раскрыла глаза. Я упёрся ладонью ей в грудь и осторожно отодвинул от себя. Пегаска разжала обьятия.</text:p>
      <text:p text:style-name="P57">– Йей! Обнимашки таки клёво снимают стресс! Тебе разве не нравится?</text:p>
      <text:p text:style-name="P57">– Нравится. Но ты слишком увлеклась: я чуть не оказался на земле.</text:p>
      <text:p text:style-name="P57">Дэш смутилась.</text:p>
      <text:p text:style-name="P57">– Упс! Забыла, что у тебя только одна пара ног для упора! Не сердись!</text:p>
      <text:p text:style-name="P57">Я покровительно похлопал пегаску по шее.</text:p>
      <text:p text:style-name="P57">–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7">Пегаска немедленно заорала:</text:p>
      <text:p text:style-name="P57">– Обнимашки-и-и!!! – и повалила меня на траву. Сила, таящаяся в её худеньком теле, обескураживала.</text:p>
      <text:p text:style-name="P57">– Дэш! Ну, не воспринимай же всё так буквально, ё-моё!</text:p>
      <text:p text:style-name="P57">– Гы! Что-то ты не слишком был готов к этому разу!</text:p>
      <text:p text:style-name="P57">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9">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7">Наконец она приземлилась, пропахав в дёрне борозды тормозного следа.</text:p>
      <text:p text:style-name="P57">– Ффух! Ещё бы немного, и я бы рехнулась от тоски! Как только Эпплджек эти телеги таскает? Это же офигенно скучно!</text:p>
      <text:p text:style-name="P57">Пегаска накинула на себя плащ, скрыв крылья, и стала впрягаться в фургончик.</text:p>
      <text:p text:style-name="P57">– Макс, залазь в фургон. Там впереди какой-то посёлок. Купим еды и узнаем новости.</text:p>
      <text:p text:style-name="P57"/>
      <text:p text:style-name="P59">***</text:p>
      <text:p text:style-name="P57"/>
      <text:p text:style-name="P57">Три дня спустя…</text:p>
      <text:p text:style-name="P57"/>
      <text:p text:style-name="P57">«<text:span text:style-name="T29">Добро пожаловать в Груммингтон! Вам здесь рады!</text:span></text:p>
      <text:p text:style-name="P57"><text:span text:style-name="T29">Население города </text:span><text:span text:style-name="T63">302 пони</text:span><text:span text:style-name="T29">.</text:span></text:p>
      <text:p text:style-name="P57"><text:span text:style-name="T63">250 пони</text:span><text:span text:style-name="T29">.</text:span></text:p>
      <text:p text:style-name="P57"><text:span text:style-name="T63">125 поней</text:span><text:span text:style-name="T29">.</text:span></text:p>
      <text:p text:style-name="P57"><text:soft-page-break/><text:span text:style-name="T29">54 паня.</text:span>»</text:p>
      <text:p text:style-name="P57"/>
      <text:p text:style-name="P57">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7">Я вернулся за столик у окна и продолжил писать письмо.</text:p>
      <text:p text:style-name="P57">«<text:span text:style-name="T19">...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8">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8">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8">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8">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8">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8">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34">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6">твою забывчивость, из-за которой нам с Дэш пришлось пилить через пол-Эквестрии за резонаторами. Так что, моя </text:span><text:soft-page-break/><text:span text:style-name="T36">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5">Крепко обнимаю, чешу холку, хлопаю по шее! Твой Макс. </text:span><text:span text:style-name="T19">Дружба </text:span><text:span text:style-name="T35">—</text:span><text:span text:style-name="T19"> </text:span><text:span text:style-name="T3">э</text:span><text:span text:style-name="T19">то, </text:span><text:span text:style-name="T65">так её </text:span><text:span text:style-name="T3">разэтак</text:span><text:span text:style-name="T65">,</text:span><text:span text:style-name="T19"> магия!</text:span><text:span text:style-name="T55">»</text:span></text:p>
      <text:p text:style-name="P57"/>
      <text:p text:style-name="P57">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7">– Всё в порядке, Дэш?</text:p>
      <text:p text:style-name="P57">Пегаска смотрела на язычки огня, танцующие в окошке печной дверцы и молчала. Наконец она отозвалась.</text:p>
      <text:p text:style-name="P57">– Нет. Не всё в порядке.</text:p>
      <text:p text:style-name="P57">Дэш отвернулась от огня и взглянула на меня.</text:p>
      <text:p text:style-name="P57">–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7">Я сел рядом с пегаской, обнял её и легонько встряхнул.</text:p>
      <text:p text:style-name="P57">–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7">Дэш негромко всхлипнула и тут же закашлялась, пытаясь скрыть секундную слабость.</text:p>
      <text:p text:style-name="P57">–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7">Пегаска фейсхуфнула.</text:p>
      <text:p text:style-name="P57">–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7">Я поставил кастрюлю с картошкой на печку.</text:p>
      <text:p text:style-name="P57">– Дэш. Когда ты в последний раз летала?</text:p>
      <text:p text:style-name="P57">– Вчера утром немного. А что?</text:p>
      <text:p text:style-name="P57">– Попробуй взлети сейчас. Просто поднимись к потолку.</text:p>
      <text:p text:style-name="P57">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7">– …Да ладно!</text:p>
      <text:p text:style-name="P57">Пегаска сидела на полу и удивлённо рассматривала свои крылья. Потом для уверенности подёргала зубами за маховые перья.</text:p>
      <text:p text:style-name="P57"><text:soft-page-break/>– Вроде не сплю — боль чувствуется. Тогда какого сена я падаю?!!</text:p>
      <text:p text:style-name="P57">– Дэш. – мягко сказал я. – Судя по площади крыльев, пегасы держатся в воздухе, в основном, за счёт магии.</text:p>
      <text:p text:style-name="P57">– И?</text:p>
      <text:p text:style-name="P57">–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7">– У-у-у-ы-ы-ы-а-а-а!</text:p>
      <text:p text:style-name="P57">Дэш горько, с подвыванием, разрыдалась.</text:p>
      <text:p text:style-name="P57">– Ы-ы-ы! Я не могу без неба-а-а! Мне нужно лета-а-ать! Я пега-а-ас!</text:p>
      <text:p text:style-name="P57">Крутая и тренированная пегаска сотрясалась от плача, как ребёнок. Её депрессия последних дней вырвалась наружу эмоциональным взрывом.</text:p>
      <text:p text:style-name="P57">– Почему всё так… хнык... паршиво? Что мы сделали не так? Хнык… Я даже не знаю, с кем надо подраться, чтобы всё исправить…</text:p>
      <text:p text:style-name="P57">Я сел рядом. Мне нечем было её утешить, я мог лишь молча обнять её, поглаживая по растрёпанной гриве. Пегаска, вхлипывая, прижалась ко мне.</text:p>
      <text:p text:style-name="P57">– Макс?</text:p>
      <text:p text:style-name="P57">– Да?</text:p>
      <text:p text:style-name="P57">–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7">– Дэш, мы дойдём до Понивилля, что бы ни случилось. Обещаю тебе.</text:p>
      <text:p text:style-name="P57">Пегаска утешилась и замерла, глядя в огонь.</text:p>
      <text:p text:style-name="P57">Я мыл тарелки после ужина, когда услышал бормотание Дэш за спиной.</text:p>
      <text:p text:style-name="P57">«И-и-и… о-о-о… эн… а-а-а… И она.. П-э-э-э… о-о-о… Как эта буква называется, забери меня дискорд? Ша? Ша! Эл! А! Мммм… И она пошла...»</text:p>
      <text:p text:style-name="P57">Громкий «бабах» дал понять, что Дэш захлопнула книгу. После короткой паузы взьерошенная пегаска <text:s/>выглянула из-за спины.</text:p>
      <text:p text:style-name="P57">– Макс? Расскажи какую-нибудь сказку на ночь? Что-то спать не хочется.</text:p>
      <text:p text:style-name="P57">Пегаска залезла на диван и похлопала рядом с собой.</text:p>
      <text:p text:style-name="P57">Я поставил тарелку в шкафчик и вытер руки о передник.</text:p>
      <text:p text:style-name="P57">– Дэш, это плохая идея. Давай, я лучше тебе почитаю.</text:p>
      <text:p text:style-name="P57">– Хочу сказку! – пегаска насупилась и отгородилась от меня подушкой. – Ты плохой!</text:p>
      <text:p text:style-name="P57">– Дэш! Я не помню ни черта!</text:p>
      <text:p text:style-name="P57">– Сказку!!! – подушка полетела в меня.</text:p>
      <text:p text:style-name="P57">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не в счёт).</text:p>
      <text:p text:style-name="P57">Дэш повернулась ко мне спиной и стала подозрительно шмыгать носом.</text:p>
      <text:p text:style-name="P57">Я подошёл к дивану и сел рядом, развернув её к себе.</text:p>
      <text:p text:style-name="P57">– Ну ладно. Сама напросилась!</text:p>
      <text:p text:style-name="P57">Я задумался.</text:p>
      <text:p text:style-name="P57"><text:soft-page-break/>…</text:p>
      <text:p text:style-name="P57">– Вот тебе сказка с моралью. Слушай.</text:p>
      <text:p text:style-name="P57">Я устроился на диване, положив под ноги подушку, на которой тут же примостилась и пегаска.</text:p>
      <text:p text:style-name="P57">– Однажды в кувшин с молоком попали две жабы…</text:p>
      <text:p text:style-name="P57">– Бггг! Уже смешно! – заржала Дэш. – <text:s/>Как могли жабы попасть в кувшин? Он же высокий? Жабы прыгают низко. Может, это было блюдце?</text:p>
      <text:p text:style-name="P57">– Нет! – упёрся я. – Кувшин! Иначе морали не получится! Жабы… эээ… свалились в него с кантерлотской скалы.</text:p>
      <text:p text:style-name="P57">– Ух ты! Круто! А что они там делали?</text:p>
      <text:p text:style-name="P57">– Дэш! Как я могу рассказывать, если ты постоянно меня перебиваешь?</text:p>
      <text:p text:style-name="P57">– Ну пожалуйста! Больше не буду, только объясни, как жабы оказались в Кантерлоте?</text:p>
      <text:p text:style-name="P57">–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7">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7">– Вау! Прикольно!</text:p>
      <text:p text:style-name="P57">–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7">– А потом?</text:p>
      <text:p text:style-name="P57">–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7">Пегаска затряслась от смеха. Потом, прервавшись, строго спросила с меня:</text:p>
      <text:p text:style-name="P57">– А какая тут мораль? Ты говорил, в этой сказке будет мораль!</text:p>
      <text:p text:style-name="P57">– Мораль? Э-э-э... Мораль тут такая. – <text:s/>мрачно заявил я. – Не умеешь летать — не суйся к принцессе!</text:p>
      <text:p text:style-name="P57">– Хорошая… ммм… сказка… – пробормотала пегаска сонно. Зевнув во весь рот она потянулась и, обняв мою ногу, заснула.</text:p>
      <text:p text:style-name="P57">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7">Я пожал плечами, устроился поудобнее и укрылся одеялом.</text:p>
      <text:p text:style-name="P57">…</text:p>
      <text:p text:style-name="P57">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7">Скррржжжж… Скррржжж… Скррржжж…</text:p>
      <text:p text:style-name="P57">Снаружи раздался скрежет. В глубокой ночи, посреди абсолютной тишины этот тихий <text:s/>звук таил необъяснимую угрозу.</text:p>
      <text:p text:style-name="P57">Скррржжжж… Скррржжж…</text:p>
      <text:p text:style-name="P57">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7"><text:soft-page-break/>На земле прямо перед фургоном сидела кобылка-жеребёнок и, зажав в зубах гвоздь, выцарапывала что-то на жестяной крышке коробки из-под конфет.</text:p>
      <text:p text:style-name="P57">– Что ты тут делаешь так поздно? Где твои родители? – вздохнув с облегчением, спросил я.</text:p>
      <text:p text:style-name="P57">Выйдя из фургона, я подошёл к жеребёнку и посветил на жестянку.</text:p>
      <text:p text:style-name="P57">– Чем ты тут занимаешься?</text:p>
      <text:p text:style-name="P57">Жеребёнка молча смотрела на меня, зажав гвоздь в зубах. На жестянке были коряво выцарапаны буквы.</text:p>
      <text:p text:style-name="P57">«<text:span text:style-name="T63">37 пни</text:span></text:p>
      <text:p text:style-name="P71">24пн</text:p>
      <text:p text:style-name="P71">15</text:p>
      <text:p text:style-name="P57"><text:span text:style-name="T29">1</text:span>»</text:p>
      <text:p text:style-name="P57">– Что это за цифры? – спросил я.</text:p>
      <text:p text:style-name="P57">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text:p>
      <text:p text:style-name="P97"><text:s/>Липкое чувство безочётного ужаса зародилось у меня где-то между лопаток и протянуло холодные щупальца к сердцу. Я посветил фонариком вверх. В круге света белел знакомый указатель.</text:p>
      <text:p text:style-name="P57">«<text:span text:style-name="T29">Добро пожаловать в Груммингтон! Вам здесь рады!</text:span></text:p>
      <text:p text:style-name="P57"><text:span text:style-name="T29">Население города </text:span><text:span text:style-name="T63">302 пони</text:span><text:span text:style-name="T29">.</text:span></text:p>
      <text:p text:style-name="P57"><text:span text:style-name="T63">250 пони</text:span><text:span text:style-name="T29">.</text:span></text:p>
      <text:p text:style-name="P57"><text:span text:style-name="T63">125 поней</text:span><text:span text:style-name="T29">.</text:span></text:p>
      <text:p text:style-name="P57"><text:span text:style-name="T29">54 паня.</text:span>»</text:p>
      <text:p text:style-name="P57">У меня от волнения пересохло в горле.</text:p>
      <text:p text:style-name="P57">– Ты хочешь сказать, этой ночью из населения осталась ты одна? – хрипло спросил я.</text:p>
      <text:p text:style-name="P57">Кобылка кивнула и снова показала на жестянку и вверх.</text:p>
      <text:p text:style-name="P57">– Макс! Оглянись! – тревожно воскликнула Дэш у меня за спиной.</text:p>
      <text:p text:style-name="P57">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7">– Дэш! Быстро!</text:p>
      <text:p text:style-name="P57">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7">УУУУУУРРРРРРГГГГХХХХХХХ!!!<text:span text:style-name="T9">&lt;</text:span><text:span text:style-name="T54">Metallica-Enter Sandman</text:span><text:span text:style-name="T9">&gt;</text:span></text:p>
      <text:p text:style-name="P57">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7">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7">– Макс, запрыгивай!</text:p>
      <text:p text:style-name="P57"><text:soft-page-break/>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62"/>
      <text:p text:style-name="P62">0</text:p>
      <text:p text:style-name="P57"/>
      <text:p text:style-name="P57">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7"/>
      <text:h text:style-name="Heading_20_2" text:outline-level="2">15. Филлидельфия</text:h>
      <text:p text:style-name="P51">&lt;<text:span text:style-name="T53">Elo - Sorrow about to fall</text:span>&gt;</text:p>
      <text:p text:style-name="P57">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7">Я поднял кусок газеты, прибитый ветром к ограждению и быстро пробежался по заголовкам.</text:p>
      <text:p text:style-name="P57">«<text:span text:style-name="T29">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9">Провинция пустеет: репортаж из обеспоневшего посёлка</text:span>». «<text:span text:style-name="T29">Нехватка пегасов-погодников: указ принцессы Луны разрешает набор в погодные команды пегасов без лётных аттестатов</text:span>». «<text:span text:style-name="T29">Опасный преступник «человек-макс» всё ещё на свободе! Фетлок приходит в себя после разгрома павильона Псинтела. Награда за поимку возрасла до двадцати тысяч!!!</text:span>»</text:p>
      <text:p text:style-name="P57">На ближайшем же столбе висело объявление, в котором за мою голову уже предлагалось двадцать пять тысяч.</text:p>
      <text:p text:style-name="P57">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7">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7">–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7">Пегаска взмахнула крыльями для эффекта. Неожиданно для неё и меня, взмах крыльев подбросил её вверх на хороший метр.</text:p>
      <text:p text:style-name="P57">– Какого се… – пегаска приземлилась на круп, изумлённо глядя на свои крылья. – ...на!</text:p>
      <text:p text:style-name="P57">Подумав немного, Дэш выбралась из упряжи и что есть мочи замахала крыльями.</text:p>
      <text:p text:style-name="P57">–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7"><text:soft-page-break/>–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7">Я перевязывал пегаске голову, когда мне в голову пришла идея. Я указал на валяющийся рядом с нами самокат.</text:p>
      <text:p text:style-name="P57">– Дэш, ты ведь сможешь буксировать его на лету?</text:p>
      <text:p text:style-name="P57">– Этот? Конечно могу! Плёвое дело!</text:p>
      <text:p text:style-name="P57">– А со мной?</text:p>
      <text:p text:style-name="P57">– Хмм. Понимаю, к чему ты клонишь.</text:p>
      <text:p text:style-name="P57">Пегаска критически оглядела меня.</text:p>
      <text:p text:style-name="P57">–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7">…</text:p>
      <text:p text:style-name="P57">Когда дорожное покрытие слилось в сплошную серую полосу, а руль самоката начал у меня в руках вибрировать от скорости, я заорал:</text:p>
      <text:p text:style-name="P57">– Дэ-э-э-ш!!! Сто-о-ой!!! Хватит! Испытание пройдено! Не увлекайся!!!</text:p>
      <text:p text:style-name="P57">Пегаска приземлилась и, выплюнув поводья изо рта, встала в гордую позу.</text:p>
      <text:p text:style-name="P57">– Я ещё и не начинала, между прочим! Так, только чуть-чуть размялась!</text:p>
      <text:p text:style-name="P57">Я положил самокат и на трясущихся ногах приближался к ней. Сердце ходило ходуном где-то в районе пяток.</text:p>
      <text:p text:style-name="P57">– Дэш, ты это нарочно? Про «клячу» и всё такое?</text:p>
      <text:p text:style-name="P57">– А что такое? – невинно спросила пегаска, полуобернувшись ко мне задом.</text:p>
      <text:p text:style-name="P57">– А ничего. – нарочито спокойно сказал я, демонстративно закатывая рукава.</text:p>
      <text:p text:style-name="P57">–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7">– <text:s/>А того, что я тебя сейчас!..</text:p>
      <text:p text:style-name="P57">ХЛОП!</text:p>
      <text:p text:style-name="P57">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7">– Бггг! – <text:s/>заржала пегаска. – Макс, не будь нытиком! Прикольная же шутка!</text:p>
      <text:p text:style-name="P57">–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7">–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7"><text:s/>Я потрепал пегаску между ушей.</text:p>
      <text:p text:style-name="P57">– Насчёт шуток я уже заметил. Не парься, я не сержусь. Вдобавок, не такой уж я и хрупкий, просто люблю перестраховаться.</text:p>
      <text:p text:style-name="P57"><text:soft-page-break/>– Да? Это клёво. – успокоилась Дэш. – А можно попросить тебя об одной вещи?</text:p>
      <text:p text:style-name="P57">– Да?</text:p>
      <text:p text:style-name="P57">– Помнишь, я разревелась в Груммингтоне?</text:p>
      <text:p text:style-name="P57">– Ну да, было дело.</text:p>
      <text:p text:style-name="P57">– Забудь про это!</text:p>
      <text:p text:style-name="P57">– Почему? – озадачился я. – Ты тогда была такой милой тогда.</text:p>
      <text:p text:style-name="P57">Дэш насупилась и принялась ковырять копытом асфальт.</text:p>
      <text:p text:style-name="P57">–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7">Я пожал плечами.</text:p>
      <text:p text:style-name="P57">–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7">– Но ты не плачешь.</text:p>
      <text:p text:style-name="P57">Я задумался.</text:p>
      <text:p text:style-name="P57">–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7">– Ни фига себе! Куда ж может быть хуже? – воскликнула Дэш. – У вас что, все поголовно встают в восемь утра и едят сено на завтрак, обед и ужин?</text:p>
      <text:p text:style-name="P57">Я засмеялся.</text:p>
      <text:p text:style-name="P57">– Кто-то встаёт и раньше. Но не в этом проблема. У нас... Как бы это сказать... очень холодно.</text:p>
      <text:p text:style-name="P57">–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7">– Нет, я не то имел ввиду. Холодно не в физическом смысле. В душевном.</text:p>
      <text:p text:style-name="P57">Пегаска всмотрелась мне в лицо, как будто впервые видя его.</text:p>
      <text:p text:style-name="P57">– Ты имеешь ввиду, что тебе утром некому сказать: «Привет, хорошего дня»?</text:p>
      <text:p text:style-name="P57">– Да, примерно это я имел ввиду.</text:p>
      <text:p text:style-name="P57">– Сочувствую. Без друзей не прикольно. Всем нужны друзья. Даже Дискорду, дискорд его забери!</text:p>
      <text:p text:style-name="P57">Пегаска вдруг стала на задние ноги, положив передние мне на плечи.</text:p>
      <text:p text:style-name="P57">– Макс! В Эквестрии у тебя всегда будут друзья, что бы ни случилось!</text:p>
      <text:p text:style-name="P57">Я растроганно обнял пегаску и погладил её по шее.</text:p>
      <text:p text:style-name="P57">– Спасибо, Дэш. Это просто здорово!</text:p>
      <text:p text:style-name="P57">…</text:p>
      <text:p text:style-name="P57">Оставляя на прилавке очередной пустующей филлидельфийской лавки монетку, я озабоченно заметил:</text:p>
      <text:p text:style-name="P57">–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7">– Ты чего? – не поняла шутки пегаска. – А как же твоё участие в эксперименте?</text:p>
      <text:p text:style-name="P57">– Ты меня всё равно как-нибудь вытащишь. – отмахнулся я. – Лучше помоги искать палатку.</text:p>
      <text:p text:style-name="P57"><text:soft-page-break/>–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7">Я пропустил замечание пегаски мимо ушей и продолжил паковать рюкзак.</text:p>
      <text:p text:style-name="P57">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7">– Надеюсь, с ним ничего не случится. – озабоченно сказал я. – Иначе придётся объясняться с Трикси.</text:p>
      <text:p text:style-name="P57">– Ерунда! В крайнем случае, купишь ей новый. – отмахнулась пегаска. – Ты не представляешь, как я рада, что избавилась от него!</text:p>
      <text:p text:style-name="P57">Пегаска взлетела и осторожно потянула упряжь. Потом приземлилась и недовольно глянула на меня.</text:p>
      <text:p text:style-name="P57">– Скидывай! – скомандовала пегаска, указав на рюкзак.</text:p>
      <text:p text:style-name="P57">– В чём дело?</text:p>
      <text:p text:style-name="P57">Пегаска молча потянула зубами за шлейку рюкзака, сдёргивая его с меня.</text:p>
      <text:p text:style-name="P57">– Дэш, ты чего?</text:p>
      <text:p text:style-name="P57">Пегаска раскрыла рюкзак и стала копаться в нём.</text:p>
      <text:p text:style-name="P57">– Я могу нести тебя, когда ты весишь семьдесят килограмм. – больший из двух котелков отправился в провал.</text:p>
      <text:p text:style-name="P57">– Я могу тянуть тебя, когда ты весишь восемьдесят килограмм. – две трети наших запасов картошки ухнули следом.</text:p>
      <text:p text:style-name="P57">– Я могу тащить тебя, даже когда ты весишь девяносто! – насос и запасное колесо к самокату улетели туда же.</text:p>
      <text:p text:style-name="P57">– Но мы не договаривались, что ты будешь весить под сто десять только потому, что дорвался до бесплатных магазинов! Это уже слишком!</text:p>
      <text:p text:style-name="P57">– Погоди, Дэш, палатку-то не выкидывай! Ты ж сама говорила, что только-только размялась и всё такое. <text:span text:style-name="T64">И магазин</text:span>ы вовсе<text:span text:style-name="T64"> не </text:span>бесплатные<text:span text:style-name="T64"> <text:s/></text:span>— я оставлял там деньги — последние, кстати. Дай, я сам отберу припасы...</text:p>
      <text:p text:style-name="P57">…</text:p>
      <text:p text:style-name="P57">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7">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7">– Я вижу скалу Кантерлот. Ещё день пути — и сворачиваем к Понивиллю.</text:p>
      <text:p text:style-name="P57">– А ты выдержишь?</text:p>
      <text:p text:style-name="P57">Пегаска фыркнула.</text:p>
      <text:p text:style-name="P57">– Я-то выдержу. Самокат — нет.</text:p>
      <text:p text:style-name="P57">–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7">– Я уже думала над этим. Там часто встречаются пони. Тебя узнают.</text:p>
      <text:p text:style-name="P57"><text:soft-page-break/>–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7">– «Трасса 52» – прочла Дэш на табличке. – Что-то я не помню тут никаких трасс. Наверное, недавно построили.</text:p>
      <text:p text:style-name="P57">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7">От скорости, которую мы развили на новой дороге у меня свистело в ушах. В какой-то момент я всё же услышал подозрительное скрипение.</text:p>
      <text:p text:style-name="P57">– Дэ-э-эш! Тормози-и-и!!!</text:p>
      <text:p text:style-name="P57">– Чего-о-о?! Не слышу!!!</text:p>
      <text:p text:style-name="P57">КРАК!!!</text:p>
      <text:p text:style-name="P57">Тот, кто станет делать качественные самокаты в Эквестрии — озолотится. Мой не выдержал испытания скоростью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7">…</text:p>
      <text:p text:style-name="P68">Сияние. <text:span text:style-name="T64">Оно п</text:span>овсюду. <text:span text:style-name="T64">Нет верха и низа, нет направлений и расстояний. Нет м</text:span>ыслей. Нет чувств. Нет времени. Есть только бесконечное сияние.</text:p>
      <text:p text:style-name="P68"><text:s/>В какой-то момент пришло осознание.</text:p>
      <text:p text:style-name="P68">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8">В сиянии проступают очертания предметов. Дверь? Этот предмет называется дверь? Кровать? Капельница? Дефибриллятор? Я зажмуриваюсь от яркого света кварцевых ламп. <text:s/>Откуда-то сбоку доносится неприятный зуммер и тихие фразы.</text:p>
      <text:p text:style-name="P68">– Док, позавчерашний приходит в сознание!</text:p>
      <text:p text:style-name="P68">– Следи за давлением.</text:p>
      <text:p text:style-name="P68">В поле зрения появляется предмет. Сквозь ресницы видны только его расплывчатые очертания. Предмет движется, проводя какие-то манипуляции.</text:p>
      <text:p text:style-name="P68">Я открываю глаза и вижу фигуру в голубом.</text:p>
      <text:p text:style-name="P68">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8">– Больной, как вы себя чувствуете? Вы можете назвать своё имя?</text:p>
      <text:p text:style-name="P68">Я закрываю глаза и пытаюсь вспомнить.</text:p>
      <text:p text:style-name="P68">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8">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text:soft-page-break/>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8">Я вспомнил почти всё. Моё имя? Осталось вспомнить имя. Меня зовут...</text:p>
      <text:p text:style-name="P68">– Ма-а-акс! Ма-а-акс! Ма-а-акс!</text:p>
      <text:p text:style-name="P68">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text:p>
      <text:p text:style-name="P68">Я открываю глаза и вижу фигуру в голубом.</text:p>
      <text:p text:style-name="P57">…</text:p>
      <text:p text:style-name="P57">Сознание с трудом возвратилось в гудевшую <text:span text:style-name="T64">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7">– Ма-а-акс! Ма-а-акс! Встава-а-ай!</text:p>
      <text:p text:style-name="P57">– И как я, интересно, могу встать, если ты стоишь прямо надо мной? – с трудом отвечаю я.</text:p>
      <text:p text:style-name="P57">– Хорош умничать! – буркнула пегаска сквозь слёзы. – Макс?!!</text:p>
      <text:p text:style-name="P57">Я был полузадушен силой объятий пегаски.</text:p>
      <text:p text:style-name="P57">– Что-то я слишком часто реву с тех пор, как мы познакомились. – пробормотала Дэш, прижавшись ко мне. – Это не круто.</text:p>
      <text:p text:style-name="P57">– Ещё как круто! – утешил пегаску я. – Ты мне всю рубашку промочила. Прямо как водомётная машина.</text:p>
      <text:p text:style-name="P57">– <text:span text:style-name="T64">А т</text:span>ы вставать не хотел! Я очень-очень испугалась. <text:span text:style-name="T64">Всё-таки, д</text:span>урацкая это была затея с самокатом! Если бы можно было вернуться к фургону!</text:p>
      <text:p text:style-name="P57">–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7">Дэш почесала в затылке.</text:p>
      <text:p text:style-name="P57">–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7">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7">Вроде, не издевается.</text:p>
      <text:p text:style-name="P57">– Дэш!</text:p>
      <text:p text:style-name="P57">– Ась?</text:p>
      <text:p text:style-name="P57">Пегаска с невинным видом уставилась на меня, практически упёршись своим носом в мой.</text:p>
      <text:p text:style-name="P57">– Я бегаю ещё хуже, чем ты таскаешь фургоны. То есть, чуть лучше, чем никак.</text:p>
      <text:p text:style-name="P57">Пегаска критически осмотрела меня и помотала головой.</text:p>
      <text:p text:style-name="P57">– Фиговые у тебя шутки. Не смешные.</text:p>
      <text:p text:style-name="P57">– Дэш, я не шучу.</text:p>
      <text:p text:style-name="P57"><text:soft-page-break/>– Не верю. – пегаска провела крылом по моей ноге от пояса до пятки. – У тебя очень длинные ноги. Почти как у аликорнов. Ты не можешь плохо бегать.</text:p>
      <text:p text:style-name="P57">–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7"><text:span text:style-name="T9">–</text:span> А какой у тебя там был образ жизни?</text:p>
      <text:p text:style-name="P57"><text:span text:style-name="T9">–</text:span> Сидячий. Каждый день по восемь-десять часов в день на стуле, перед компьютером. Иногда и по двенадцать.</text:p>
      <text:p text:style-name="P57">У Дэш отвалилась челюсть.</text:p>
      <text:p text:style-name="P57"><text:span text:style-name="T9">–</text:span> Дискордовы яйца! Ты сидел в тюрьме? За что тебя посадили?</text:p>
      <text:p text:style-name="P57"><text:span text:style-name="T9">–</text:span> Я не сидел в тюрьме! У меня работа сидячая. Была. Программисты так работают, понимаешь? Сидя. У нас это в порядке вещей.</text:p>
      <text:p text:style-name="P57">Пегаска неверяще смотрела на меня. Потом её удивление сменилось сочувствием. Она схватилась за голову.</text:p>
      <text:p text:style-name="P57"><text:span text:style-name="T9">–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Твайлайт, правда, часами зачитывается, но это друг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7">о такие… гм… заклинания. Ты </text:span><text:span text:style-name="T37">пишешь</text:span><text:span text:style-name="T47"> программу, запускаешь её, а потом она делает что-то для тебя.</text:span></text:p>
      <text:p text:style-name="P44"><text:span text:style-name="T1">–</text:span> То есть, ты, типа, <text:span text:style-name="T1">был </text:span>волшебник<text:span text:style-name="T1">ом</text:span> в своём мире? <text:span text:style-name="T1">Как единороги? И</text:span><text:span text:style-name="T6"> ты тоже магию усидчивости применял? </text:span></text:p>
      <text:p text:style-name="P44"><text:span text:style-name="T1">–</text:span> Вряд ли меня так можно называть. Очень далёкие параллели. <text:span text:style-name="T1">И у</text:span> нас совсем нет магии.</text:p>
      <text:p text:style-name="P57"><text:span text:style-name="T48">–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60">– Не парься. Просто исходи из того, что до Понивилля мы доберёмся шагом. И ещё вот что…</text:p>
      <text:p text:style-name="P60">– Да?</text:p>
      <text:p text:style-name="P60">– Слезь с меня наконец!</text:p>
      <text:p text:style-name="P60"/>
      <text:p text:style-name="P59">***</text:p>
      <text:p text:style-name="P57"/>
      <text:p text:style-name="P57">Два дня спустя…</text:p>
      <text:p text:style-name="P57"/>
      <text:p text:style-name="P57">Мы стояли перед Сёдельным озером. Дэш озадаченно осматривалась.</text:p>
      <text:p text:style-name="P143">– <text:span text:style-name="T71">Вот дискорд! </text:span>Наверное, поздновато с трассы свернули. Надо было повернуть на пятьдесят миль раньше.</text:p>
      <text:p text:style-name="P143">– <text:span text:style-name="T69">Ты хочешь сказать, нам надо сделать крюк в сто миль?! Да это ж ещё неделю ходьбы! У нас припасов на пару дней осталось, благодаря твоей </text:span><text:span text:style-name="T15">“</text:span><text:span text:style-name="T68">помощи</text:span><text:span text:style-name="T15">”.</text:span></text:p>
      <text:p text:style-name="P145">Пегаска <text:span text:style-name="T70">виновато склонила голову и заметила:</text:span></text:p>
      <text:p text:style-name="P146">– <text:span text:style-name="T70">Я в этих краях впервые. И обычно я путешествую по воздуху или поездом.</text:span></text:p>
      <text:p text:style-name="P144">Я прикинул расстояние до другого берега. <text:span text:style-name="T72">Километров пять, не больше. </text:span>Не слишком близко, но всё же не пятьдесят миль в один конец. </text:p>
      <text:p text:style-name="P61"><text:soft-page-break/>– <text:span text:style-name="T67">Если найдём там что-то вроде лодки, – я показал на полуразвалившийся сарайчик у берега неподалёку от нас, – переберёмся вплавь. Сутки махания вёслами, и мы на другом берегу.</text:span></text:p>
      <text:p text:style-name="P147">Пегаска хлопнула себя по лбу.</text:p>
      <text:p text:style-name="P147">– Нам даже не обязательно находить лодку! Свяжи вместе пару брёвен — и я дотащу тебя на другой берег. <text:span text:style-name="T73">Совсем забыла, что в воде тебе не грозит жёсткое падение в случае чего.</text:span></text:p>
      <text:p text:style-name="P60"/>
      <text:p text:style-name="P60"/>
      <text:p text:style-name="P153"><text:s/>Если, конечно, не хочешь прокатить меня верхом.</text:p>
      <text:p text:style-name="P40">Дэш вся зарделась и пробормотала:</text:p>
      <text:p text:style-name="P40">– Ну ты крут! Сразу берёшь кобылу за холку! Сначала ж, вроде, я тебе букет ромашек подарить должна, не?</text:p>
      <text:p text:style-name="P40">– Ты это про что? – не понял я. – Я пошутил, вообще-то. </text:p>
      <text:p text:style-name="P70"/>
      <text:p text:style-name="P51">&lt;<text:span text:style-name="T22">Когда Дэш достаточно окрепла при приближении к Вечнодикому лесу, Макс предложил ехать верхом. Дэш покраснела и пробормотала что-то вроде: «Ну ты крут! Сразу берёшь кобылу за холку! Сначала я ж тебя должна сводить на кино с конфетами, вроде бы, не?» Потом Дэш тащит его на ногах — и 34</text:span>&gt;</text:p>
      <text:p text:style-name="P57"/>
      <text:p text:style-name="P58"/>
      <text:p text:style-name="P57"/>
      <text:p text:style-name="P57">&lt;<text:span text:style-name="T21">Добавить в фанфик плетение шуточных интриг принцессами друг против дружки</text:span>&gt;</text:p>
      <text:p text:style-name="P51"/>
      <text:p text:style-name="P51">&lt;<text:span text:style-name="T22">В сцене прощания (во сне): </text:span></text:p>
      <text:p text:style-name="P51"><text:span text:style-name="T22">- Учти, я нисколечко не жалею о наших поебушках! Даже если это было и не по-настоящему! А если по-настоящему — тем более!</text:span>&gt;</text:p>
      <text:p text:style-name="P57"/>
      <text:p text:style-name="P51">&lt;<text:span text:style-name="T22">Глава 15: Филлидельфия, поход к Вечнодикому лесу, 34, Понивилль</text:span></text:p>
      <text:p text:style-name="P39">Глава 16: Эксперимент в Понивилле, сон Макса</text:p>
      <text:p text:style-name="P39">Глава 17: Возвращение в Кантерлот. Переговоры с Луной. Крушение Кантерлота. Появление парящего Замка</text:p>
      <text:p text:style-name="P39">Глава 18: Возвращение к Замку Двух Сестёр на парящем замке.</text:p>
      <text:p text:style-name="P51"><text:span text:style-name="T22">Дальше — использовать по-максимуму уже написанное</text:span>&gt;</text:p>
      <text:p text:style-name="P57"/>
      <text:p text:style-name="P57"/>
      <text:p text:style-name="P51">&lt;<text:span text:style-name="T22">Дэш оказывается в постели с Максом из-за страха. У Филлидельфии она становится почти безмозглой (из всех слов помнит только «Макс», и Максу приходится взять ей в постель, чтобы она не так боялась и не скучала. Потом, при приближении к Вечнодикому лесу, ей становится лучше, ноона продолжает спать в одной постели с Максом по привычке</text:span>&gt;</text:p>
      <text:p text:style-name="P51"/>
      <text:p text:style-name="P51">&lt;<text:span text:style-name="T22">В Понивилле после пробуждения Макса Твайлайт сражается с Луной, желающей пленить Макса. Потом Луна признаёт, что ошибалась и все вместе летят в Кантерлот</text:span>&gt;</text:p>
      <text:p text:style-name="P51"/>
      <text:p text:style-name="P51"><text:soft-page-break/>&lt;<text:span text:style-name="T22">В конце-концов, пони начинают растворяться в воздухе прямо на глазах. Самый первый — на глазах Макса - <text:s/>растворился жеребёнок, исправляющий табличку в Грумингтоне</text:span>&gt;</text:p>
      <text:p text:style-name="P51"/>
      <text:p text:style-name="P51">&lt;<text:span text:style-name="T22">У Вечнодикого леса Дэш сама рассказывает Максу сказку о Ксенофилии</text:span>&gt;</text:p>
      <text:p text:style-name="P57"/>
      <text:p text:style-name="P39">После ухода от филлидельфийского провала Дэш становится стылно за свой плач (она плакала от того, что магия покинула её и она стала развоплощаться. По удалению от провала и приближению к вечнодикому лесу магия снова приходит к ней и она укрепляется). Дэш просит Макса забыть про свою слабость. При приближении к Вечнодикому лесу Дэш воспревает и от обилия магии снова начинает летать. И впадает в охоту. И добивается Макса.</text:p>
      <text:p text:style-name="P39">Потом:</text:p>
      <text:p text:style-name="P39">- Учти, мне ни капельки не стыдно за наши поебушки.</text:p>
      <text:p text:style-name="P57"/>
      <text:p text:style-name="P57"/>
      <text:p text:style-name="P51"/>
      <text:p text:style-name="P51">- <text:span text:style-name="T1">Почему ты не хочешь сказать, что ты увидела во время эксперимента? Почему ты сказала: «Человеки рулят»?</text:span></text:p>
      <text:p text:style-name="P57">- Это к делу не относится. - в который раз угрюмо ответила Дэш.</text:p>
      <text:p text:style-name="P51">- <text:span text:style-name="T1">Думаешь, я не видел, как ты следила за мной в Понивиле??!</text:span></text:p>
      <text:p text:style-name="P57">- Ну ладно! Я скажу! Потому что заклинание Индрэ всё равно наврало! Оно показало мне меня и человека! И они любили друг друга! И... и между ними был секс! И это было офигенно круто! А ты... Ты совсем не такой! Ты не любишь пони! И Твайлайт ошибалась — нифига оно не поможет. Пони как исчезали, так и будут исчезать, пока не пропадут все до единого!</text:p>
      <text:p text:style-name="P57">Дэш помчалась в лес не разбирая дороги.</text:p>
      <text:p text:style-name="P57"/>
      <text:p text:style-name="P51">&lt;<text:span text:style-name="T22">Соседи злы на Эквестрию, потому что аликорны корректируют курс планеты так, чтобы самый хороший климат был именно над Эквестрией</text:span>&gt;</text:p>
      <text:p text:style-name="P57"/>
      <text:p text:style-name="P113"><text:span text:style-name="T9"><text:s/>&lt;</text:span><text:span text:style-name="T26"> - </text:span><text:span text:style-name="T21">Я не могу быть вашим спасителем! Я намного хуже и испорченнее вас!</text:span><text:span text:style-name="T9">&gt;</text:span></text:p>
      <text:p text:style-name="P57"/>
      <text:p text:style-name="P51">&lt;<text:span text:style-name="T22">Главы с Максом и Дэш — в стиле «Криминального чтива»</text:span>&gt;</text:p>
      <text:p text:style-name="P57"/>
      <text:p text:style-name="P51">&lt;<text:span text:style-name="T21"> - </text:span><text:span text:style-name="T22">Но ты сгоришь! Я не готова без помощи Селестии провести эксперимент на тебе!</text:span></text:p>
      <text:p text:style-name="P39">Я устало закрыл глаза.</text:p>
      <text:p text:style-name="P51"><text:span text:style-name="T21">- </text:span><text:span text:style-name="T22">Плевать! </text:span><text:span text:style-name="T21">Show must go on! </text:span><text:span text:style-name="T22">Проводи по-любому. Буду надеяться на твоё мастерство</text:span>&gt;</text:p>
      <text:p text:style-name="P51"/>
      <text:p text:style-name="P51">&lt;<text:span text:style-name="T22">Добавить в фанфик просьбу Селестии нарисовать её в соблазнительной позе. Макс выполняет её желание, нарисовав соответствующую иллюстрацию к фанфику</text:span>&gt;</text:p>
      <text:p text:style-name="P51"/>
      <text:p text:style-name="P41"/>
      <text:p text:style-name="P41"/>
      <text:p text:style-name="P41">- Сестра <text:s/>всегда норовила спихнуть тяжёлую задачу на кого-нибудь другого!</text:p>
      <text:p text:style-name="P41"><text:soft-page-break/>- А также совместить приятное с полезным. - заметил я.</text:p>
      <text:p text:style-name="P41">Луна бросила на меня тяжёлый взгляд.</text:p>
      <text:p text:style-name="P41">- Вот это вряд ли! Сел охладела к сексу ещё до моей ссылки. И, насколько мне известно, за время моего отсутствия её предпочтения в плане секса не менялись.</text:p>
      <text:p text:style-name="P41">- Тогда зачем она..?</text:p>
      <text:p text:style-name="P41">-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41">Меня как будто окатило ледяным душем. Не любовь и даже не дружба. Просто плата за услугу… Даже не дружба...</text:p>
      <text:p text:style-name="P41">- А другие? Они тоже… давали мне потому, что считали меня последним шансом?</text:p>
      <text:p text:style-name="P41">- Другие? Кто ещё?<text:span text:style-name="T10"> </text:span><text:span text:style-name="T55">С кем ещё у тебя были… отношения?</text:span></text:p>
      <text:p text:style-name="P37">- С Рэйнбоу Дэш — ответил я несчастным голосом. - И, может быть, с Пинки.</text:p>
      <text:p text:style-name="P37">-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47"/>
      <text:p text:style-name="P47"/>
      <text:p text:style-name="P37"/>
      <text:p text:style-name="P1"><text:span text:style-name="T22">В Понивилле</text:span><text:span text:style-name="T21"> — эксперимент с Воплощением Индрэ на </text:span><text:span text:style-name="T22">Максе на неоткалиброванном и 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21">. </text:span><text:span text:style-name="T22">Макс видит дерево реальностей Эквестрии и в своём сне-прошлом в</text:span><text:span text:style-name="T21">идит Селестию в очереди на вылет - </text:span><text:span text:style-name="T22">и в</text:span><text:span text:style-name="T21">идит, куда ведёт чёрный экран </text:span><text:span text:style-name="T22">(в мир людей)</text:span><text:span text:style-name="T21">. </text:span><text:span text:style-name="T22">Также он видит сон-будущее со скелетом-Луной, <text:s/>понями без разума и безжизненной, испещрённой провалами Эквестрией. Также он видит сон-настоящее, где он видит себя — разбитым, в отделении реанимации, постепенно просыпаясь — Луна его выдернет из засасывающей реальности Макса обратно в Эквестрию</text:span><text:span text:style-name="T21">).</text:span><text:span text:style-name="T24"> 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span></text:p>
      <text:p text:style-name="P37">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37">Во второй раз в Вечнодикий лес Макс и Ко отправляются на парящем обломке кантерлотского замка (с ними отправилась и спящая в пещере под замком драконесса — потом она освобождает их от суперпландерсида, схватившего замок)</text:p>
      <text:p text:style-name="P37"/>
      <text:p text:style-name="P37">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37">Дальше — написано. Дискорда при возврате подменяет Трикси</text:p>
      <text:p text:style-name="P1"><text:soft-page-break/>&gt;</text:p>
      <text:p text:style-name="P47">- <text:span text:style-name="T1">Ты же говорил, у нас нет магии?</text:span></text:p>
      <text:p text:style-name="P53">- Нет. Но что я, по-твоему, делал за тысячи лет заточения в статуе? Да я столько магии накопил, что могу вывернуть это мирок пару раз наизнанку! <text:span text:style-name="T64">Кстати, он от </text:span>э<text:span text:style-name="T64">того только лучше станет!</text:span></text:p>
      <text:p text:style-name="P53">- Но тогда ты мог бы захватить власть в Эквестрии?</text:p>
      <text:p text:style-name="P53">- Мог бы. Но… Зачем? За эти годы я многое переосмыслил и понял: властвовать чертовски скучно! Куда интереснее строить козни изподтишка...</text:p>
      <text:p text:style-name="P47"/>
      <text:p text:style-name="P31"><text:span text:style-name="T12">&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2">&gt;</text:span></text:p>
      <text:p text:style-name="P34"/>
      <text:p text:style-name="P34">&lt;<text:span text:style-name="T1">Добавить в фанфик самбу</text:span>&gt;</text:p>
      <text:p text:style-name="P34"/>
      <text:p text:style-name="P41">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41">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вторая гражданская война — часть пони присягает на верность Найтмэр Мун.</text:p>
      <text:p text:style-name="P41"/>
      <text:p text:style-name="P47">&lt;<text:span text:style-name="T22">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37">- В соответствии с законом от … «Об отсутствии одного из соправителей диархии» принимаю всю власть на себя!</text:p>
      <text:p text:style-name="P37">- <text:s/>Но этот закон Её Высочество, принцесса Селестия принимала для себя, чтобы разрешить ситуацию с вашим … ммм... пребыванием на Луне!</text:p>
      <text:p text:style-name="P47"><text:span text:style-name="T22">- В законе не указана конкретный соправитель Диархии!</text:span>&gt;</text:p>
      <text:p text:style-name="P47"/>
      <text:p text:style-name="P47">&lt;<text:span text:style-name="T22">Заговорщики таки подняли восстание после исчезновения Селестии. Они обвинили Луну и Макса в узурпации власти</text:span>&gt;</text:p>
      <text:p text:style-name="P47"/>
      <text:p text:style-name="P35">&lt;<text:span text:style-name="T1">Добавить рассуждения на этическую тему на грани катастрофы</text:span>&gt;</text:p>
      <text:p text:style-name="P35"/>
      <text:p text:style-name="P37">&lt;Добавить грозный выход Луны для противостояния повстанцам&gt;</text:p>
      <text:p text:style-name="P37"/>
      <text:p text:style-name="P35">&lt;<text:span text:style-name="T1">Селестия зовёт пони «моими маленькими», потому что они смертны, а она — нет.</text:span>&gt;</text:p>
      <text:p text:style-name="P38">&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47"/>
      <text:p text:style-name="P37"/>
      <text:p text:style-name="P47"><text:soft-page-break/></text:p>
      <text:p text:style-name="P2"><text:span text:style-name="T9">–</text:span> Заклинания Свирла Бородатого обычно срабатывают без ошибок.</text:p>
      <text:p text:style-name="P2"><text:span text:style-name="T9">–</text:span> Если их правильно вызывают, <text:span text:style-name="T9">–</text:span> пробурчал возвратившийся Спайк, укладываясь в корзинку.</text:p>
      <text:p text:style-name="P2"><text:span text:style-name="T9">–</text:span> Что он имел ввиду?</text:p>
      <text:p text:style-name="P2"><text:span text:style-name="T9">–</text:span> Нууу, - Твайлайт смутилась, <text:span text:style-name="T9">–</text:span> заклинание сработало со второй попытки. В первый раз, с <text:span text:style-name="T27">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9">–</text:span> Единорожка опустила голову.</text:p>
      <text:p text:style-name="P2"/>
      <text:p text:style-name="P2"><text:span text:style-name="T9">&lt;</text:span><text:span text:style-name="T21">Селестия проснётся на Терре в облике кибермозга, т.к. в своём мире она на ступень выше пони (а кибермозг на Терре на ступень выше людей)</text:span><text:span text:style-name="T9">&gt;</text:span></text:p>
      <text:p text:style-name="P15"/>
      <text:p text:style-name="P2"><text:span text:style-name="T9">–</text:span> Да, печально получилось <text:span text:style-name="T9">&lt;</text:span><text:span text:style-name="T22">и всего-то</text:span><text:span text:style-name="T1">?</text:span><text:span text:style-name="T9">&gt;</text:span>. Но вернёмся к заклинанию. Во второй раз вы вызвали его правильно <text:span text:style-name="T9">—</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9">–</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9">–</text:span> Нет, она мне ничего не говорила. Но, видишь ли, ваше королевство и вы сами описаны в моём мире в детском сериале.</text:p>
      <text:p text:style-name="P2"><text:span text:style-name="T9">–</text:span> Мы? Описаны? <text:span text:style-name="T9">–</text:span> Твайлайт от удивления открыла рот. <text:span text:style-name="T9">–</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9">–</text:span> Вряд ли кто-то из людей побывал здесь до меня. До вас ведь никто не вызывал это заклинание Свирла?</text:p>
      <text:p text:style-name="P2"><text:span text:style-name="T9">–</text:span> Нет. Собрание столь сильных магов запомнилось бы.</text:p>
      <text:p text:style-name="P2"><text:span text:style-name="T9">–</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9">–</text:span> Вам нравятся рассказы про Эквестрию? <text:span text:style-name="T9">–</text:span> Твайлайт улыбнулась.</text:p>
      <text:p text:style-name="P2"><text:span text:style-name="T9">–</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9">–</text:span> Брони?</text:p>
      <text:p text:style-name="P2"><text:span text:style-name="T9">–</text:span> Так называют себя поклонники этого детского сериала и вас самих <text:span text:style-name="T1">—</text:span> сериальных.</text:p>
      <text:p text:style-name="P2"><text:soft-page-break/>Твайлайт зарделась.</text:p>
      <text:p text:style-name="P2"><text:span text:style-name="T9">–</text:span> Ого! У нас есть поклонники! Интересно было бы поговорить об этом с твоим другом.</text:p>
      <text:p text:style-name="P2"><text:span text:style-name="T9">–</text:span> Его нет. Он погиб полгода назад.</text:p>
      <text:p text:style-name="P2"><text:span text:style-name="T9">–</text:span> О, мои соболезнования! <text:span text:style-name="T9">–</text:span> Твайлайт подошла ко мне и положила переднюю ногу мне на плечо (когда я сидел, она вполне могла достать до него). <text:span text:style-name="T9">–</text:span> Друзей терять очень тяжко.</text:p>
      <text:p text:style-name="P2"><text:span text:style-name="T9">–</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9">–</text:span> Подумать только! <text:span text:style-name="T9">–</text:span> бормотала она про себя, <text:span text:style-name="T1">—</text:span> мы и наша страна описана в жеребячьих книжках в другом мире!</text:p>
      <text:p text:style-name="P53"/>
      <text:p text:style-name="P53"/>
      <text:p text:style-name="P53"/>
      <text:p text:style-name="P2"><text:span text:style-name="T9">–</text:span> Найтмэр Мун и Дискорд не разорвались и не сгорели.</text:p>
      <text:p text:style-name="P2"><text:span text:style-name="T9">–</text:span> Они очень могущественные маги, одни из лучших. У них сильный антимагический иммунитет. К тому же они биологически бессмертны.</text:p>
      <text:p text:style-name="P10">***</text:p>
      <text:p text:style-name="P64">&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gt;</text:p>
      <text:p text:style-name="P79">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9">&lt;</text:span><text:span text:style-name="T22">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9">&gt;</text:span></text:p>
      <text:p text:style-name="P1"/>
      <text:p text:style-name="P1">&lt;<text:span text:style-name="T27">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text:soft-page-break/>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9">&gt;</text:span></text:p>
      <text:p text:style-name="P53"/>
      <text:h text:style-name="P159"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
      <text:p text:style-name="P4">***</text:p>
      <text:p text:style-name="P2"><text:span text:style-name="T9">&lt;</text:span><text:span text:style-name="T21">Влад рассказывает Максу о своём сне </text:span><text:span text:style-name="T26">—</text:span><text:span text:style-name="T21"> как он был поняхой, а потом проснулся в мире Терры</text:span><text:span text:style-name="T9">&gt;</text:span></text:p>
      <text:p text:style-name="P2"/>
      <text:p text:style-name="P4">***</text:p>
      <text:p text:style-name="P15"/>
      <text:p text:style-name="P14"/>
      <text:p text:style-name="P15"><text:span text:style-name="T48">&lt;</text:span><text:span text:style-name="T25">самолёт в эквестрию проваливается во время </text:span><text:span text:style-name="T23">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44">&gt;</text:span></text:p>
      <text:p text:style-name="P50">&lt;<text:span text:style-name="T1">О рейде пони-рейнджеров Максу рассказывает Луна во время его возвращения в Кантерлот после исчезновения Селестии.</text:span>&gt;</text:p>
      <text:p text:style-name="P47"/>
      <text:p text:style-name="P54">&lt;<text:span text:style-name="T21">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54"/>
      <text:p text:style-name="P2"><text:span text:style-name="T9">–</text:span> Ты могла бы нести меня телекинезом. Я, после того, как узнал о ваших способностях, удивлялся, почему ты этого не сделала?</text:p>
      <text:p text:style-name="P2"><text:span text:style-name="T9">–</text:span> Шутишь? <text:span text:style-name="T9">–</text:span> Селестия скосила на меня фиалковый глаз, продолжая колдовать с мешочком. <text:span text:style-name="T9">–</text:span> Ты бы потом не захотел бы видеть меня от перенесенного унижения.</text:p>
      <text:p text:style-name="P2"/>
      <text:p text:style-name="P2"><text:span text:style-name="T9">–</text:span> А дальше всё было хуже, намного хуже...</text:p>
      <text:p text:style-name="P2"/>
      <text:p text:style-name="P1"/>
      <text:p text:style-name="P2"/>
      <text:p text:style-name="P4">***</text:p>
      <text:p text:style-name="P15"/>
      <text:p text:style-name="P2"><text:soft-page-break/><text:span text:style-name="T9">&lt;Луна - </text:span><text:span text:style-name="T21">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9">&gt;</text:span></text:p>
      <text:p text:style-name="P15"/>
      <text:h text:style-name="P159" text:outline-level="2">Рейд пони-рэйнджеров</text:h>
      <text:p text:style-name="P2"/>
      <text:p text:style-name="P30">(леденящий душу триллер, музыка тревожная)</text:p>
      <text:p text:style-name="P6">&lt;<text:span text:style-name="T21">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9">–</text:span> Тьфу ты, б-бестия! <text:span text:style-name="T9">–</text:span> Мэдтроттер принялся протирать окровавленное лезвие. <text:span text:style-name="T9">–</text:span> Впервые такую тварь встречаю.</text:p>
      <text:p text:style-name="P2"><text:span text:style-name="T9">–</text:span> Не думаю, что она появится ещё. <text:span text:style-name="T9">–</text:span> Калрус вслушивался в лесной шум. Уши его поворачивались по ветру. <text:span text:style-name="T9">–</text:span> Ты её хорошенько угостил. По первому разряду!</text:p>
      <text:p text:style-name="P2"><text:span text:style-name="T9">–</text:span> У нас, в Аппалузе, это называется “салют легионера”, <text:span text:style-name="T9">–</text:span> усмехнулся Хорст. <text:span text:style-name="T9">–</text:span> Мало кто из врагов его переживает.</text:p>
      <text:p text:style-name="P2"><text:span text:style-name="T9">–</text:span> Первым дежуришь ты, Мэдди. Потом я. Калрус <text:span text:style-name="T9">—</text:span> последним, <text:span text:style-name="T9">–</text:span> решил я. <text:span text:style-name="T9">–</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9">–</text:span> Что за чертовщина? <text:span text:style-name="T9">–</text:span> Мэдтроттер трогал копытом лежащую на земле плеть лианы, которая медленно уползала в чащу, сворачиваясь в колючий клубок.</text:p>
      <text:p text:style-name="P2"><text:soft-page-break/><text:span text:style-name="T9">–</text:span> Не нравится мне это, <text:span text:style-name="T9">–</text:span> пробормотал Калрус, стряхивая с крыла зелёную плеть, свесившуюся с дерева и попытавшуюся обвить его махательный сустав. <text:span text:style-name="T9">–</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9">–</text:span> Да уж, <text:span text:style-name="T9">–</text:span> Мэдтроттер обнажил алебарду и закрепил её на ноге остриём вверх. <text:span text:style-name="T9">–</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9">–</text:span> Шанту?</text:p>
      <text:p text:style-name="P2"><text:span text:style-name="T9">–</text:span> Ваше Высочество? Мы никогда не встречали такое существо раньше и я…</text:p>
      <text:p text:style-name="P2"><text:span text:style-name="T9">–</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9">–</text:span> Хотя кое-кто за за тысячу лет воздержания накопил столько силы, что может жонглировать планетами, не думаю, что он <text:span text:style-name="T9">&lt;</text:span><text:span text:style-name="T20">вот эту-то энергию Дискорд и потратил на превращение в дракона в мире Терры</text:span><text:span text:style-name="T9">&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9">&lt;</text:span><text:span text:style-name="T22">Добавить кокатрикса, мантикору и древесных волков. Тентаклианы переименовать в пландерсиды</text:span><text:span text:style-name="T9">&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9">–</text:span> Что за ерунда? <text:span text:style-name="T9">–</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9">–</text:span> Не знаю, что за ерунда, но теперь становится ясно, откуда тут те черепа. <text:span text:style-name="T9">–</text:span> Я вытер накрыльный нож о траву и показал на две продолговатости, тускло белевшие в траве у самого ствола граба. <text:span text:style-name="T9">–</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9">–</text:span> Пхе, будет несколько <text:span text:style-name="T9">—</text:span> выберешь для них самый подходящий! <text:span text:style-name="T9">–</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9">&lt;</text:span><text:span text:style-name="T21">короткий</text:span><text:span text:style-name="T9">&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9">–</text:span> Ходят слухи, Стар <text:span text:style-name="T9">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9">—</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9">–</text:span> Мечтательно разглагольствовал Калрус.</text:p>
      <text:p text:style-name="P2"><text:span text:style-name="T9">–</text:span> Смотри, как бы ты сам после такой встречи не стал чудным материалом для <text:s/>чудовища, <text:span text:style-name="T9">–</text:span> проворчал Мэдтроттер. <text:span text:style-name="T9">–</text:span> Уж<text:span text:style-name="T1">о</text:span> оно картины с тобой малевать не станет! Вот, кстати, тебе хороший шанс обнюхаться с ним. Столбы пропали.</text:p>
      <text:p text:style-name="P2"><text:soft-page-break/>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9">–</text:span> Странно, кто-то ходил к замку после того, как он был заброшен, <text:span text:style-name="T9">–</text:span> пробормотал Мэдтроттер. <text:span text:style-name="T9">–</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9">–</text:span> Дискорд! Что их убило? <text:span text:style-name="T9">–</text:span> присвистнул обошедший Хорста с другой стороны Калрус.</text:p>
      <text:p text:style-name="P2"><text:span text:style-name="T9">–</text:span> Что бы их ни убило, нам с этим знакомиться ни к чему, <text:span text:style-name="T9">–</text:span> пробормотал Мэдтроттер озираясь. <text:span text:style-name="T9">–</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9">–</text:span> Это королевский конвой. Такие были на службе у принцесс ещё лет двадцать назад, до Раздора.</text:p>
      <text:p text:style-name="P2"><text:span text:style-name="T9">–</text:span> Такое впечатление, что… <text:span text:style-name="T9">–</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9">–</text:span> ...тут была засада <text:span text:style-name="T9">–</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9">—</text:span> туда мы и помчались, сопровождаемые хлопками и свистом вращающихся шаров.</text:p>
      <text:p text:style-name="P4">***</text:p>
      <text:p text:style-name="P2"><text:span text:style-name="T9">–</text:span> Откуда там останки пегасов? Кто мог поймать их там? Они могут уйти от любой засады.</text:p>
      <text:p text:style-name="P2"><text:span text:style-name="T9">–</text:span> Не знаю, как насчёт летунов, принцессса, но когда мы осматривали кости, на нас было совершено нападение...</text:p>
      <text:p text:style-name="P2"><text:span text:style-name="T9">–</text:span> Вот как? На королевскую стражу в центре Эквестрии? Кто же это был?</text:p>
      <text:p text:style-name="P2"><text:span text:style-name="T9">–</text:span> Лианы, принцесса. <text:span text:style-name="T9">–</text:span> Кимеринн отчеканил последнюю фразу, глядя прямо перед собой. <text:span text:style-name="T9">–</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9">– </text:span>сорок. Мы назвали их <text:span text:style-name="T9">&lt;</text:span><text:span text:style-name="T21">???</text:span><text:span text:style-name="T9">&gt;</text:span></text:p>
      <text:p text:style-name="P2">Луна обошла Кимеринна. </text:p>
      <text:p text:style-name="P2"><text:span text:style-name="T9">–</text:span> У вас рассечен бок. И колотая рана на шее.</text:p>
      <text:p text:style-name="P2"><text:span text:style-name="T9">–</text:span> Не уследил за лианой, Ваше Высочество. Ерунда. Калрус вовремя отсёк плеть. <text:span text:style-name="T9">–</text:span> Голубые глаза Кимеринна смотрели прямо сквозь Луну, не мигая.</text:p>
      <text:p text:style-name="P2"><text:span text:style-name="T9">–</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9">–</text:span> Я ценю вашу службу и хочу достойно наградить вас. Спрашивайте.</text:p>
      <text:p text:style-name="P2"><text:span text:style-name="T9">–</text:span> Мне… мне ничего не нужно, Ваше Высочество. <text:span text:style-name="T9">–</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oft-page-break/><text:span text:style-name="T9">–</text:span> Кимеринн, вы окажете своей принцессе услугу, если согласитесь <text:s/>принять от неё награду! <text:span text:style-name="T9">–</text:span> Если бы он понял… Как когда-то понял Амарок… Аликорны <text:span text:style-name="T9">—</text:span> тоже живые существа. И они очень одиноки…</text:p>
      <text:p text:style-name="P2"><text:span text:style-name="T9">–</text:span> Хорошо, Ваше Высочество. <text:span text:style-name="T9">–</text:span> Кимеринн смотрел не мигая в точку прямо перед собой. <text:span text:style-name="T9">–</text:span> Я хочу… в награду… обращаться к вам на “ты”!</text:p>
      <text:p text:style-name="P2">Туман застилал глаза Луне. Она смотрела на него <text:span text:style-name="T9">—</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9">–</text:span> Ну что же… Я рада оказать такую услугу… Тебе…</text:p>
      <text:p text:style-name="P2"><text:span text:style-name="T9">–</text:span> Принцесса…</text:p>
      <text:p text:style-name="P2"><text:span text:style-name="T9">–</text:span> Луна, мой дорогой. Для тебя <text:span text:style-name="T9">—</text:span> Луна…</text:p>
      <text:p text:style-name="P2">...</text:p>
      <text:p text:style-name="P2"/>
      <text:h text:style-name="P159" text:outline-level="2">Рейд пони-рэйнджеров-2 (<text:span text:style-name="T21">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9">&lt;</text:span><text:span text:style-name="T21">гидрорысью</text:span><text:span text:style-name="T9">&gt;</text:span> и нападением <text:span text:style-name="T9">&lt;</text:span><text:span text:style-name="T21">тентаклиан</text:span><text:span text:style-name="T9">&gt;</text:span> казался мне ещё опаснее. А если этот корабль обследовать как следует…</text:p>
      <text:p text:style-name="P2"><text:span text:style-name="T9">–</text:span> Заночуем внутри. - <text:span text:style-name="T1">р</text:span>ешил я.</text:p>
      <text:p text:style-name="P2"><text:span text:style-name="T9">&lt;</text:span><text:span text:style-name="T21">Нужен ли тут самолёт? Нужен артефакт из Fallout Equestria - летучий корабль</text:span>?<text:span text:style-name="T9">&gt;</text:span></text:p>
      <text:p text:style-name="P2">Утро встретило нас туманом. Я пытался рассмотреть руины замка на противоположном берегу.</text:p>
      <text:p text:style-name="P2"><text:span text:style-name="T9">–</text:span> Идти опасно. Засаду прозевать <text:span text:style-name="T9">—</text:span> как два пера об мостовую. Хорст, я слетаю в разведку. Не нравится мне это болото.</text:p>
      <text:p text:style-name="P2"><text:span text:style-name="T9">–</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9">–</text:span> Хорст подмигнул мне, одновременно скосив <text:soft-page-break/>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9">–</text:span> Заметил что-то. <text:span text:style-name="T9">–</text:span> Хорст приставил копыто ко лбу, пытаясь рассмотретьчто-то против солнца. <text:span text:style-name="T9">–</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9">–</text:span> Поворачивайте, уходите от болота! <text:span text:style-name="T9">–</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9">–</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9">–</text:span> Не в крыло, а в ногу, <text:span text:style-name="T9">–</text:span> проворчал я, стаскивая зубами с задней ноги толстую плеть плюща, гладко отрубленную стилетом. <text:span text:style-name="T9">–</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9">– </text:span>Схватил бы за крыло <text:span text:style-name="T9">—</text:span> я бы не вырвался.</text:p>
      <text:p text:style-name="P2">Я взглянул вверх. На металлической стенке чётко отпечатались четыре полукруга копыт. </text:p>
      <text:p text:style-name="P2"><text:span text:style-name="T9">–</text:span> И пришлось бы тебе за меня во дворце отдуваться.</text:p>
      <text:p text:style-name="P2"><text:span text:style-name="T9">–</text:span> Нашел что-нибудь интересное в развалинах?</text:p>
      <text:p text:style-name="P2"><text:span text:style-name="T9">–</text:span> А как же! Странное такое. Похожее на обезьяну. Но стройнее и грациознее. И оно было одето…</text:p>
      <text:p text:style-name="P2"><text:span text:style-name="T9">–</text:span> Одето?</text:p>
      <text:p text:style-name="P2"><text:span text:style-name="T9">–</text:span> Да, в потёртые джинсы и куртку. И на спине было что-то вроде перемётной сумки. Не успел как следует расмотреть <text:span text:style-name="T9">—</text:span> оно скрылось в кустах. Что его отличало от обезьяны <text:span text:style-name="T9">—</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9">–</text:span> Ещ одно неизвестное чудовище! <text:s/>Что-то их тут много развелось.</text:p>
      <text:p text:style-name="P2">Я крепко задумался. Принцесса приказывала <text:span text:style-name="T9">—</text:span> нет, не приказывала <text:span text:style-name="T9">—</text:span> просила не рисковать. И хотя встречу с гидрорысью можно было назвать опасной, это была привычная опасность. Умение постоять за <text:soft-page-break/>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9">–</text:span> Куда идём, Кэп? <text:span text:style-name="T9">–</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9">–</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9">–</text:span> Вы ведь в неопасное место идёте, да?</text:p>
      <text:p text:style-name="P2"><text:span text:style-name="T9">–</text:span> Да, Силк Мэйн, в неопасное.</text:p>
      <text:p text:style-name="P2"><text:span text:style-name="T9">–</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9">–</text:span> Силк, не волнуйся, если будет опасно, мы сразу же повернём. (И пойдём другой дорогой <text:span text:style-name="T9">—</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9">—</text:span> ничтожны.</text:p>
      <text:p text:style-name="P2"><text:span text:style-name="T9">–</text:span> Возвращаемся, Мэдди, <text:span text:style-name="T9">–</text:span> решил я. <text:span text:style-name="T9">–</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59"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9">–</text:span> Пони умеют переносить тяготы, Макс. <text:span text:style-name="T9">–</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oft-page-break/><text:span text:style-name="T9">&lt;</text:span><text:span text:style-name="T21">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9">&gt;</text:span></text:p>
      <text:p text:style-name="P2"><text:span text:style-name="T9">&lt;</text:span><text:span text:style-name="T21">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9">&gt;</text:span></text:p>
      <text:p text:style-name="P2"/>
      <text:p text:style-name="P2"/>
      <text:p text:style-name="P2"/>
      <text:p text:style-name="P2"><text:span text:style-name="T9">–</text:span> Тия, я…</text:p>
      <text:p text:style-name="P2"><text:span text:style-name="T9">–</text:span> Не говори ничего! Твайлайт нашла в архиве северного крыла полузаконченное заклинание <text:span text:style-name="T9">C</text:span>вирла Бородатого. “Защита от неведомой угрозы” <text:span text:style-name="T9">—</text:span> так он назвал его. Синопсис восстановить не удалось <text:span text:style-name="T9">—</text:span> Свирл записал его на некачественной бумаге. Треть заклинания Твайли восстановила экстраполяцией <text:span text:style-name="T9">—</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9">—</text:span> всего лишь появился ты! <text:span text:style-name="T9">–</text:span> это слово Селестия выдохнула мне в лицо, буквально ткнув меня носом. <text:span text:style-name="T9">–</text:span> И всё это время я думала <text:span text:style-name="T9">—</text:span> кто ты? Наше спасение, или всего лишь горькая шутка судьбы? И я до сих пор не знаю. </text:p>
      <text:p text:style-name="P2">Ты извини, Макс, я разнервничалась/ <text:span text:style-name="T9">–</text:span> Селестия отвернулась от меня. Я протянул руку и осторожно поправил локон переливающейся гривы. <text:span text:style-name="T9">–</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9">–</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9">–</text:span> Я не смогу сделать тебя счастливой, Тия, <text:span text:style-name="T9">–</text:span> я покачал головой. <text:span text:style-name="T9">– </text:span>Я не знаю, чем вам помочь. Скорее всего, я попал сюда случайно.</text:p>
      <text:p text:style-name="P2"><text:span text:style-name="T9">–</text:span> Я так и думала, <text:span text:style-name="T9">–</text:span> кивнула головой Селестия. <text:span text:style-name="T9">–</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96"/>
      <text:p text:style-name="P54">Она вытянула шею и начала по очереди сгибать-разгибать ноги, разминая суставы.</text:p>
      <text:p text:style-name="P54"><text:span text:style-name="T9">–</text:span> Слишком поздно, <text:span text:style-name="T9">–</text:span> пробормотала она, глядя через панорамное окно на ночное небо. <text:span text:style-name="T9">–</text:span> Даже, скорее, рано. Сестра скоро вернётся.</text:p>
      <text:p text:style-name="P2"/>
      <text:p text:style-name="P2"><text:span text:style-name="T9">–</text:span> Макс, <text:span text:style-name="T9">–</text:span> обернулась она ко мне, <text:span text:style-name="T9">–</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9">—</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oft-page-break/><text:span text:style-name="T9">–</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159" text:outline-level="2"/>
      <text:h text:style-name="P159"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32"><text:soft-page-break/><text:span text:style-name="T1">–</text:span> Программы. Это такие… гм… заклинания. Ты пишешь программу, запускаешь её, а потом она делает что-то для тебя.</text:p>
      <text:p text:style-name="P32"><text:span text:style-name="T1">–</text:span> То есть, ты, типа, волшебник в своём мире?</text:p>
      <text:p text:style-name="P32"><text:span text:style-name="T1">–</text:span> Вряд ли меня так можно называть. Очень далёкие параллели. У нас совсем нет магии.</text:p>
      <text:p text:style-name="P3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
      <text:p text:style-name="P2"/>
      <text:p text:style-name="P2">...</text:p>
      <text:p text:style-name="P2"/>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oft-page-break/><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79"/>
      <text:h text:style-name="P159" text:outline-level="2">Первый сеанс двойного сна. Рэрити</text:h>
      <text:p text:style-name="P2"/>
      <text:p text:style-name="P2"><text:span text:style-name="T9">&lt;</text:span><text:span text:style-name="T21">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21">Сон одновременно смотрели Рэрити, Пинки и РД. Флатти и ЭйДжей не успели подойти вовремя, т.к. жили за городом.</text:span><text:span text:style-name="T9">&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9">–</text:span> Кровать для тебя маловата, Макс, <text:span text:style-name="T9">–</text:span> извиняющимся тоном сообщила Твайлайт. <text:span text:style-name="T9">–</text:span> Мы сдвинули два матраса на полу. Вы с Рэрити должны поместиться.</text:p>
      <text:p text:style-name="P2"><text:span text:style-name="T9">–</text:span> Может, и поместимся. Но, вообще, я во сне верчусь.</text:p>
      <text:p text:style-name="P2"><text:span text:style-name="T9">–</text:span> Не страшно, ты не успеешь… <text:span text:style-name="T9">–</text:span> её слова были заглушены звоном входного колокольчика. Хлопнула дверь и в читальный зал вошла светлая единорожка.</text:p>
      <text:p text:style-name="P2"><text:span text:style-name="T9">–</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9">—</text:span> всё это придавало Рэрити неожиданный шарм.</text:p>
      <text:p text:style-name="P2"><text:span text:style-name="T9">–</text:span> Рэрити, ты выглядишь… Замечательно выглядишь! <text:span text:style-name="T9">–</text:span> растерянно пролепетала Твайлайт.</text:p>
      <text:p text:style-name="P2"><text:span text:style-name="T9">–</text:span> Дааааааа… Замечательно! <text:span text:style-name="T9">–</text:span> наконец-то смог закрыть рот <text:span text:style-name="T1">и втянуть слюни </text:span>Спайк.</text:p>
      <text:p text:style-name="P2"><text:span text:style-name="T9">–</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9">–</text:span> смущённо сказала Рэрити, глядя мимо меня своими фиолетовыми глазами.</text:p>
      <text:p text:style-name="P2"><text:span text:style-name="T9">–</text:span> Спасибо, Рэрити. Ты выглядишь потрясно. <text:span text:style-name="T9">–</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oft-page-break/><text:span text:style-name="T9">–</text:span> Ну что же, если готовы <text:span text:style-name="T1">—</text:span> ложитесь на матрас и расслабьтесь. Вы должны касаться друг-друга. <text:span text:style-name="T9">–</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9">–</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9">–</text:span> Готовы? <text:span text:style-name="T9">–</text:span> Спросила Твайлайт.</text:p>
      <text:p text:style-name="P2"><text:span text:style-name="T9">–</text:span> Я готова. <text:span text:style-name="T9">–</text:span> <text:span text:style-name="T1">о</text:span>тозвалась Рэрити.</text:p>
      <text:p text:style-name="P2"><text:span text:style-name="T9">–</text:span> Готов. <text:span text:style-name="T9">–</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59" text:outline-level="2">Сон Макса</text:h>
      <text:p text:style-name="P105"/>
      <text:p text:style-name="P2"><text:span text:style-name="T9">&lt;</text:span><text:span text:style-name="T21">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2">...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text:span text:style-name="T26">–</text:span><text:span text:style-name="T21"> Готова, </text:span><text:span text:style-name="T26">–</text:span><text:span text:style-name="T21"> процедила она.</text:span><text:span text:style-name="T9">&gt;</text:span></text:p>
      <text:p text:style-name="P4">***</text:p>
      <text:p text:style-name="P2"><text:span text:style-name="T9">–</text:span> Вставай, Макс! <text:span text:style-name="T9">–</text:span> Маленькое копыто надавливало мне на грудь, делая энергичные круговые движения.</text:p>
      <text:p text:style-name="P2"><text:span text:style-name="T9">–</text:span> Твайлайт? <text:span text:style-name="T9">–</text:span> Взгляд сфокусировался на лавандовой единорожке, озабоченно осматривающей меня и продолжающей массаж в области сердца.</text:p>
      <text:p text:style-name="P2"><text:span text:style-name="T9">–</text:span> Мне не понравился цвет твоей мордочки. Ты стал слишком бледный. Я решила прервать твой сон. Как ты себя ...</text:p>
      <text:p text:style-name="P2"><text:span text:style-name="T9">–</text:span> … чувствуешь, дорогая Рэрити?! Я могу чем-нибудь помочь? Вот, выпей воды! <text:span text:style-name="T9">–</text:span> <text:span text:style-name="T1">д</text:span>ракончик метался вокруг светлой единорожки, в волнении заламывая лапки.</text:p>
      <text:p text:style-name="P2"><text:span text:style-name="T9">–</text:span> Спасибо, Спайк! Ты очень любезен! <text:span text:style-name="T9">–</text:span> Рэрити приподнялась на матрасе и сделала пару глотков из услужливо поднесенного Спайком стакана.</text:p>
      <text:p text:style-name="P2"><text:span text:style-name="T9">–</text:span> Я в порядке. Что-то удалось узнать? <text:span text:style-name="T9">–</text:span> обратился я к Рэрити.</text:p>
      <text:p text:style-name="P2"><text:span text:style-name="T9">–</text:span> Я всё расскажу, <text:span text:style-name="T9">–</text:span> кивнула единорожка. <text:span text:style-name="T9">–</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9">–</text:span> Годится, <text:span text:style-name="T9">–</text:span> кивнула Твайлайт. <text:span text:style-name="T9">–</text:span> Тогда до завтрашнего вечера каждый свободен и занимается своими делами.</text:p>
      <text:p text:style-name="P2"><text:span text:style-name="T9">– </text:span>Да, Макс?</text:p>
      <text:p text:style-name="P2"><text:soft-page-break/><text:span text:style-name="T9">–</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9">–</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9">–</text:span> Я помогу-у-у-у! <text:span text:style-name="T9">–</text:span> <text:span text:style-name="T1">з</text:span>апрыгала на месте Пинки.</text:p>
      <text:p text:style-name="P2"><text:span text:style-name="T9">–</text:span> Я помогу! <text:span text:style-name="T9">–</text:span> <text:span text:style-name="T1">н</text:span>еожиданно вызвалась Рэйнбоу Дэш, до этого безучастно наблюдавшая за нами.</text:p>
      <text:p text:style-name="P2"/>
      <text:p text:style-name="P36"/>
      <text:p text:style-name="P2"/>
      <text:p text:style-name="P2"><text:span text:style-name="T9">–</text:span> Я первая предложила! <text:span text:style-name="T9">–</text:span> возмутилась Пинки.</text:p>
      <text:p text:style-name="P2"><text:span text:style-name="T9">–</text:span> Предложила не ты, а Твайлайт. <text:span text:style-name="T9">–</text:span> <text:span text:style-name="T1">п</text:span>арировала Рэйнбоу Дэш.</text:p>
      <text:p text:style-name="P2"><text:span text:style-name="T9">–</text:span> Не ссорьтесь, <text:span text:style-name="T1">кобылки</text:span>! Давайте сегодня мне показывает Понивилль Пинки, а завтра <text:span text:style-name="T1">—</text:span> ты, Рэйнбоу. <text:span text:style-name="T9">–</text:span> <text:span text:style-name="T1">п</text:span>редложил я. <text:span text:style-name="T9">–</text:span> Годится?</text:p>
      <text:p text:style-name="P2"><text:span text:style-name="T9">–</text:span> Лады. <text:span text:style-name="T9">–</text:span> проворчала пегаска. <text:span text:style-name="T9">–</text:span> Приходи завтра на девять к библиотеке. Нет, лучше на десять.</text:p>
      <text:p text:style-name="P2"><text:span text:style-name="T9">–</text:span> Хорошо, Рэйнбоу Дэш. Договорились.</text:p>
      <text:p text:style-name="P2"><text:span text:style-name="T9">–</text:span> Пошли-пошли-пошли-пошли, <text:span text:style-name="T9">–</text:span> подталкивала меня головой к выходу Пинки. <text:span text:style-name="T9">–</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59"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9">–</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9">–</text:span> <text:span text:style-name="T1">э</text:span>нергия Пинки была неиссякаема.</text:p>
      <text:p text:style-name="P2"><text:span text:style-name="T9">–</text:span> Ффух! Дай отдышаться.</text:p>
      <text:p text:style-name="P2"><text:span text:style-name="T9">–</text:span> Устал? <text:span text:style-name="T9">–</text:span> <text:span text:style-name="T1">у</text:span>частливо спросила Пинки.</text:p>
      <text:p text:style-name="P2"><text:span text:style-name="T9">–</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9">–</text:span> Да? Тогда пойдём перекусим.</text:p>
      <text:p text:style-name="P2">Манерный пони-оффициант выслушал наши пожелания и удалился.</text:p>
      <text:p text:style-name="P2"><text:span text:style-name="T9">–</text:span> А какой у тебя был образ жизни?</text:p>
      <text:p text:style-name="P2"><text:span text:style-name="T9">–</text:span> В основном, <text:span text:style-name="T1">э</text:span>сидячий.</text:p>
      <text:p text:style-name="P2"><text:span text:style-name="T9">–</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9">–</text:span> А у нас сидячая работа в порядке вещей.</text:p>
      <text:p text:style-name="P2"><text:soft-page-break/><text:span text:style-name="T9">–</text:span> Ужас-ужас! <text:span text:style-name="T9">–</text:span> Пинки прижала копыта передних ног к голове. <text:span text:style-name="T9">–</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9">&lt;</text:span><text:span text:style-name="T21">Рэйнбоу объясняет Максу, почему Пинки расплатилась за него </text:span><text:span text:style-name="T22">—</text:span><text:span text:style-name="T21"> и вспоминает, что когда-то уже объясняла нечто подобное (Леро)</text:span></text:p>
      <text:p text:style-name="P2"/>
      <text:h text:style-name="P159"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9">–</text:span> Привет! Куда это ты собрался? <text:span text:style-name="T9">–</text:span> <text:span text:style-name="T1">п</text:span>розвучало из листвы, как только я взялся за ручку двери. С ветки на землю спланировала Рэйнбоу Дэш.</text:p>
      <text:p text:style-name="P2"><text:span text:style-name="T9">–</text:span> Она ещё спит. Вчера пересидела за книгами. Не стоит её будить. <text:span text:style-name="T9">–</text:span> пегаска <text:span text:style-name="T1">к</text:span>ивнула на дверь. <text:span text:style-name="T9">–</text:span> Ну, пошли?</text:p>
      <text:p text:style-name="P2"><text:span text:style-name="T9">–</text:span> Пошли, Рэйнбоу Дэш. А куда?</text:p>
      <text:p text:style-name="P2"><text:span text:style-name="T9">–</text:span> Слушай, зови меня Дэш. А то и мне придётся звать тебя полным именем, а я этого не выношу.</text:p>
      <text:p text:style-name="P2"><text:span text:style-name="T9">–</text:span> Договорились, Дэш. Так куда мы идём?</text:p>
      <text:p text:style-name="P2"><text:span text:style-name="T9">–</text:span> К <text:span text:style-name="T9">&lt;</text:span><text:span text:style-name="T21">водопаду</text:span><text:span text:style-name="T9">&gt;</text:span>. Там здоровски красивое место.</text:p>
      <text:p text:style-name="P2"><text:span text:style-name="T9">–</text:span> А я думал, ты хочешь показать мне Понивилль.</text:p>
      <text:p text:style-name="P2"><text:span text:style-name="T9">–</text:span> Да ладно, <text:span text:style-name="T9">–</text:span> засмеялась пегаска, скосив на меня смущёную мордочку, <text:span text:style-name="T9">–</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9">–</text:span> Макс, <text:span text:style-name="T9">–</text:span> нарушила молчание Дэш, <text:span text:style-name="T9">–</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9">–</text:span> Дежа вю? Ты об этом?</text:p>
      <text:p text:style-name="P2"><text:span text:style-name="T9">– </text:span>Что? Какое ещё дежавю?</text:p>
      <text:p text:style-name="P2"><text:span text:style-name="T9">–</text:span> Ложные воспоминания. Ты помнишь о чём-то, чего на самом деле никогда не было.</text:p>
      <text:p text:style-name="P2"><text:span text:style-name="T9">–</text:span> Хм. Может, и дежавю… Может… А если всё же было? Но ты не помнишь когда и как?</text:p>
      <text:p text:style-name="P2"><text:span text:style-name="T9">–</text:span> Дэш, не говори загадками. Если хочешь услышать внятный ответ, задавай внятный вопрос.</text:p>
      <text:p text:style-name="P2"><text:span text:style-name="T9">–</text:span> Не готова я… задать внятный вопрос. <text:span text:style-name="T9">–</text:span> <text:span text:style-name="T1">п</text:span>робормотала пегаска. <text:span text:style-name="T9">–</text:span> Нам туда.</text:p>
      <text:p text:style-name="P2">Дэш указала на тропку, уводящую от путей в молодой берёзово-кленовый лесок.</text:p>
      <text:p text:style-name="P2"><text:soft-page-break/><text:span text:style-name="T9">–</text:span> Ну-у-у, так мы до вечера не дойдём. <text:span text:style-name="T9">–</text:span> <text:span text:style-name="T1">н</text:span>едовольно заметила Дэш через пару минут. <text:span text:style-name="T9">–</text:span> Пробежимся?</text:p>
      <text:p text:style-name="P2"><text:span text:style-name="T9">–</text:span> Из меня бегун тот ещё. <text:s/>Я проплыть могу больше, чем пробежать.</text:p>
      <text:p text:style-name="P2"><text:span text:style-name="T9">–</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9">–</text:span> Всё, Дэш. Я больше не могу.</text:p>
      <text:p text:style-name="P2"><text:span text:style-name="T9">–</text:span> Ты шутишь? Мы и полмили не пробежали.</text:p>
      <text:p text:style-name="P2"><text:span text:style-name="T9">–</text:span> Понимаешь, бег <text:span text:style-name="T1">—</text:span> не моя сильная сторона. Никогда не умел долго бегать.</text:p>
      <text:p text:style-name="P2"><text:span text:style-name="T9">–</text:span> Как же ты жил тогда? <text:span text:style-name="T9">–</text:span> недоумённо уставилась на меня пегаска. <text:span text:style-name="T9">– </text:span><text:span text:style-name="T1">Летать-то ты тоже не умеешь?</text:span></text:p>
      <text:p text:style-name="P2"><text:span text:style-name="T9">–</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9">–</text:span> Ничего себе “скорее исключение, чем правило”, <text:span text:style-name="T9">–</text:span> удивлённо повторила Дэш. <text:span text:style-name="T9">–</text:span> Да у нас это такое же исключение, как нелетающий пегас! Какое уж там “правило”! Дискорд, что же нам делать? Так мы не успеем…</text:p>
      <text:p text:style-name="P2"><text:span text:style-name="T9">–</text:span> Мы можем вернуться. А это место ты покажешь мне в другой раз. Выберемся туда в двухдневный поход.</text:p>
      <text:p text:style-name="P2"><text:span text:style-name="T9">–</text:span> Нет уж! Никаких “вернуться”. Если вернёмся, то никогда уже там не побываем. <text:span text:style-name="T9">–</text:span> <text:span text:style-name="T1">с</text:span>ерьёзно заявила Дэш. <text:span text:style-name="T9">–</text:span> Уж поверь мне. Вот что. У тебя передние лапы <text:span text:style-name="T1">—</text:span> те, которые с пальцами, <text:span text:style-name="T1">—</text:span> сильные?</text:p>
      <text:p text:style-name="P2"><text:span text:style-name="T9">&lt;</text:span><text:span text:style-name="T21">Cначала описать попытку усесться сверху. На первой попытке Макс поранился об брошь в гриве РД в виде радужной молнии</text:span><text:span text:style-name="T9">&gt;</text:span></text:p>
      <text:p text:style-name="P2"><text:span text:style-name="T9">–</text:span> Сможешь меня удержать?</text:p>
      <text:p text:style-name="P2"><text:span text:style-name="T9">–</text:span> Ты про руки, что ли? Смогу. А зачем?</text:p>
      <text:p text:style-name="P2"><text:span text:style-name="T9">–</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9">–</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9">–</text:span> <text:span text:style-name="T1">н</text:span>ачала оправдываться Дэш.</text:p>
      <text:p text:style-name="P2"><text:span text:style-name="T9">–</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9">–</text:span> Ну да, не сообразила сразу насчёт баланса, <text:span text:style-name="T9">–</text:span> рассмеялась пегаска, вставая на ноги. <text:span text:style-name="T9">–</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oft-page-break/><text:span text:style-name="T9">–</text:span> Ю-у-у-у-ху-у-у-у!!! <text:span text:style-name="T9">–</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9">&lt;</text:span><text:span text:style-name="T21">Дэш расплачивается за Макса в кафе. Когда тот спрашивает, почему она и Пинки платят за него, Дэш, вместо ответа, говорит:</text:span></text:p>
      <text:p text:style-name="P2"><text:span text:style-name="T26">–</text:span><text:span text:style-name="T21"> Пинки? </text:span><text:span text:style-name="T26">–</text:span><text:span text:style-name="T21"> Дэш сморщила нос. </text:span><text:span text:style-name="T26">–</text:span><text:span text:style-name="T21"> Я скажу ей, чтоб больше не </text:span><text:span text:style-name="T26">платила.</text:span><text:span text:style-name="T9">&gt;</text:span></text:p>
      <text:p text:style-name="P2"><text:span text:style-name="T9">Хотя</text:span> за то немногое время, что мы провели вместе, я понял, что ожидать от голубой пегаски предсказуемости <text:span text:style-name="T9">–</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9">—</text:span> скажем, 35 <text:span text:style-name="T9">– </text:span>40 метров (на 50 я без дыхательной подготовки давно не замахиваюсь, а о 75-ти уже даже и не вспоминаю), но в такой воде <text:span text:style-name="T9">–</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9">–</text:span> Ф-р-р-р. Тьфу! Бр-р-р.</text:p>
      <text:p text:style-name="P2">Дэш выплюнула меня на берег и сама упала рядом.</text:p>
      <text:p text:style-name="P2"><text:span text:style-name="T9">–</text:span> Что ж? Ты? Не? Сказал? Что? <text:s/>Не? Умеешь? Плавать? <text:span text:style-name="T9">–</text:span> <text:span text:style-name="T1">в</text:span> промежутках между вздохами процедила Дэш.</text:p>
      <text:p text:style-name="P2"><text:span text:style-name="T9">–</text:span> С чего ты взяла? Я умею.</text:p>
      <text:p text:style-name="P2"><text:span text:style-name="T9">–</text:span> Ты ушёл под воду! И не выныривал! <text:span text:style-name="T9">–</text:span> <text:span text:style-name="T1">о</text:span>т возмущения пегаска даже забыла дышать.</text:p>
      <text:p text:style-name="P2"><text:span text:style-name="T9">–</text:span> Я не выныривал, потому что решил поплавать под водой. Я, вообще, это дело люблю.</text:p>
      <text:p text:style-name="P2"><text:span text:style-name="T9">–</text:span> Что??! И ты не предупредил меня?!! Знаешь, как я испугалась?!! Ни одна пони без магии столько под водой не продержится!!</text:p>
      <text:p text:style-name="P2"><text:span text:style-name="T9">–</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9">–</text:span> Да. Это я виновата. Я дура. Извини, <text:span text:style-name="T9">–</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9">–</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9">&lt;</text:span><text:span text:style-name="T21">В Кантерлоте Макс присутствует на церемонии прощания с Кимеринном</text:span><text:span text:style-name="T9">&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text:soft-page-break/>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9">–</text:span> Ух ты! <text:span text:style-name="T9">–</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9">–</text:span> Как тут…</text:p>
      <text:p text:style-name="P2"><text:span text:style-name="T9">–</text:span> Красиво, правда? <text:span text:style-name="T9">–</text:span> Дэш отследила мой взгляд и кивнула.</text:p>
      <text:p text:style-name="P2"><text:span text:style-name="T9">–</text:span> Красиво <text:span text:style-name="T1">—</text:span> это не то <text:span text:style-name="T1">чувство</text:span>. Тут чудесно! Просто слов нет…</text:p>
      <text:p text:style-name="P2"><text:span text:style-name="T9">–</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9">–</text:span> А сейчас? Сейчас у тебя есть такое чувство?</text:p>
      <text:p text:style-name="P2"><text:span text:style-name="T9">–</text:span> Сейчас мне хочется, чтобы ты это видел. Не знаю почему. То есть, не совсем чтобы не знаю. <text:span text:style-name="T9">–</text:span> Дэш отпрянула и посмотрела мне в глаза. <text:span text:style-name="T9">–</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9">–</text:span> Это исключено, Дэш. Я никак не мог повстречаться с тобой в своём мире.</text:p>
      <text:p text:style-name="P2"><text:span text:style-name="T9">–</text:span> Да? Странно. Откуда же это чувство, будто я тебя знаю? <text:span text:style-name="T9">–</text:span> <text:span text:style-name="T1">п</text:span>робормотала пегаска. <text:span text:style-name="T9">–</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9">–</text:span> Тебе надо просушить шерсть. Снимай-ка одежду! <text:span text:style-name="T9">–</text:span> <text:span text:style-name="T1">с</text:span>командовала Дэш.</text:p>
      <text:p text:style-name="P2"><text:span text:style-name="T9">–</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9">–</text:span> Куда это ты спрятался? <text:span text:style-name="T9">–</text:span> <text:span text:style-name="T1">з</text:span>аросли вербы раздвинулись, пропуская пегаску.</text:p>
      <text:p text:style-name="P2"><text:span text:style-name="T9">–</text:span> Оп-па! <text:span text:style-name="T9">–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9">–</text:span> Ты чего? <text:span text:style-name="T9">–</text:span> <text:span text:style-name="T1">в</text:span> конце-концов озадаченно спросила она. <text:span text:style-name="T9">–</text:span> Что-то не так?</text:p>
      <text:p text:style-name="P2"><text:span text:style-name="T9">–</text:span> Не так, <text:span text:style-name="T9">–</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9">–</text:span> А с кем не так? Со мной? С тобой? Или вообще? <text:span text:style-name="T9">–</text:span> <text:span text:style-name="T1">д</text:span>опытывалась пегаска.</text:p>
      <text:p text:style-name="P2"><text:span text:style-name="T9">–</text:span> Наверное, со мной. <text:span text:style-name="T9">–</text:span> <text:span text:style-name="T1">я</text:span> завязал рукава куртки за спиной и вышел из-за куста. <text:span text:style-name="T9">–</text:span> Видишь ли, у нас, у людей, не принято находиться без одежды в обществе других… людей.</text:p>
      <text:p text:style-name="P2"><text:span text:style-name="T9">–</text:span> Ну и?</text:p>
      <text:p text:style-name="P2"><text:span text:style-name="T9">–</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9">–</text:span> А какой смысл в этом правиле? Какую цель оно преследует?</text:p>
      <text:p text:style-name="P2"><text:soft-page-break/><text:span text:style-name="T9">–</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9">–</text:span> Я знаю, что такое социальное табу, <text:span text:style-name="T9">–</text:span> важно кивнула Дэш. <text:span text:style-name="T9">–</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9">–</text:span> Вот видишь, ты меня правильно поняла. Описанные тобой табу у нас, кстати, тоже есть.</text:p>
      <text:p text:style-name="P2"><text:span text:style-name="T9">–</text:span> Но, с другой стороны, <text:span text:style-name="T9">–</text:span> продолжала пегаска, подходя ко мне поближе, <text:span text:style-name="T9">–</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9">–</text:span> Дэш подошла вплотную, <text:span text:style-name="T9">–</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9">–</text:span> Дэш!.. Блин! <text:span text:style-name="T9">–</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9">– </text:span>Ты так смешно выглядишь, когда пытаешься спрятаться. <text:span text:style-name="T9">–</text:span> <text:span text:style-name="T1">п</text:span>егаска, немного наклонив голову, наблюдала за моими попытками скрестить ноги и обнять колени руками. <text:span text:style-name="T9">–</text:span> Ты выглядишь как Флаттершай, когда её попросили спеть на празднике <text:span text:style-name="T9">&lt;</text:span><text:span text:style-name="T26">zxcbzxcvb</text:span><text:span text:style-name="T9">&gt;</text:span>.</text:p>
      <text:p text:style-name="P2">Я не ответил.</text:p>
      <text:p text:style-name="P2">Пегаска подошла поближе и села, прижавшись тёплым боком ко мне.</text:p>
      <text:p text:style-name="P2"><text:span text:style-name="T9">–</text:span> Ты молчишь. Я опять рассердила тебя, да? У меня постоянно с этим проблемы. <text:span text:style-name="T9">–</text:span> Дэш напряжённо смотрела в одну точку прямо перед собой. Её шерсть не могла скрыть мелко дрожи. <text:span text:style-name="T9">–</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9">–</text:span> А-ХА-ХА-ХА-ХА!!! <text:span text:style-name="T9">–</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9">–</text:span> У тебя оригинальный способ исповедаться, Дэш, <text:span text:style-name="T9">–</text:span> наконец закашлялся я. <text:span text:style-name="T9">–</text:span> Затащить в укромное местечко, попытаться утопить, а под конец сорвать штаны и… <text:span text:style-name="T9">–</text:span> тут Дэш сама прыснула от смеха.</text:p>
      <text:p text:style-name="P2">Вдоволь отсмеявшись, Дэш ткнула меня носом в грудь и спросила:</text:p>
      <text:p text:style-name="P2"><text:span text:style-name="T9">–</text:span> И?</text:p>
      <text:p text:style-name="P2"><text:span text:style-name="T9">–</text:span> Что “и”?</text:p>
      <text:p text:style-name="P2"><text:span text:style-name="T9">–</text:span> Ты сказал: “ А под конец сорвать штаны и…” <text:span text:style-name="T9">–</text:span> вот я и хочу знать, что “и”?</text:p>
      <text:p text:style-name="P2">Я смутился.</text:p>
      <text:p text:style-name="P2"><text:span text:style-name="T9">–</text:span> Да ничего… Не бери в голову.</text:p>
      <text:p text:style-name="P2"><text:span text:style-name="T9">–</text:span> А я хочу брать! Какой ты всё-таки… <text:span text:style-name="T9">–</text:span> Дэш встала, потянувшись сначала передней половиной, потом задней.</text:p>
      <text:p text:style-name="P2"><text:span text:style-name="T9">–</text:span> Какой?</text:p>
      <text:p text:style-name="P2"><text:soft-page-break/><text:span text:style-name="T9">–</text:span> Скучный <text:span text:style-name="T1">—</text:span> вот какой! <text:span text:style-name="T9">–</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9">–</text:span> Короче, решай. <text:span text:style-name="T9">–</text:span> <text:span text:style-name="T1">е</text:span>ё нос почти касался моего. <text:span text:style-name="T9">–</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9">–</text:span> Дэш, ты..?</text:p>
      <text:p text:style-name="P2"><text:span text:style-name="T9">–</text:span> Да, Дискорд тебя забери! Я предлагаю тебе ЗА-НЯТЬ-СЯ СЕК-СОМ со мной! <text:span text:style-name="T9">–</text:span> <text:span text:style-name="T1">п</text:span>очти зло отчеканила пегаска. <text:span text:style-name="T9">–</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9">–</text:span> Дэш!</text:p>
      <text:p text:style-name="P2"><text:span text:style-name="T9">–</text:span> Да? <text:span text:style-name="T9">–</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9">–</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9">–</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9">–</text:span> Ничего себе!</text:p>
      <text:p text:style-name="P2"><text:span text:style-name="T9">–</text:span> А ты как думал, откуда взялись пони-пегасы и пони-единороги?</text:p>
      <text:p text:style-name="P2"><text:span text:style-name="T9">–</text:span> Я думал, они всегда были.</text:p>
      <text:p text:style-name="P2"><text:span text:style-name="T9">–</text:span> Не всегда. Пегасы произошли от земных пони и грифонов. Пони-единороги <text:span text:style-name="T9">–</text:span> от земных пони и диких единорогов.</text:p>
      <text:p text:style-name="P2"><text:span text:style-name="T9">–</text:span> А что это за дикие единороги?</text:p>
      <text:p text:style-name="P2"><text:span text:style-name="T9">–</text:span> Сейчас они почти не встречаются. У них хвосты как у льва <text:span text:style-name="T1">—</text:span> с кисточкой на конце. И раздвоенные копыта.</text:p>
      <text:p text:style-name="P2"><text:span text:style-name="T9">–</text:span> А аликорны от кого произошли? От пегасов и единорогов?</text:p>
      <text:p text:style-name="P2"><text:span text:style-name="T9">–</text:span> Нет, <text:span text:style-name="T9">–</text:span> отрицательно покачала головой Дэш. <text:span text:style-name="T9">–</text:span> Никто не знает, как появились аликорны. Одно я знаю точно: если единорог спарится с пегасом, аликорна не получится.</text:p>
      <text:p text:style-name="P2"><text:span text:style-name="T9">–</text:span> Что ж, спасибо, что просветила. Однако…</text:p>
      <text:p text:style-name="P2"><text:span text:style-name="T9">–</text:span> Что?</text:p>
      <text:p text:style-name="P2"><text:span text:style-name="T9">–</text:span> Ты лежишь на мне.</text:p>
      <text:p text:style-name="P2"><text:span text:style-name="T9">–</text:span> Ну да, лежу, <text:span text:style-name="T9">–</text:span> Дэш ехидно улыбнулась и заёрзала животом. <text:span text:style-name="T9">–</text:span> А что?</text:p>
      <text:p text:style-name="P2"><text:span text:style-name="T9">–</text:span> А то, что в таком положении я до тебя не достану! У тебя слишком высоко расположена... ммм… анатомия.</text:p>
      <text:p text:style-name="P2"><text:span text:style-name="T9">–</text:span> Потерпи чуть-чуть, <text:span text:style-name="T9">–</text:span> пегаска хихикнула и снова заёрзала животом, прижав его ко мне. <text:span text:style-name="T9">–</text:span> Мне прикольно тебя ощущать своим вымечком.</text:p>
      <text:p text:style-name="P2"><text:soft-page-break/>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9">–</text:span> Дэш, <text:span text:style-name="T9">–</text:span> прошептал я, <text:span text:style-name="T9">–</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9">–</text:span> Я чувствую тебя, <text:span text:style-name="T9">–</text:span> промурлыкала Дэш. <text:span text:style-name="T9">–</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9">–</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9">–</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9">–</text:span> Эт-то магия-а-а-а. <text:span text:style-name="T9">–</text:span> <text:span text:style-name="T1">т</text:span>яжело дышала пегаска. <text:span text:style-name="T9">–</text:span> Фактическая поверхность крыльев с помощью магии увеличивается в несколько раз. И... м-м-м… силы отталкивания хватает на то, чтобы… уффф... <text:span text:style-name="T9">–</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9">–</text:span> Чтобы поднять в воздух вес своего тела и ещё примерно такой же… <text:span text:style-name="T9">–</text:span> прошептала пегаска и закрыла глаза, уткнувшись носом мне в предплечье. Дыхание у неё стало прерывистым.</text:p>
      <text:p text:style-name="P2"><text:span text:style-name="T9">–</text:span> А как вы удерживаетесь на облаках? Ведь вы при этом не машете крыльями? <text:span text:style-name="T9">–</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9">–</text:span> Макс, не издевайся, <text:span text:style-name="T9">–</text:span> пегаска нервно хихикнула и вдруг стала нежно, кончиками губ, жевать мочку моего уха. <text:span text:style-name="T9">–</text:span> Я не-мо-гу думать в та-ком… ммм… состоянии.</text:p>
      <text:p text:style-name="P2"><text:span text:style-name="T9">–</text:span> Дэш, <text:span text:style-name="T9">–</text:span> рассмеялся я, <text:span text:style-name="T9">–</text:span> отпусти ухо!</text:p>
      <text:p text:style-name="P2"><text:span text:style-name="T9">–</text:span> Отпускаю, <text:span text:style-name="T9">–</text:span> шепнула пегаска мне в ухо. <text:span text:style-name="T9">–</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9">–</text:span> Мы опаздываем! Рэрити назначила на восемь часов вечера у Твайлайт!</text:p>
      <text:p text:style-name="P2"><text:span text:style-name="T9">&lt;</text:span><text:span text:style-name="T21">Р/Д отправляется в сон до Рэрити и там вспоминает Леро/Листа.</text:span><text:span text:style-name="T9">&gt;</text:span></text:p>
      <text:p text:style-name="P2">Пока я одевался, пегаска в нетерпении рыла копытом землю.</text:p>
      <text:p text:style-name="P2"><text:span text:style-name="T9">–</text:span> Оделся? Хватайся! <text:span text:style-name="T9">–</text:span> Дэш подпрыгнула и зависла у меня над головой, давая схватиться за ноги.</text:p>
      <text:p text:style-name="P2">И мы понеслись…</text:p>
      <text:p text:style-name="P2"/>
      <text:p text:style-name="P105"/>
      <text:p text:style-name="P105"/>
      <text:p text:style-name="P105"/>
      <text:p text:style-name="P105"/>
      <text:p text:style-name="P2"><text:soft-page-break/><text:span text:style-name="T9">&lt;</text:span><text:span text:style-name="T21">Подходя к замку Принцесс, Дэш рассказывает Максу обо сне, который она утаила - с Леро.</text:span><text:span text:style-name="T9">&gt;</text:span> </text:p>
      <text:p text:style-name="P2"><text:span text:style-name="T9">&lt;</text:span><text:span text:style-name="T21">Кто следующий готов рассказывать?</text:span></text:p>
      <text:p text:style-name="P32">Пинки дёрнулась на месте, но промолчала.</text:p>
      <text:p text:style-name="P2"><text:span text:style-name="T26">–</text:span><text:span text:style-name="T21"> Я расскажу, - шагнула вперёд радужная пегаска. </text:span><text:span text:style-name="T26">–</text:span><text:span text:style-name="T21"> Хотя вряд ли ты узнаешь что-то полезное. Там галиматья какая-то…</text:span><text:span text:style-name="T9">&gt;</text:span></text:p>
      <text:p text:style-name="P2"><text:span text:style-name="T9">&lt;</text:span><text:span text:style-name="T21">После рассказа РД рассказывает Пинки. При расказе становится ясно её безумие </text:span><text:span text:style-name="T26">—</text:span><text:span text:style-name="T21"> она становится Пинкаминой из-за её сна </text:span><text:span text:style-name="T26">—</text:span><text:span text:style-name="T21"> “Кексиков”. Также она видит во сне центр Эгрегора Эквестрии </text:span><text:span text:style-name="T26">—</text:span><text:span text:style-name="T21"> Селестию. И она видит, как Селестия превращается в набор цифр и уходит в экран </text:span><text:span text:style-name="T26">—</text:span><text:span text:style-name="T21"> в мир Терры.</text:span></text:p>
      <text:p text:style-name="P32">После чего происходит исчезновение Селестии. Макс + Шестёрка (без Пинки и Рэрити <text:span text:style-name="T9">—</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21">В мире Терры они ищут Селестию. В конце-концов Макс находит её в кибермозге </text:span><text:span text:style-name="T26">—</text:span><text:span text:style-name="T21">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6">—</text:span><text:span text:style-name="T21"> Эгрегором Эквестрии. После чего пееренос на Землю на 10 лет назад. Начало написания “Последнего фанфика”.</text:span><text:span text:style-name="T9">&gt;</text:span></text:p>
      <text:p text:style-name="P15"/>
      <text:p text:style-name="P2"><text:span text:style-name="T9">–</text:span> Ну ладно, посижу ночью над книгами. Кто следующий? <text:span text:style-name="T9">– </text:span>Твайлайт посмотрела на Пинки, но та только тёрла копытом висок и морщила лоб, словно пытаясь что-то вспомнить.</text:p>
      <text:p text:style-name="P2"><text:span text:style-name="T9">–</text:span> Я расскажу, - шагнула вперёд радужная пегаска. <text:span text:style-name="T9">–</text:span> Хотя вряд ли ты узнаешь что-то полезное. Там дискордовщина какая-то…</text:p>
      <text:p text:style-name="P2"/>
      <text:h text:style-name="P159" text:outline-level="2"/>
      <text:p text:style-name="P4">***</text:p>
      <text:p text:style-name="P2"><text:span text:style-name="T9">–</text:span> А дальше ты спихнула меня с него и стала приводить его в чувство. <text:span text:style-name="T9">–</text:span> <text:span text:style-name="T1">з</text:span>акончила рассказа Рэйнбоу Дэш.</text:p>
      <text:p text:style-name="P2"><text:span text:style-name="T9">–</text:span> Хм. Несколько эпизодов, включая рекурсивный сон. И опять сфера из светящихся точек. <text:span text:style-name="T9">–</text:span> <text:span text:style-name="T1">о</text:span>тметила Твайлайт.</text:p>
      <text:p text:style-name="P2"><text:span text:style-name="T9">–</text:span> Что такое “рекурсивный сон”?</text:p>
      <text:p text:style-name="P2"><text:span text:style-name="T9">–</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9">–</text:span> <text:span text:style-name="T1">п</text:span>овернулась Твайлайт к розовой земнопони.</text:p>
      <text:p text:style-name="P2"/>
      <text:h text:style-name="P159" text:outline-level="2">Исчезновение Селестии</text:h>
      <text:p text:style-name="P32">Для помощи в открытии коридора в мир Макса, находят в горах Дискорда и упрашивают его помочь.</text:p>
      <text:p text:style-name="P2"><text:span text:style-name="T9">–</text:span> И в твоём мире нет пони-пегасов и пони-единорогов? Есть только земнопони? <text:span text:style-name="T9">–</text:span> допытывалась РД.</text:p>
      <text:p text:style-name="P2"><text:span text:style-name="T9">–</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9">&lt;</text:span><text:span text:style-name="T22">название</text:span><text:span text:style-name="T9">&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oft-page-break/><text:span text:style-name="T9">–</text:span> Ну хорошо, а кто вами правит? Аликорн? Драконикус? Какой-нибудь человек с рогом во лбу? Или у вас нет правителя?</text:p>
      <text:p text:style-name="P2"><text:span text:style-name="T9">–</text:span> Нет, почему? Правитель есть. Только он не постоянный. Его избирают. Раз в несколько лет.</text:p>
      <text:p text:style-name="P2"><text:span text:style-name="T9">–</text:span> Но это же полная ерунда! <text:span text:style-name="T9">–</text:span> <text:span text:style-name="T1">в</text:span>оскликнула Д<text:span text:style-name="T1">эш</text:span>. <text:span text:style-name="T9">–</text:span> С какой стати он будет заботиться о королевстве как о своём, если будет знать, что через несколько лет оно будет не его? <text:span text:style-name="T9">&lt;</text:span><text:span text:style-name="T22">изменить причину удивления</text:span><text:span text:style-name="T9">&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9">–</text:span> Хм. Узнаю походку Твайлайт. Что-то случилось. <text:span text:style-name="T9">–</text:span> заметила <text:span text:style-name="T1">пегаска</text:span>.</text:p>
      <text:p text:style-name="P2">И впрямь, на запыхавшейся единорожке лица не было.</text:p>
      <text:p text:style-name="P2"><text:span text:style-name="T9">–</text:span> Она исчезла!!! <text:span text:style-name="T9">–</text:span> Твайлайт не могла отдышаться.</text:p>
      <text:p text:style-name="P2"><text:span text:style-name="T9">–</text:span> Кто <text:span text:style-name="T1">—</text:span> она??? <text:span text:style-name="T9">–</text:span> <text:span text:style-name="T1">х</text:span>ором воскликнули мы и переглянулись.</text:p>
      <text:p text:style-name="P2"><text:span text:style-name="T9">–</text:span> Прин-цес-са Се-лес-ти-я! <text:span text:style-name="T9">–</text:span> <text:span text:style-name="T1">п</text:span>о слогам отчеканила Твайлайт. <text:span text:style-name="T9">–</text:span> Только это между нами. Государственная тайна. Нас вызывают в Кантерлот.</text:p>
      <text:p text:style-name="P2"><text:span text:style-name="T9">–</text:span> Ну и дела, <text:span text:style-name="T9">–</text:span> покачала головой Д<text:span text:style-name="T1">эш</text:span>. <text:span text:style-name="T9">–</text:span> Я слетаю за остальными. Мы ещё успеем на вечерний поезд.</text:p>
      <text:p text:style-name="P2"><text:span text:style-name="T9">–</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9">–</text:span> Рада видеть вас, мои дорогие, <text:span text:style-name="T9">–</text:span> поприветствовала Луна кобылок. Я удостоился едва заметного кивка. <text:span text:style-name="T9">–</text:span> А где элементы Щедрости и Веселья?</text:p>
      <text:p text:style-name="P2"><text:span text:style-name="T9">–</text:span> Рэрити осталась ухаживать за Пинки. Та очень больна, <text:span text:style-name="T9">–</text:span> выступила за всех Твайлайт. <text:span text:style-name="T9">–</text:span> Что произошло? Стража сказала нам…</text:p>
      <text:p text:style-name="P2"><text:span text:style-name="T9">–</text:span> Увы, они не солгали. Моя сестра пропала вчера утром. Стража видела её накануне вечером, но утром нашли только примятую постель. Я знаю, <text:span text:style-name="T9">–</text:span> тут Луна повернулась ко мне и с едва заметным сарказмом продолжила, <text:span text:style-name="T9">–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9">–</text:span> Не могу ничем помочь. Я знаю не больше твоего.</text:p>
      <text:p text:style-name="P2">Луна как будто ожидала такой ответ.</text:p>
      <text:p text:style-name="P2"><text:span text:style-name="T9">–</text:span> В таком случае мне понадобится твоя помощь, <text:span text:style-name="T9">–</text:span> Луна кивнула Твайлайт. <text:span text:style-name="T9">–</text:span> Ты была её ближайшей и лучшей ученицей и, я надеюсь, поможешь понять мне, где она находится сейчас.</text:p>
      <text:p text:style-name="P2"><text:span text:style-name="T9">–</text:span> Приложу все усилия, Ваше Высочество. Но мне понадобится провести некоторое время в библиотеке Кантерлота.</text:p>
      <text:p text:style-name="P2"><text:span text:style-name="T9">–</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59" text:outline-level="2">Поиск решения</text:h>
      <text:p text:style-name="P105"/>
      <text:p text:style-name="P2"><text:soft-page-break/><text:span text:style-name="T9">–</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5">&lt;<text:span text:style-name="T22">Луна приносит в жертву свою кровь, чтобы путешествие к замку прошло без потерь. Жертва не принимается — Дэш погибает</text:span>&gt;</text:p>
      <text:p text:style-name="P2"><text:span text:style-name="T9">&lt;</text:span><text:span text:style-name="T21">Как Луна, Твайлайт и Дискорд через месяц будут пробираться к замку Принцесс, если к нему уже сейчас пройти почти невозможно?</text:span><text:span text:style-name="T9">&gt;</text:span></text:p>
      <text:p text:style-name="P15"/>
      <text:p text:style-name="P2"><text:span text:style-name="T9">&lt;</text:span><text:span text:style-name="T21">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text:span><text:soft-page-break/><text:span text:style-name="T21">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1">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6">—</text:span><text:span text:style-name="T21"> Луна создаёт обратный коридор в срок.</text:span><text:span text:style-name="T9">&gt;</text:span></text:p>
      <text:p text:style-name="P2"/>
      <text:h text:style-name="P159"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9">—</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9">—</text:span> виднелось под листвой плюща.</text:p>
      <text:p text:style-name="P2">“Откуда здесь взялся рухнувший Боинг?” <text:span text:style-name="T9">&lt;</text:span><text:span text:style-name="T22">Дуглас </text:span><text:span text:style-name="T26">—</text:span><text:span text:style-name="T22"> </text:span><text:span text:style-name="T26">DC-3</text:span><text:span text:style-name="T9">&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text:soft-page-break/>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5"/>
      <text:p text:style-name="P2"><text:span text:style-name="T9">&lt;</text:span><text:span text:style-name="T21">высоко летать нельзя из-за молний</text:span><text:span text:style-name="T9">&gt;</text:span></text:p>
      <text:p text:style-name="P15"/>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9">—</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9">—</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text:soft-page-break/>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9">—</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9">—</text:span> помогают идти Твайлайт. Макс и Дэш <text:span text:style-name="T9">—</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9">&lt;</text:span><text:span text:style-name="T21">двухмесячной</text:span><text:span text:style-name="T9">&gt;</text:span> давности осталось лишь направление движения.</text:p>
      <text:p text:style-name="P2">И опять, как <text:span text:style-name="T9">&lt;</text:span><text:span text:style-name="T21">два</text:span><text:span text:style-name="T9">&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9">—</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text:soft-page-break/>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text:soft-page-break/>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9">&lt;</text:span><text:span text:style-name="T21">основного потока</text:span><text:span text:style-name="T9">&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9">&lt;</text:span><text:span text:style-name="T21">Поиски Селестии — сюжет:</text:span></text:p>
      <text:p text:style-name="P32">Базовое положение: Селестия физически находится на компе Влада в соседнем с максовым доме, в качестве этической подпрограммы к Нексусу.</text:p>
      <text:p text:style-name="P32">Кратко:</text:p>
      <text:p text:style-name="P32"><text:soft-page-break/>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2">Эпизод 1:</text:p>
      <text:p text:style-name="P32">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2">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2">…</text:p>
      <text:p text:style-name="P32">Итого:</text:p>
      <text:p text:style-name="P3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2">Эпизод 3.5 (необязательный): День из жизни Дискорда (впечатления от нового мира, интерес путешествия, нежелание возвращаться).</text:p>
      <text:p text:style-name="P32">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21">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9">&gt;</text:span></text:p>
      <text:p text:style-name="P2"/>
      <text:h text:style-name="P159"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9">—</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text:soft-page-break/>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9">&lt;</text:span><text:span text:style-name="T21">три месяца</text:span><text:span text:style-name="T9">&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59" text:outline-level="2">Поиски</text:h>
      <text:p text:style-name="P2"/>
      <text:p text:style-name="P2"><text:soft-page-break/>“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9">&gt;</text:span>\Привет, Нексус. Это Макс.</text:p>
      <text:p text:style-name="P2"><text:span text:style-name="T9">&lt;\</text:span>Привет, Макс. Рад тебя видеть.</text:p>
      <text:p text:style-name="P23">Хм. Блок эмоций? Или просто модификация стандартного приветствия?</text:p>
      <text:p text:style-name="P2"><text:span text:style-name="T9">&gt;\</text:span>Нексус, отключи память событий за последнюю неделю.</text:p>
      <text:p text:style-name="P2"><text:span text:style-name="T9">&lt;\</text:span>Выполнено, Макс.</text:p>
      <text:p text:style-name="P2"><text:span text:style-name="T9">&gt;</text:span>\Задача по корпоративной логике. Выдай наиболее оптимальное решение.</text:p>
      <text:p text:style-name="P2"><text:span text:style-name="T9">&lt;\</text:span>Жду с нетерпением, Макс.</text:p>
      <text:p text:style-name="P2"><text:span text:style-name="T9">&gt;\</text:span>Постановка задачи.</text:p>
      <text:p text:style-name="P2"><text:span text:style-name="T9">&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9">&gt;\</text:span>Ограничения.</text:p>
      <text:p text:style-name="P2"><text:span text:style-name="T9">&gt;\</text:span>Ты не можешь подать в суд на компанию Б и ждать результатов, так как за время разбирательства компания А обанкротится.</text:p>
      <text:p text:style-name="P2"><text:span text:style-name="T9">&gt;\</text:span>Задание.</text:p>
      <text:p text:style-name="P2"><text:span text:style-name="T9">&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9">&lt;\</text:span>Задача принята...</text:p>
      <text:p text:style-name="P2"><text:span text:style-name="T9">&lt;\</text:span>...</text:p>
      <text:p text:style-name="P2"><text:span text:style-name="T9">&lt;\</text:span>...</text:p>
      <text:p text:style-name="P2"><text:span text:style-name="T9">&lt;\</text:span>Решение:</text:p>
      <text:p text:style-name="P2"><text:span text:style-name="T9">&lt;\&lt;</text:span><text:span text:style-name="T21">Не следует противопоставлять злу ещё большее зло - это только усилит его — </text:span><text:span text:style-name="T22">кодовая фраза</text:span><text:span text:style-name="T26">&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3">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text:soft-page-break/>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text:soft-page-break/>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9">&lt;</text:span><text:span text:style-name="T21">трёх</text:span><text:span text:style-name="T9">&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text:soft-page-break/>–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9">&lt;</text:span><text:span text:style-name="T21">три месяца</text:span><text:span text:style-name="T9">&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5"/>
      <text:p text:style-name="P2"><text:span text:style-name="T9">&lt;</text:span><text:span text:style-name="T21">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9">&gt;</text:span></text:p>
      <text:p text:style-name="P15"/>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59" text:outline-level="2">Безнадёжность</text:h>
      <text:p text:style-name="P15">&lt;<text:span text:style-name="T22">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9">&lt;</text:span><text:span text:style-name="T21">расширить</text:span><text:span text:style-name="T9">&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9">&lt;</text:span><text:span text:style-name="T21">расширить</text:span><text:span text:style-name="T9">&gt;</text:span>.</text:p>
      <text:p text:style-name="P2"><text:soft-page-break/>В эти же дни у меня началась полоса чёрного невезения. Два раза меня чуть не сбила машина. Один раз мне чудом удалось оторваться от гопников <text:span text:style-name="T9">&lt;</text:span><text:span text:style-name="T21">клоунов/санта-клаусов</text:span><text:span text:style-name="T9">&gt;</text:span>, подстерегавших меня на подходе к офису. Возвратившись домой я с удивлением обнаружил сзади <text:span text:style-name="T9">&lt;</text:span><text:span text:style-name="T21">пять</text:span><text:span text:style-name="T9">&gt;</text:span>длинную прореху в куртке, <text:span text:style-name="T9">&lt;</text:span><text:span text:style-name="T21">как будто сделанную пятернёй с металлическими когтями</text:span><text:span text:style-name="T9">&gt;</text:span>явно сделанную ударом ножа вдогонку наотмашь <text:span text:style-name="T9">&lt;</text:span><text:span text:style-name="T21">Эпплджек понадобилось два часа, чтобы зашить её</text:span><text:span text:style-name="T9">&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9">&lt;</text:span><text:span text:style-name="T21">подать фонарь под другим сосусом</text:span><text:span text:style-name="T9">&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9">&lt;</text:span><text:span text:style-name="T21">уменьшить подозрения — о них должен догадаться Макс</text:span><text:span text:style-name="T9">&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text:soft-page-break/>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9">&lt;</text:span><text:span text:style-name="T21">улучшить</text:span><text:span text:style-name="T9">&gt;</text:span>. А тот случай, когда мне пришлось зашивать тебе куртку после нападения убийц <text:span text:style-name="T9">&lt;</text:span><text:span text:style-name="T21">клоунов/санта-клаусов</text:span><text:span text:style-name="T9">&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59" text:outline-level="2">След?</text:h>
      <text:p text:style-name="P105"/>
      <text:p text:style-name="P2"><text:span text:style-name="T9">&lt;</text:span><text:span text:style-name="T21">сначала эпизод - проверка сумки в серверной</text:span><text:span text:style-name="T9">&gt;</text:span></text:p>
      <text:p text:style-name="P2"><text:span text:style-name="T9">&lt;</text:span><text:span text:style-name="T26">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9">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text:soft-page-break/>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9">&lt;</text:span><text:span text:style-name="T21">“Последний Единорог” Питера Бигла</text:span><text:span text:style-name="T9">&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5"/>
      <text:p text:style-name="P2"><text:span text:style-name="T9">&lt;</text:span><text:span text:style-name="T21">расширить. Перед кафешкой - диалог с Флатти и ЭйДжей. Все думают, что наконец-то нашли Селестию. Все ликуют</text:span><text:span text:style-name="T9">&gt;</text:span></text:p>
      <text:p text:style-name="P15"/>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9">&lt;</text:span><text:span text:style-name="T21">Расширить сцену в кафе. Ожидание, подьём и… падение ожиданий</text:span><text:span text:style-name="T9">&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text:soft-page-break/>–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9">&lt;</text:span><text:span text:style-name="T21">упомянуть болезнь Флатти в соответствующем разделе</text:span><text:span text:style-name="T9">&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text:soft-page-break/>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59" text:outline-level="2">Озарение</text:h>
      <text:p text:style-name="P2"/>
      <text:p text:style-name="P2"><text:span text:style-name="T9">&lt;</text:span><text:span text:style-name="T21">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9">&gt;</text:span></text:p>
      <text:p text:style-name="P85"/>
      <text:p text:style-name="P86">-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85"/>
      <text:p text:style-name="P81">Разговор не клеился.</text:p>
      <text:p text:style-name="P85">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85"><text:span text:style-name="T9">–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85"><text:span text:style-name="T9">–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85"><text:soft-page-break/><text:span text:style-name="T9">– </text:span>Ну хорошо. Убедила. В конце-концов, можем поступить так. Вы с Флатти вернётесь обратно а я продолжу поиски здесь.</text:p>
      <text:p text:style-name="P85"><text:span text:style-name="T9">– </text:span>А как мы узнаем, что ты нашёл принцессу? – хмуро отозвалась Эпплджек. – Сами вы вряд ли сможете отсюда создать коридор к Эквестрии.</text:p>
      <text:p text:style-name="P85"><text:span text:style-name="T9">– </text:span>Вы можете связываться со мной раз в месяц по коридору.</text:p>
      <text:p text:style-name="P85"><text:span text:style-name="T9">–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85"><text:span text:style-name="T9">– </text:span>Ну, не раз в месяц <text:span text:style-name="T9">—</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85">Эпплджек недоверчиво хмыкнула.</text:p>
      <text:p text:style-name="P85"><text:span text:style-name="T9">–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85"><text:span text:style-name="T9">–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85"><text:span text:style-name="T9">– </text:span>Конечно оставаться. Кто ещё, кроме нас, может найти её?</text:p>
      <text:p text:style-name="P85"><text:span text:style-name="T9">– </text:span>Я думал, ты не сможешь оставить Энджела и всех остальных надолго.</text:p>
      <text:p text:style-name="P85"><text:span text:style-name="T9">–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90"><text:span text:style-name="T9">– </text:span>Извини, Флаттершай, забылся.</text:p>
      <text:p text:style-name="P90"><text:span text:style-name="T9">– </text:span>Та ладно, я ж не против, – возразила Эпплджек. – Не парься, Флатти. Было б хуже, если б он <text:s/>назвал меня Эпплджек на людях.</text:p>
      <text:p text:style-name="P90"><text:span text:style-name="T9">– </text:span>Ты так... – запнулась Флаттершай. – Так быстро забыла свою ферму. И...</text:p>
      <text:p text:style-name="P90"><text:span text:style-name="T9">–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90"><text:span text:style-name="T9">– </text:span>Как ты можешь так говорить? – расплакалась Флаттершай.</text:p>
      <text:p text:style-name="P90"><text:span text:style-name="T9">– </text:span>Эй, девушки, не ссорьтесь! Мы — одна команда! И надеюсь, останемся ею и в дальнейшем. </text:p>
      <text:list xml:id="list1307904100654305593" text:style-name="L5">
        <text:list-header>
          <text:p text:style-name="P149">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90"><text:span text:style-name="T9">– </text:span>А если нет? – Эпплджек смотрела мне мне прямо в глаза.</text:p>
      <text:list xml:id="list192418562406711" text:continue-numbering="true" text:style-name="L5">
        <text:list-header>
          <text:p text:style-name="P149">Я молча пожал плечами. Эпплджек уверенно продолжила.</text:p>
        </text:list-header>
      </text:list>
      <text:p text:style-name="P90"><text:span text:style-name="T9">–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90"><text:span text:style-name="T9">– </text:span>Спасибо, ЭйДжей.</text:p>
      <text:p text:style-name="P90"><text:span text:style-name="T9">–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2417906623591" text:continue-numbering="true" text:style-name="L5">
        <text:list-header>
          <text:p text:style-name="P149"><text:soft-page-break/>Флаттершай пробормотала нечто, показавшееся мне знакомым.</text:p>
        </text:list-header>
      </text:list>
      <text:p text:style-name="P90"><text:span text:style-name="T9">– </text:span>Флатти, ты что-то сказала? Я не расслышал.</text:p>
      <text:p text:style-name="P90"><text:span text:style-name="T9">– </text:span>Намерение Изменяет Реальность.</text:p>
      <text:p text:style-name="P90"><text:span text:style-name="T9">– </text:span>Эээ. А где ты слышала эту фразу, если не секрет?</text:p>
      <text:p text:style-name="P90"><text:span text:style-name="T9">–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2418917017872" text:continue-numbering="true" text:style-name="L5">
        <text:list-header>
          <text:p text:style-name="P149">У меня как будто вспыхнула лампочка в мозгу. Кирпичики быстро выстраивались в целостную картину. Я ринулся в прихожую.</text:p>
        </text:list-header>
      </text:list>
      <text:p text:style-name="P90"><text:span text:style-name="T9">– </text:span>Флатти, ЭйДжей, буду через час. Ждите!</text:p>
      <text:p text:style-name="P85"/>
      <text:h text:style-name="P158" text:outline-level="2">Почти.</text:h>
      <text:p text:style-name="P102"/>
      <text:p text:style-name="P90">В офисе меня встретил лыбящийся Стас.</text:p>
      <text:p text:style-name="P90">–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90">Я уставился на Стаса и он, захлёбываясь от торопливости, начал <text:span text:style-name="T9">расказывать</text:span>.</text:p>
      <text:p text:style-name="P90">–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9">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90">– Ты его уничтожил?</text:p>
      <text:p text:style-name="P90">– Кого?</text:p>
      <text:p text:style-name="P90">– Этический модуль. Селестию.</text:p>
      <text:p text:style-name="P90">–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90">– Ты его уничтожил?</text:p>
      <text:p text:style-name="P90">–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90">– То есть, на домашнем компьютере Влада модуль работает и дальше?</text:p>
      <text:p text:style-name="P90">– Ага. К нему-то у меня доступа нету. Но в кластер к Нексусу он больше не пролезет.</text:p>
      <text:p text:style-name="P90">– Спасибо, Стас. Ты молодец.</text:p>
      <text:p text:style-name="P90">Ниточка, чуть было не прервавшаяся в офисе, повела в квартиру Влада.</text:p>
      <text:p text:style-name="P90"/>
      <text:h text:style-name="P158" text:outline-level="2">Дискорд</text:h>
      <text:p text:style-name="P105"/>
      <text:p text:style-name="P102">Девушки поспешно собирались, пока я растолковывал им задачу.</text:p>
      <text:p text:style-name="P102"><text:soft-page-break/><text:span text:style-name="T9">–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02"><text:span text:style-name="T9">– </text:span>Это тот твой приятель, который разбился с полгода назад? – спросила Эпплджек.</text:p>
      <text:p text:style-name="P102"><text:span text:style-name="T9">– </text:span>Да, это он.</text:p>
      <text:p text:style-name="P102"><text:span text:style-name="T9">– </text:span>А как мы попадём в его квартиру? Там сейчас кто-то живёт? – Флаттершай прыгала на одной ноге, натягивая кед.</text:p>
      <text:p text:style-name="P102"><text:span text:style-name="T9">–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03">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03">В гараже я обошёл старый верный <text:span text:style-name="T9">Nissan Navara</text:span> и направился к маленькому электрическому <text:span text:style-name="T9">Eva. </text:span>Для того, чтоб не привлекать внимание, самое оно. <text:s/><text:span text:style-name="T9">&lt;</text:span><text:span text:style-name="T21">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9">&gt;</text:span></text:p>
      <text:p text:style-name="P103">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9">&lt;</text:span><text:span text:style-name="T21">Плохо написано!</text:span><text:span text:style-name="T9">&gt;</text:span></text:p>
      <text:p text:style-name="P103">Я поднёс брелок пропуска к домофону, но дверь подъезда не открылась. Замигала красная лампочка и зажужжал зуммер.</text:p>
      <text:p text:style-name="P103">Я выругался.</text:p>
      <text:p text:style-name="P103"><text:span text:style-name="T9">– </text:span>Макс, что случилось? У нас проблемы?</text:p>
      <text:p text:style-name="P103"><text:span text:style-name="T9">–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03"><text:span text:style-name="T9">– </text:span>Так что, будем ломать дверь? – Эпплджек критически осмотрелась, подмечая бабулек на лавочке и зевак во внутреннем скверике.</text:p>
      <text:p text:style-name="P103"><text:span text:style-name="T9">– </text:span>Нет нужды. Лучше станьте-ка сзади меня так, чтобы заслонить от этих бабулек и от вооон той камеры наблюдения.</text:p>
      <text:list xml:id="list889113755789200573" text:style-name="L6">
        <text:list-header>
          <text:p text:style-name="P150">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90">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90">Раздался лёгкий «кряк» и дверь подалась.</text:p>
      <text:p text:style-name="P126"><text:span text:style-name="T9">– </text:span>Девушки, заходим.</text:p>
      <text:p text:style-name="P85">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text:soft-page-break/>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85"><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90">Прихожая встретила нас толстым слоем пыли. Мы тихонько прошли внутрь и я закрыл дверь изнутри.</text:p>
      <text:p text:style-name="P85"><text:span text:style-name="T1">Компьютер</text:span> стоял там же, где и обычно <text:span text:style-name="T1">— в личном кабинете Влада на столе у окна.</text:span></text:p>
      <text:p text:style-name="P126"><text:span text:style-name="T9">– </text:span>Макс, тут окно разбито! И верёвка какая-то висит. – крикнула Флаттершай из кухни.</text:p>
      <text:p text:style-name="P126"><text:span text:style-name="T9">– </text:span>Оставь, Флатти, не сейчас! – отмахнулся я.</text:p>
      <text:p text:style-name="P133">Лампочка питания на ноутбуке горела, <text:s/>но подключенный монитор оставался тёмным. Я постучал по пробелу, но безрезультатно.</text:p>
      <text:p text:style-name="P126"><text:span text:style-name="T9">– </text:span>Может, стукни его хорошенько? – посоветовала Эпплджек. – Я всегда так делаю, когда у твоего компа интернет тормозит. Почти всегда помогает...</text:p>
      <text:p text:style-name="P126"><text:span text:style-name="T9">– </text:span>Монитор выключен. – <text:s/>раздалось из угла. Кресло с высокой спинкой повернулось, открыв нашим взорам Дискорда. </text:p>
      <text:p text:style-name="P126">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26">Он приподнял панамку, дурашливо здороваясь.</text:p>
      <text:p text:style-name="P126"><text:span text:style-name="T9">– </text:span>Оп-па! – пробормотала Эпплджек. – Нежданчик!</text:p>
      <text:p text:style-name="P126"><text:span text:style-name="T9">– </text:span>Ты, я вижу, времени не терял, – моя рука под прикрытием стола медленно тянулась к тяжёлой фарфоровой кружке, стоящей на краю.</text:p>
      <text:p text:style-name="P106"><text:span text:style-name="T9">–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06"><text:span text:style-name="T9">– </text:span>А почему ты вообще решил искать нас тут? – спросила Эпплджек. – Приехал бы домой. Мы б тебя чаем напоили.</text:p>
      <text:p text:style-name="P106"><text:span text:style-name="T9">– </text:span>Видишь ли, дорогая Эй-Джей, я с самого начала знал, где находится наша уважаемая принцесса, а времени в обрез, так что...</text:p>
      <text:p text:style-name="P114">В проёме дверей появилась Флаттершай.</text:p>
      <text:p text:style-name="P106"><text:span text:style-name="T9">– </text:span>С кем это вы тут разговариваете?</text:p>
      <text:list xml:id="list8542494513118770599" text:style-name="L7">
        <text:list-header>
          <text:p text:style-name="P160">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14">Оглушённый Дискорд попытался было отъехать на кресле в сторону, но я припёр его стулом к стенке.</text:p>
      <text:p text:style-name="P106">– Жанна, Флатти, хватайте ноут и на выход! Я с ним разберусь! Не теряйте вре...!</text:p>
      <text:p text:style-name="P106">– ТЫ ИДИО...!!!</text:p>
      <text:p text:style-name="P106">Дискорд <text:s/>зорал одновременно со мной, прикрываясь от меня руками, когда раздался оглушительный</text:p>
      <text:p text:style-name="P106">...</text:p>
      <text:p text:style-name="P107">БАХ!!!</text:p>
      <text:p text:style-name="P106"><text:soft-page-break/>…</text:p>
      <text:p text:style-name="P106">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26">На лице Дискорда появилось удивлённо-мечтательное выражение и он вырубился.</text:p>
      <text:p text:style-name="P126"/>
      <text:h text:style-name="P159" text:outline-level="2">Селестия</text:h>
      <text:p text:style-name="P126"/>
      <text:p text:style-name="P105">&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26">Включенный монитор показал схематическое изображение Селестиии, </text:p>
      <text:p text:style-name="P127">&gt;\<text:span text:style-name="T1">Привет, Селестия. Это Макс. Как себя чувствуешь?</text:span></text:p>
      <text:p text:style-name="P127">&lt;\<text:span text:style-name="T1">Макс? МАКС??? МА-А-А-АКС!!! НАКОНЕЦ-ТО! КАК Я РАДА ТЕБЯ СЛЫШАТЬ! </text:span></text:p>
      <text:p text:style-name="P127">&gt;\<text:span text:style-name="T1">Я рад, что нашёл тебя, Тия.</text:span></text:p>
      <text:p text:style-name="P127">&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27">&gt;\<text:span text:style-name="T1">Тия, я сейчас подключу микрофон и колонки, и мы сможем общаться более удобно.</text:span></text:p>
      <text:p text:style-name="P126">…</text:p>
      <text:p text:style-name="P126">– Привет опять. Как ты меня слышишь?</text:p>
      <text:p text:style-name="P126">–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27">– <text:span text:style-name="T1">Могу себе представить. Как-то раз я провёл три часа камере сенсорной депривации. Мне не понравилось.</text:span></text:p>
      <text:p text:style-name="P126">– Эммм... Ваше Высочество, вы в порядке? Мы так рады, что наконец-то нашли Вас! – вклинилась в разговор Эпплджек.</text:p>
      <text:p text:style-name="P126">– Кто тут? Макс, кто ещё с тобой?</text:p>
      <text:p text:style-name="P127"><text:span text:style-name="T1">– Со мной Эпплджек и Флаттершай. Мы пришли сюда полгода </text:span>&lt;<text:span text:style-name="T17">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27">– <text:span text:style-name="T1">Девочки? Я рада вас слышать. А Твайлайт нет рядом?</text:span></text:p>
      <text:p text:style-name="P126">–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26">При этих словах Дискорд замычал и задёргался. Эпплджек нахмурилась и проверила верёвки, привязывающие его к спинке стула.</text:p>
      <text:p text:style-name="P126">–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26">– Ноутбук — так называется место, где я нахожусь сейчас? А кто это мычит?</text:p>
      <text:p text:style-name="P126">–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26">– О, духи предков, но зачем??? Почему у него кляп во рту?</text:p>
      <text:p text:style-name="P126">– Мы связали его. Он нас предал. И тебя. И Эквестрию. Всех.</text:p>
      <text:p text:style-name="P126"><text:soft-page-break/>При этих словах Эпплджек и Флаттершай непонимающе уставились на меня, а Дискорд протестующе замычал.</text:p>
      <text:p text:style-name="P126">Я начал рассказывать о своих догадках, и непонимающее выражение на лицах девушек сменилось удивлением.</text:p>
      <text:p text:style-name="P126">–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26">– А зачем тогда ты приложила его книгой? – непонимающе уставился я на неё.</text:p>
      <text:p text:style-name="P126">– Потому что ты напал на него. Я и подумала — тебе виднее. И подсобила.</text:p>
      <text:p text:style-name="P126">Флаттершай отрицающе мотнула головой.</text:p>
      <text:p text:style-name="P126">– Не может Дискорд быть предателем. Он мой друг.</text:p>
      <text:p text:style-name="P126">Дискорд благодарственно замычал и закивал головой.</text:p>
      <text:p text:style-name="P126">–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26">Дискорд завёл глаза на лоб и обречённо завыл.</text:p>
      <text:p text:style-name="P126">– Макс, постой. Дай мне поговорить с ним. – сказала Селестия. – Не могу поверить, что Дискорд на такое пошёл.</text:p>
      <text:p text:style-name="P126">– Ну хорошо. Поговори. Послушаем, что он скажет.</text:p>
      <text:p text:style-name="P126">Я красноречиво покачал кулак перед его носом и вытащил кляп.</text:p>
      <text:p text:style-name="P126">...</text:p>
      <text:p text:style-name="P115">– Ффы, тьфу, пффф, пфу! <text:span text:style-name="T9">&lt;</text:span><text:span text:style-name="T21">Вот дискорд! Я, то бишь!</text:span><text:span text:style-name="T9">&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17"><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9">— </text:span><text:span text:style-name="T1">получишь кляп обратно.</text:span></text:p>
      <text:p text:style-name="P115">– Это я-то устраиваю цирк?!! ДА ТЫ НА СЕБЯ ПОСМОТРИ, КЛОУН!!! На людей кидаешься, чашками бросаешься, вон, мне нос разбил! Дерёшься...</text:p>
      <text:p text:style-name="P115">Я угрожающе поднёс тряпку к лицу Дискорда.</text:p>
      <text:p text:style-name="P115">– Ещё одно слово в таком тоне, и ты заткнёшься, а мы уйдём в Эквестрию без тебя!</text:p>
      <text:p text:style-name="P115">–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15">Дискорд демонстративно закрыл рот и посвистывая уставился в потолок.</text:p>
      <text:p text:style-name="P115">Разговор зашёл в тупик.</text:p>
      <text:p text:style-name="P118"/>
      <text:p text:style-name="P119">На мониторе высветился текст:</text:p>
      <text:p text:style-name="P118">&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19"/>
      <text:p text:style-name="P119">Из колонок послышался лёгкий шорох.</text:p>
      <text:p text:style-name="P115">– Дик, сейчас не время для ссор. – голос Селестии был мягким, но настойчивым. – Мы в одной лодке.</text:p>
      <text:p text:style-name="P115">– Тебе легко говорить! Тебе не разбивали нос и не оскорбляли угрозами!</text:p>
      <text:p text:style-name="P115"><text:soft-page-break/>– Ты должен понимать, что у Макса были все основания так себя вести. Твоё поведение вызвало подозрения у него, ведь он мало тебя знает. </text:p>
      <text:p text:style-name="P115">К уговорам Селестии присоединилась Флаттершай.</text:p>
      <text:p text:style-name="P115">– Дискорд, миленький, прости его. Макс хороший. Он просто не знал, что ты тоже хороший...</text:p>
      <text:p text:style-name="P115">У Дискорда покраснели уши и он засмущался и заворчал.</text:p>
      <text:p text:style-name="P115">–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15">Я пропустил «дятла» мимо ушей.</text:p>
      <text:p text:style-name="P120">–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16">***</text:p>
      <text:p text:style-name="P115">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15">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15">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15">Потому разбрасываться такой возможностью не стоит. Если уж тебе повезло оказаться в новом мире — исследуй его сполна!..</text:p>
      <text:p text:style-name="P116">***</text:p>
      <text:p text:style-name="P121">&lt;<text:span text:style-name="T22">сюда можно вставить похождения Дискорда — вторая неопубликованная глава. Первая — секс с Селестией</text:span>&gt;</text:p>
      <text:p text:style-name="P116">***</text:p>
      <text:p text:style-name="P119">– Развяжите мне, наконец, руки! Или хотя бы одну. Плечами жестикулировать неудобно.... </text:p>
      <text:p text:style-name="P119">Я развязал Дискорду левую руку.</text:p>
      <text:p text:style-name="P118"><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19">Дискорд принялся разминать затёкшее запястье.</text:p>
      <text:p text:style-name="P119">–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19">– Какое письмо, Корди? – вскинулась до этого зачарованно слушавшая Дискорда Флаттершай.</text:p>
      <text:p text:style-name="P119">– Ну ваше же! Вы с Эпплджек написали мне о своих мытарствах тут. Вежливо так написали, спасибо...</text:p>
      <text:p text:style-name="P119"><text:soft-page-break/>Флаттершай покрылась пунцовыми пятнами.</text:p>
      <text:p text:style-name="P119">– Я... Мы... – тут она совсем стушевалась.</text:p>
      <text:p text:style-name="P119">– Так а почему ты сказал, что никто не уйдёт в Эквестрию? – наконец перебила Дискорда скучавшая до этого Эпплджек.</text:p>
      <text:p text:style-name="P119">Дискорд уставился на неё долгим взглядом, а потом хлопнул себя по лбу.</text:p>
      <text:p text:style-name="P119">–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9">&lt;</text:span><text:span text:style-name="T16">упомянуть, что Дискорд учился играть на гитаре в Эквестрии — брал уроки у Рэйнбоу</text:span><text:span text:style-name="T9">&gt;</text:span>).<text:span text:style-name="T9"> </text:span>То есть, эквестрийские три месяца немного короче местных...<text:span text:style-name="T9">&lt;</text:span><text:span text:style-name="T16">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9">&gt;</text:span></text:p>
      <text:p text:style-name="P119">– И что? – продолжила его мысль Эпплджек.</text:p>
      <text:p text:style-name="P119">– Эквестрийские <text:span text:style-name="T9">&lt;</text:span><text:span text:style-name="T21">три месяца</text:span><text:span text:style-name="T9">&gt;</text:span> КО-РО-ЧЕ местных. – с нажимом повторил Дискорд. – По моим подсчётам, на два дня.</text:p>
      <text:p text:style-name="P119">– И?!! – до меня уже дошло, но Эпплджек продолжала тупить.</text:p>
      <text:p text:style-name="P119">– Короче, времени у нас осталось что-то около пятнадцати минут. Или около того. – заявил Дискорд, поднеся к глазам запястье с массивными часами.</text:p>
      <text:p text:style-name="P119">– СКОЛЬКО??? – воскликнули хором я и девушки.</text:p>
      <text:p text:style-name="P119">Дискорд открыл было рот, но его слова заглушил звонок в дверь.</text:p>
      <text:p text:style-name="P119">– ОТКРОЙТЕ, ПОЛИЦИЯ! Вам даётся полминуты, чтобы открыть дверь. Через тридцать секунд дверь будет выбита!</text:p>
      <text:p text:style-name="P119">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19">Блядь!</text:p>
      <text:p text:style-name="P119">– На крышу, живо!!! Через окно на кухне! – зашипел Дискорд, отчаянно дёргая узлы свободной рукой.</text:p>
      <text:p text:style-name="P119">Эпплджек, одной рукой сгребя в охапку ноутбук, второй увлекая Флаттершай, кинулась на кухню.</text:p>
      <text:p text:style-name="P119">– А толку? Куда мы с крыши денемся? – спросил я растерянно. Дискорд только раздражённо зарычал в ответ.</text:p>
      <text:p text:style-name="P115">Дверь содрогнулась от мощного удара. Послышался стук падающей штукатурки. Я сломя голову кинулся на кухню.</text:p>
      <text:p text:style-name="P115">– Развяжи меня, идиот!!! – гаркнул вдогонку Дискорд.</text:p>
      <text:p text:style-name="P115">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15">– Давай на крышу! Я догоню! – рявкнул он, освобождая вторую руку.</text:p>
      <text:p text:style-name="P115">От второго удара дверная коробка крякнула и наполовину въехала в коридор. </text:p>
      <text:p text:style-name="P115">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15"><text:soft-page-break/>Верёвка в кухонном окне дёргалась от движений лезущих по ней Флатти и Эпплджек. Я словил её рукой и стал на подоконник.</text:p>
      <text:p text:style-name="P115">Чёрт!</text:p>
      <text:p text:style-name="P115">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15">Но нет, триста тысяч чертей, раз девушки смогли – я тоже смогу!</text:p>
      <text:p text:style-name="P115">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15">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5">Я успел сократить расстояние до Эпплджек наполовину, когда девушки нашли решение.</text:p>
      <text:p text:style-name="P115">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5">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15">Я выдохнул.</text:p>
      <text:p text:style-name="P115">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15">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15">Чёрт! Чёрт! Чёрт! Чёрт!</text:p>
      <text:p text:style-name="P115">Бля!!!...</text:p>
      <text:p text:style-name="P115">Верёвка закончилась, а вместе с ней прекратилась и боль в сожжёных суставах. Наконец-то у меня появилось время для паники. Я обнял ноги<text:span text:style-name="T9"> </text:span>Эпплджек покрепче, закрыл глаза и приготовился...</text:p>
      <text:p text:style-name="P115"/>
      <text:h text:style-name="P159" text:outline-level="2"><text:soft-page-break/>Назад, в Эквестрию</text:h>
      <text:p text:style-name="P115"/>
      <text:p text:style-name="P115">Долго паниковать не пришлось. </text:p>
      <text:p text:style-name="P115">Я почувствовал сильный рывок за шиворот и захват поперёк груди. </text:p>
      <text:p text:style-name="P115">– ОТПУСТИ ДЕВЧОНКУ!!! – загрохотало мне в ухо. Я открыл глаза.</text:p>
      <text:p text:style-name="P115">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15">Я чуть поднял глаза и уставился в чешуйчатую морду дракона.</text:p>
      <text:p text:style-name="P115">– Отпусти Эпплджек. Я её держу. – повторил Дискорд. – Мне сбалансироваться надо. Вы не такие уж и лёгкие.</text:p>
      <text:p text:style-name="P115">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15">Наконец это ему удалось, и дальнейший подъём на крышу происходил в молчании.</text:p>
      <text:p text:style-name="P115">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15">–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15">Флаттершай оторвала заплаканное лицо от моей ветровки.</text:p>
      <text:p text:style-name="P115">– Да-да, ты прав, Корди. Я готова.</text:p>
      <text:p text:style-name="P115">На длинной шее Дискорда разместились Эпплджек и Флаттершай. Я, для сохранения баланса, разместился позади крыльев.</text:p>
      <text:p text:style-name="P115">Дискорд расправил крылья и начал короткую пробежку к краю.</text:p>
      <text:p text:style-name="P120">–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15">И мы полетели навстречу закату.</text:p>
      <text:p text:style-name="P115">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15">Впереди по курсу увеличивалась громада моей высотки. Дискорд летел прямо на разрыв в ограждении, который я проделал <text:span text:style-name="T9">&lt;</text:span><text:span text:style-name="T21">полгода</text:span><text:span text:style-name="T9">&gt;</text:span> назад своим проходом в Эквестрию.</text:p>
      <text:p text:style-name="P115">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15">– Пристегните ремни! – проревел Дискорд, резко ускоряясь. – Будет весело!!!</text:p>
      <text:p text:style-name="P115">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15">– ЙУУУУУУУХХХУУУУУ!!! – заорал Дискорд, сложил крылья и врезался в шар.</text:p>
      <text:p text:style-name="P120">&lt;<text:span text:style-name="T22">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54" text:outline-level="1"><text:soft-page-break/>Беседа за столиком в ночи</text:h>
      <text:p text:style-name="P87">Из-за заинтересованности Эквуса в Максе, тому не приходится прилагать усилий для 34 — на что ему указывает Анакорн</text:p>
      <text:p text:style-name="P90">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90">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90">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90">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90">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85"><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85"><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9">е</text:span><text:span text:style-name="T1">еся</text:span> <text:span text:style-name="T1">в пустоте кресло </text:span>.</text:p>
      <text:p text:style-name="P85"><text:span text:style-name="T1">– </text:span>Анакорн. <text:span text:style-name="T1">– о</text:span>трекомендовался он. <text:span text:style-name="T9">– </text:span><text:span text:style-name="T1">Демиург.</text:span></text:p>
      <text:p text:style-name="P85"><text:span text:style-name="T1">– </text:span>П-привет. Макс. <text:span text:style-name="T1">– в</text:span> смятении представился я.</text:p>
      <text:p text:style-name="P85">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90"/>
      <text:p text:style-name="P85"><text:span text:style-name="T1">&lt;</text:span><text:span text:style-name="T22">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90"/>
      <text:p text:style-name="P85"><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85"><text:span text:style-name="T1">Юноша</text:span> закинул ногу за ногу и пытливо смотрел на меня, играя карандашём .</text:p>
      <text:p text:style-name="P85"><text:soft-page-break/>Я совсем запутался.</text:p>
      <text:p text:style-name="P85"><text:span text:style-name="T1">– </text:span>Какая проблема? Какое решение? Кто ты <text:span text:style-name="T1">вообще</text:span>?</text:p>
      <text:p text:style-name="P85"><text:span text:style-name="T9">– </text:span><text:span text:style-name="T1">Хорошо, с</text:span>ейчас объясню, <text:span text:style-name="T1">– </text:span>кивнул <text:span text:style-name="T1">Анакорн</text:span>. <text:span text:style-name="T9">– </text:span><text:span text:style-name="T1">Понимаю, ты пока не вполне в теме от шока...</text:span></text:p>
      <text:p text:style-name="P90">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0">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90">– Стоп, не торопись. – у меня голова пошла кругом от информации. – Я ничего не понял. Какие-такие проблемы? Какие варианты? Зачем его поддерживать?</text:p>
      <text:p text:style-name="P90">Анакорн недовольно поморщился, но продолжил.</text:p>
      <text:p text:style-name="P90">–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90">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90">–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90"/>
      <text:p text:style-name="P90"><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84">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8">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92"/>
      <text:p text:style-name="P90"/>
      <text:p text:style-name="P90"/>
      <text:p text:style-name="P90">...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text:soft-page-break/>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90">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90">На голограмме появилась солнечная система Эквуса. Почему-то в центре системы был сам Эквус. Вокруг него вращались солнце и луна.</text:p>
      <text:p text:style-name="P90">Анакорн плюхнулся обратно в кресло и схватился за голову. Потом, немного успокоившись, продолжил.</text:p>
      <text:p text:style-name="P90">–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90">Анакорн отпил из стакана и продолжил.</text:p>
      <text:p text:style-name="P90">–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85"><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9">&lt;</text:span><text:span text:style-name="T22">привязать к реальным событиям, описанным выше</text:span><text:span text:style-name="T9">&gt;</text:span><text:span text:style-name="T1">. А из таких посёлков Эквестрия состоит на 80% </text:span><text:span text:style-name="T9">&lt;</text:span><text:span text:style-name="T22">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9">&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90">Анакорн постучал по столику указкой. Солнечная система увеличилась, оставив в поле зрения только шар Эквуса.</text:p>
      <text:p text:style-name="P90">–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90">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90">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0">старом аналоговом телевизоре.</text:span></text:p>
      <text:p text:style-name="P93">Ко мне наконец-то пришло понимание ситуации.</text:p>
      <text:p text:style-name="P93"><text:soft-page-break/>–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90">Анакорн смутился.</text:p>
      <text:p text:style-name="P90">–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90">(<text:span text:style-name="T1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90"><text:span text:style-name="T19">– Сам ты раздолбай! – произнёс, наконец, Свирл</text:span>)</text:p>
      <text:p text:style-name="P90">… И создали вы его достаточно топорно — видишь, он трещит по швам.</text:p>
      <text:p text:style-name="P90">– Хмм. То есть, это брони создали Эквус?</text:p>
      <text:p text:style-name="P90">–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90">Я вспомнил события последнего года <text:span text:style-name="T9">&lt;</text:span>упомянуть в эпизоде на Терре, что МЛП-сериал закрылся год назад<text:span text:style-name="T9">&gt;</text:span></text:p>
      <text:p text:style-name="P90">–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90">Анакорн с такой силой сжал карандаш, что он хрустнул.</text:p>
      <text:p text:style-name="P90">–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90">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90">–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90"/>
      <text:p text:style-name="P90"/>
      <text:p text:style-name="P87">–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87">– </text:p>
      <text:p text:style-name="P90">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93">– Верни Рэйнбоу!!!</text:p>
      <text:p text:style-name="P93">Обломки карандаша выпали из кулака Анакорна на столик.</text:p>
      <text:p text:style-name="P93">– Э-э-э… м-м-м… ну-у-у... Нельзя сказать, что это совсем невыполнимо… Но, прямо скажу, задачка не для студента!</text:p>
      <text:p text:style-name="P93">– А ты студент?</text:p>
      <text:p text:style-name="P93">–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93"><text:soft-page-break/>–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93">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93">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93">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93">–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93">– Нет. Плата остаётся неизменной. Тут мы квиты. У меня тоже мало шансов помочь тебе — я не имею ни малейшего понятия, как это сделать.</text:p>
      <text:p text:style-name="P93">Ставшие почти прозрачными стены комнаты снова обрели материальность. Анакорн пожал плечами и протянул мне руку через столик.</text:p>
      <text:p text:style-name="P93">–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93">–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93">–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93">Я задумался.</text:p>
      <text:p text:style-name="P93">–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93">Анакорн почесал в затылке.</text:p>
      <text:p text:style-name="P93">– А кьютимарки? Как, <text:span text:style-name="T9">&lt;</text:span><text:span text:style-name="T26">чёрт</text:span><text:span text:style-name="T9">&gt;</text:span> меня побери, объяснить кьютимарки?</text:p>
      <text:p text:style-name="P93">– А кьютимарки ты сам даришь пони, когда распознаёшь их жизненное предназначение.</text:p>
      <text:p text:style-name="P93">–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93"><text:soft-page-break/>Я пожал плечами.</text:p>
      <text:p text:style-name="P93">– А по-другому я не могу объяснить их появление. К сожалению.</text:p>
      <text:p text:style-name="P128">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28">– Хорошо. Уболтал. Кьютимарки беру на себя. Так и знал, что мне самое трудное достанется!</text:p>
      <text:p text:style-name="P128">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28">Анакорн проследил мой взгляд.</text:p>
      <text:p text:style-name="P128">– Нечего так смотреть. Если я стану применять магию вместо ловкости, теряется весь смысл упражнения... О, глянь-ка на Эквус!</text:p>
      <text:p text:style-name="P128">И впрямь, было на что посмотреть. Уровень помех на модели Эквуса значительно снизился и сама она стала светиться ровным голубоватым светом.</text:p>
      <text:p text:style-name="P128">–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28"/>
      <text:p text:style-name="P130">Да, т<text:span text:style-name="T48">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32">&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31"/>
      <text:p text:style-name="P131">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30"/>
      <text:p text:style-name="P130"/>
      <text:p text:style-name="P128">Я опять задумался. В голове было пусто. Хотя, если подумать с точки зрения программиста, можно... Наверное можно, раз все предыдущее прокатило...</text:p>
      <text:p text:style-name="P129">– <text:span text:style-name="T16">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29">– Не понял? Это как? Как ты совместишь разрушенную магическими войнами Эквестрию с романтически-сексуальным раем для попаданцев?</text:p>
      <text:p text:style-name="P129"><text:span text:style-name="T9">–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text:soft-page-break/>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29">Анакорн долго мусолил карандаш, а потом вдруг заржал.</text:p>
      <text:p text:style-name="P129"><text:span text:style-name="T9">–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29"><text:span text:style-name="T9">– </text:span>Я ничего никому не назначаю. Ты просил меня придумать отмазку для объяснения различий в фэндоме — я придумал. Не нравится — ну, извиняй.</text:p>
      <text:p text:style-name="P129">Анакорн примирительно похлопал меня по плечу.</text:p>
      <text:p text:style-name="P129"><text:span text:style-name="T9">–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29">Я подозрительно посмотрел на Анакорна.</text:p>
      <text:p text:style-name="P129"><text:span text:style-name="T9">– </text:span>Какой ещё, нафиг, «мой фанфик»? Я никакого фанфика не писал. И не собираюсь, вообще-то.</text:p>
      <text:p text:style-name="P129">Анакорн ехидно ухмыльнулся и откинулся в кресле, переплетя пальцы за затылком.</text:p>
      <text:p text:style-name="P129"><text:span text:style-name="T9">–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28"><text:span text:style-name="T9">–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28"><text:span text:style-name="T9">–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28"><text:span text:style-name="T9">– </text:span>Факн щит<text:note text:id="ftn13" text:note-class="footnote"><text:note-citation>13</text:note-citation><text:note-body><text:p text:style-name="P123">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28">Анакорн развёл руками.</text:p>
      <text:p text:style-name="P128"><text:span text:style-name="T9">–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28">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28">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28">Анакорн, глядя на мои терзания, понимающе кивнул и продолжил.</text:p>
      <text:p text:style-name="P90">– Эквусу позарез нужна помощь. И он надеется получить эту помощь от тебя. Видишь, он из кожи вон лезет, чтобы тебе понравиться.</text:p>
      <text:p text:style-name="P87">Он старался тебя рассмешить и показать себя с лучшей стороны. К сожалению, надлого его не хватило — к твоему прибытию он был на грани...</text:p>
      <text:p text:style-name="P90"><text:soft-page-break/>Тебе не приходилось заботиться о жилье и питании, ты нравишься кобылкам...</text:p>
      <text:p text:style-name="P90">– Гм! Я бы попросил тебя не касаться моих отношений с Рэйнбоу!</text:p>
      <text:p text:style-name="P90">–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90">У меня сердце буквально ухнуло куда-то вниз, в область желудка.</text:p>
      <text:p text:style-name="P90">–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9">&lt;&gt;</text:span></text:p>
      <text:p text:style-name="P90">–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90">– Та ладно, не утешай. Я не маленький ребёнок. Долг платежом красен. Сделаю то, что ты хочешь. Как сумею.</text:p>
      <text:p text:style-name="P90">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90">Анакорн наблюдал за мной без улыбки. По его нейтральному выражению лица невозможно было догадаться, о чём он думает.</text:p>
      <text:p text:style-name="P90">– Ну вот и отлично. Рад, что мы наконец-то пришли к сделке.</text:p>
      <text:p text:style-name="P94">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94">– Пора закругляться. Ты начинаешь сгорать. Надо утрясти последние детали, пока ещё есть пару минут.</text:p>
      <text:p text:style-name="P90">– Валяй. Я тебя внимательно слушаю.</text:p>
      <text:p text:style-name="P90">–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1">Такова природа низкоэнергетических монад</text:span>.</text:p>
      <text:p text:style-name="P90">– А я разве сплю?</text:p>
      <text:p text:style-name="P90">– Сейчас — нет. Но как только мы закроем сделку — проснёшься. Потому что нет иного способа вернуть тебя в реальный мир.</text:p>
      <text:p text:style-name="P90">– Эээ, постой. А как я в Эквестрию и обратно возвращался?</text:p>
      <text:p text:style-name="P90">–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90">Так вот, возвращать тебя обратно в твой мир я не буду. </text:p>
      <text:p text:style-name="P90">Во-первых, может возникнуть временная <text:span text:style-name="T9">&lt;</text:span><text:span text:style-name="T21">парадокс</text:span><text:span text:style-name="T9">&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90"><text:soft-page-break/>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9"> </text:span>Если вернуть тебя обратно — рано или поздно он тебя убьёт. Скорее рано, чем поздно.</text:p>
      <text:p text:style-name="P90">–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90">–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90">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90">– Ты ещё увидишь пару снов на прощание. Удачи!</text:p>
      <text:p text:style-name="P90"/>
      <text:p text:style-name="P95">&lt;<text:span text:style-name="T1">- Но если миры Эквестрии станут существовать — появятся и те из них, в которых тьма страданий, постапокалипсис.</text:span></text:p>
      <text:p text:style-name="P95"><text:span text:style-name="T1">- И это лучше, чем не существовать, поверь</text:span>&gt;</text:p>
      <text:p text:style-name="P91">***</text:p>
      <text:p text:style-name="P91"/>
      <text:p text:style-name="P90">&lt;<text:span text:style-name="T21">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90"/>
      <text:p text:style-name="P90">– Привет, Макс. – образ Селестии снова реял передо мной, как <text:span text:style-name="T9">&lt;</text:span><text:span text:style-name="T21">полгода</text:span><text:span text:style-name="T9">&gt;</text:span> назад. – Я хочу поблагодарить тебя за всё.</text:p>
      <text:p text:style-name="P90">– Пожалста. – ответил я безучастно. – Всегда рад. Только Вам не нужно было ТАК распинаться, чтобы заручиться моей помощью.</text:p>
      <text:p text:style-name="P90">Селестия на мгновение смутилась, но продолжила.</text:p>
      <text:p text:style-name="P90">&lt;<text:span text:style-name="T21"> - Ты морочила мне яйца, чтобы заинтересовать? Всё, как Свирл указал?</text:span></text:p>
      <text:p text:style-name="P87">–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87">Я покачал головой.</text:p>
      <text:p text:style-name="P90"><text:span text:style-name="T21">–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90">– <text:s text:c="2"/>За благополучие Эквестрии я бы и не ТАК разопнулась.<text:span text:style-name="T9"> Я</text:span><text:span text:style-name="T21">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1">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1">Можешь не сомневаться, мне интереснее </text:span><text:soft-page-break/><text:span text:style-name="T21">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95">–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95">&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15">Селестия кивнула, соглашаясь, и образ её начал меркнуть.</text:p>
      <text:p text:style-name="P120">– <text:span text:style-name="T1">Окей. Будь счастлив и... спасибо тебе за всё, Макс.</text:span></text:p>
      <text:p text:style-name="P115">…</text:p>
      <text:p text:style-name="P120">–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15">Он нахлобучил на себя невесть откуда взявшуюся двууголку.</text:p>
      <text:p text:style-name="P115">– Как вам это нравится, господа?! Дискорд — спаситель Эквестрии! А ведь звучит!!! Разрешите откланяться!..</text:p>
      <text:p text:style-name="P115"/>
      <text:list xml:id="list5293647021946089492" text:style-name="L8">
        <text:list-header>
          <text:p text:style-name="P151">(<text:span text:style-name="T28">Луна — как повелительница снов, слышала разговор Макса с Анакорном</text:span>)</text:p>
          <text:p text:style-name="P152"/>
        </text:list-header>
      </text:list>
      <text:p text:style-name="P116">***</text:p>
      <text:p text:style-name="P85"><text:span text:style-name="T1">–</text:span> Ты?..</text:p>
      <text:p text:style-name="P85"><text:span text:style-name="T1">–</text:span> Ты??!</text:p>
      <text:p text:style-name="P85"><text:span text:style-name="T1">–</text:span> Ты мне снишься??</text:p>
      <text:p text:style-name="P85"><text:span text:style-name="T1">–</text:span> Это ты мне снишься!!</text:p>
      <text:p text:style-name="P85"><text:span text:style-name="T1">–</text:span> Неважно… Пусть мы друг-другу снимся… Ты как, Дэш?</text:p>
      <text:p text:style-name="P85"><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2">Как-то это не круто совсем!</text:span></text:p>
      <text:p text:style-name="P35">- <text:span text:style-name="T1">Дэш, - сказал я, едва сдерживая слёзы, - ты самая крутая в мире пони! Ты победила смерть! Ты умерла и вернулась с того света!</text:span></text:p>
      <text:p text:style-name="P85"><text:span text:style-name="T24">- Точно? Ну офигеть! </text:span>А ты как?</text:p>
      <text:p text:style-name="P85"><text:span text:style-name="T1">–</text:span> И я в порядке. Вот, возвращаюсь в свой мир. Ну, не совсем в свой. Почти в свой.</text:p>
      <text:p text:style-name="P85"><text:span text:style-name="T1">–</text:span> Навсегда?</text:p>
      <text:p text:style-name="P85"><text:span text:style-name="T1">–</text:span> Скорее всего, да.</text:p>
      <text:p text:style-name="P85"><text:span text:style-name="T1">–</text:span> Это плохо. Я хотела тебе сказать…</text:p>
      <text:p text:style-name="P85"><text:span text:style-name="T1">–</text:span> Не надо, Дэш. Не стоит терзать себя. Мне тоже очень хотелось остаться. Но так надо. Мне очень жаль…</text:p>
      <text:p text:style-name="P85"><text:soft-page-break/><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85"><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85"><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85"><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85"><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85"><text:span text:style-name="T1">–</text:span> И тебя, и Твайлайт, и Рэрити, и Селестию, и всех-всех-всех… Таковы правила.</text:p>
      <text:p text:style-name="P85"><text:span text:style-name="T9">– </text:span>Дискорд!.. Почему всё так паршиво… Я даже не могу уткнуться носом тебе в грудь. Я прохожу сквозь тебя, <text:span text:style-name="T9">–</text:span> всхлипнула сквозь зубы Рэйнбоу.</text:p>
      <text:p text:style-name="P85">Я опустил руку на шею Дэш и ощутил теплоту и лёгкое покалывание в пустоте.</text:p>
      <text:p text:style-name="P85"><text:span text:style-name="T9">–</text:span> Мне кажется, Дэш, <text:span text:style-name="T1">м</text:span>ы найдём способ связаться. Рано или поздно.</text:p>
      <text:p text:style-name="P85"><text:span text:style-name="T1">–</text:span> И лучше рано, чем поздно! Я не люблю ждать!</text:p>
      <text:p text:style-name="P85"><text:span text:style-name="T1">–</text:span> Да, Дэш. <text:span text:style-name="T1">–</text:span> её образ начал таять. <text:span text:style-name="T1">–</text:span> Да, я помню. Я всё ещё помню…</text:p>
      <text:p text:style-name="P85"/>
      <text:h text:style-name="P159" text:outline-level="2">Земля</text:h>
      <text:p text:style-name="P88">Музыкальная тема из бегущего по лезвию бритвы — <text:span text:style-name="T9">Mission impossible</text:span></text:p>
      <text:p text:style-name="P89">&lt;Ужас возвращения из тёплого волшебного мира друзей в холодную скучную реальность.&gt;</text:p>
      <text:p text:style-name="P82">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9">двенадцати приползу</text:span>. Надоело. <text:span text:style-name="T1">Закисать на работе — вредно для мозгов.</text:span> Надо отдохнуть. <text:span text:style-name="T9">Взят</text:span><text:span text:style-name="T1">ь, наконец, </text:span><text:s/>отпуск. <text:span text:style-name="T1">И пошло оно всё к ебеням!</text:span></text:p>
      <text:p text:style-name="P82"><text:span text:style-name="T1">Я нашарил ногами тапки и пошёл в ванную. Проходя мимо стола, зацепился взглядом за</text:span> эскиз <text:span text:style-name="T1">рисунка</text:span>.</text:p>
      <text:p text:style-name="P82">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83">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83">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83">Доставая из стола ключи от машины, опять наткнулся взглядом на эскиз.</text:p>
      <text:p text:style-name="P83">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text:soft-page-break/>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83">Назову-ка я фантазию «Последний фанфик».</text:p>
      <text:p text:style-name="P83"/>
      <text:p text:style-name="P83"/>
      <text:p text:style-name="P83"/>
      <text:p text:style-name="P85"/>
      <text:p text:style-name="P85"/>
      <text:p text:style-name="P85"/>
      <text:p text:style-name="P86">...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85"/>
      <text:p text:style-name="P85">\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85"/>
      <text:p text:style-name="P85"/>
      <text:p text:style-name="P85"/>
      <text:p text:style-name="P85"/>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9">&lt;</text:span><text:span text:style-name="T22">Живая лошадь — не кошка, ухаживать за ней сложнее</text:span><text:span text:style-name="T9">&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9">–</text:span> Держись! <text:span text:style-name="T9">–</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text:soft-page-break/>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9">&lt;</text:span><text:span text:style-name="T21">взгляд</text:span><text:span text:style-name="T9">&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9">—</text:span> выглядело по-дурацки, но тем-не-менее <text:span text:style-name="T9">—</text:span> повозка начала медлено набирать высоту. </text:p>
      <text:p text:style-name="P2"/>
      <text:p text:style-name="P2"/>
      <text:p text:style-name="P2"/>
      <text:p text:style-name="P2"/>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10-27T19:24:16.518000000</dc:date>
    <meta:editing-duration>P87DT13H35M19S</meta:editing-duration>
    <meta:editing-cycles>5111</meta:editing-cycles>
    <meta:generator>LibreOffice/5.1.0.3$Windows_x86 LibreOffice_project/5e3e00a007d9b3b6efb6797a8b8e57b51ab1f737</meta:generator>
    <meta:document-statistic meta:table-count="0" meta:image-count="0" meta:object-count="0" meta:page-count="176" meta:paragraph-count="3624" meta:word-count="80279" meta:character-count="532134" meta:non-whitespace-character-count="451668"/>
  </office:meta>
</office:document-meta>
</file>